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1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OL-1" style:family="table-column">
      <style:table-column-properties style:column-width="97.5pt" style:use-optimal-column-width="true"/>
    </style:style>
    <style:style style:name="ACOL-2" style:family="table-column">
      <style:table-column-properties style:column-width="88.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/>
    <style:style style:name="ACOL-5" style:family="table-column">
      <style:table-column-properties style:column-width="89.91780821917808pt" style:use-optimal-column-width="false"/>
    </style:style>
    <style:style style:name="ACOL-6" style:family="table-column">
      <style:table-column-properties style:column-width="99.86301369863014pt" style:use-optimal-column-width="false"/>
    </style:style>
    <style:style style:name="ACOL-7" style:family="table-column">
      <style:table-column-properties style:column-width="162.3904109589041pt" style:use-optimal-column-width="false"/>
    </style:style>
    <style:style style:name="ACOL-8" style:family="table-column">
      <style:table-column-properties style:column-width="134.91780821917808pt" style:use-optimal-column-width="false"/>
    </style:style>
    <style:style style:name="ACOL-9" style:family="table-column">
      <style:table-column-properties style:column-width="141.34931506849313pt" style:use-optimal-column-width="false"/>
    </style:style>
    <style:style style:name="ACOL-10" style:family="table-column">
      <style:table-column-properties style:column-width="86.4041095890411pt" style:use-optimal-column-width="false"/>
    </style:style>
    <style:style style:name="ACOL-11" style:family="table-column">
      <style:table-column-properties style:column-width="89.34246575342465pt" style:use-optimal-column-width="false"/>
    </style:style>
    <style:style style:name="ACOL-12" style:family="table-column">
      <style:table-column-properties style:column-width="57.78082191780822pt" style:use-optimal-column-width="false"/>
    </style:style>
    <style:style style:name="ACOL-13" style:family="table-column">
      <style:table-column-properties style:column-width="76.47945205479452pt" style:use-optimal-column-width="false"/>
    </style:style>
    <style:style style:name="ACOL-14" style:family="table-column">
      <style:table-column-properties style:column-width="47.83561643835616pt" style:use-optimal-column-width="false"/>
    </style:style>
    <style:style style:name="ACOL-15" style:family="table-column">
      <style:table-column-properties style:column-width="60.6986301369863pt" style:use-optimal-column-width="false"/>
    </style:style>
    <style:style style:name="ACOL-16" style:family="table-column">
      <style:table-column-properties style:column-width="55.43835616438356pt" style:use-optimal-column-width="false"/>
    </style:style>
    <style:style style:name="ACOL-17" style:family="table-column">
      <style:table-column-properties style:column-width="122.65068493150686pt" style:use-optimal-column-width="false"/>
    </style:style>
    <style:style style:name="ACOL-18" style:family="table-column">
      <style:table-column-properties style:column-width="110.95890410958904pt" style:use-optimal-column-width="false"/>
    </style:style>
    <style:style style:name="ACOL-19" style:family="table-column">
      <style:table-column-properties style:column-width="71.21917808219177pt" style:use-optimal-column-width="false"/>
    </style:style>
    <style:style style:name="ACOL-20" style:family="table-column">
      <style:table-column-properties style:column-width="96.75pt" style:use-optimal-column-width="true"/>
    </style:style>
    <style:style style:name="ACOL-21" style:family="table-column">
      <style:table-column-properties style:column-width="90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47.400000000000006pt" style:use-optimal-row-height="true"/>
    </style:style>
    <style:style style:name="AROW-4" style:family="table-row">
      <style:table-row-properties style:row-height="18.75pt" style:use-optimal-row-height="false"/>
    </style:style>
    <style:style style:name="AROW-5" style:family="table-row">
      <style:table-row-properties style:row-height="17.25pt" style:use-optimal-row-height="false"/>
    </style:style>
    <style:style style:name="AROW-6" style:family="table-row">
      <style:table-row-properties style:row-height="18pt" style:use-optimal-row-height="false"/>
    </style:style>
    <style:style style:name="AROW-7" style:family="table-row">
      <style:table-row-properties style:row-height="13.200000000000001pt" style:use-optimal-row-height="true"/>
    </style:style>
    <style:style style:name="AROW-8" style:family="table-row">
      <style:table-row-properties style:row-height="19.5pt" style:use-optimal-row-height="false"/>
    </style:style>
    <style:style style:name="AROW-9" style:family="table-row">
      <style:table-row-properties style:row-height="20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Eisenhauer1993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3"/>
        <table:table-column table:style-name="ACOL-0" table:number-columns-repeated="13"/>
        <table:table-column table:style-name="ACOL-0" table:number-columns-repeated="233"/>
        <table:table-row table:style-name="AROW-1">
          <table:table-cell table:style-name="ACE-1" office:value-type="string">
            <text:p>Sample</text:p>
          </table:table-cell>
          <table:table-cell table:style-name="ACE-1"/>
          <table:table-cell table:style-name="ACE-1" office:value-type="string">
            <text:p>238U (ppm)</text:p>
          </table:table-cell>
          <table:table-cell table:style-name="ACE-1" office:value-type="string">
            <text:p>6234U(0)(%,0</text:p>
          </table:table-cell>
          <table:table-cell table:style-name="ACE-1" office:value-type="string">
            <text:p>~234U(T) t (%o)</text:p>
          </table:table-cell>
          <table:table-cell table:style-name="ACE-1" office:value-type="string">
            <text:p>(230Th/Z3Su)2 activity ratio</text:p>
          </table:table-cell>
          <table:table-cell table:style-name="ACE-1" office:value-type="string">
            <text:p>232Th3 (ng/g)</text:p>
          </table:table-cell>
          <table:table-cell table:style-name="ACE-1" office:value-type="string">
            <text:p>U/Th Age 4 (yr B.P.)</text:p>
          </table:table-cell>
          <table:table-cell table:style-name="ACE-1" office:value-type="string">
            <text:p>U/Th Age (yr B.P.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 (2-sigma</text:p>
          </table:table-cell>
          <table:table-cell table:style-name="ACE-1" office:value-type="string">
            <text:p>error (1-sigma</text:p>
          </table:table-cell>
          <table:table-cell table:style-name="ACE-1" office:value-type="string">
            <text:p>DS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Aragonite (%)</text:p>
          </table:table-cell>
          <table:table-cell table:number-columns-repeated="2" table:style-name="ACE-1"/>
          <table:table-cell table:style-name="ACE-1" office:value-type="string">
            <text:p>Sample</text:p>
          </table:table-cell>
          <table:table-cell table:style-name="ACE-1" office:value-type="string">
            <text:p>Interval in core (m)</text:p>
          </table:table-cell>
          <table:table-cell table:style-name="ACE-1" office:value-type="string">
            <text:p>ED (m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ragonite (%)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1</text:p>
          </table:table-cell>
          <table:table-cell table:style-name="ACE-1" office:value-type="string">
            <text:p>MC2_1</text:p>
          </table:table-cell>
          <table:table-cell table:style-name="ACE-1" office:value-type="string">
            <text:p>3.671+0.005</text:p>
          </table:table-cell>
          <table:table-cell table:style-name="ACE-1" office:value-type="string">
            <text:p>140_+ 4</text:p>
          </table:table-cell>
          <table:table-cell table:style-name="ACE-1" office:value-type="string">
            <text:p>143+ 4</text:p>
          </table:table-cell>
          <table:table-cell table:style-name="ACE-1" office:value-type="string">
            <text:p>0.0658_+0.0004</text:p>
          </table:table-cell>
          <table:table-cell table:style-name="ACE-1" office:value-type="string">
            <text:p>1.798+0.003</text:p>
          </table:table-cell>
          <table:table-cell table:style-name="ACE-1" office:value-type="string">
            <text:p>6460+ 50</text:p>
          </table:table-cell>
          <table:table-cell table:style-name="ACE-1" office:value-type="string">
            <text:p>-</text:p>
          </table:table-cell>
          <table:table-cell table:style-name="ACE-1" table:formula="of:=-0.20000000000000001+0.40000000000000002" office:value-type="float" office:value="0.20000000000000001">
            <text:p>0.2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50">
            <text:p>50</text:p>
          </table:table-cell>
          <table:table-cell table:style-name="ACE-1" table:formula="of:=[.L2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2</text:p>
          </table:table-cell>
          <table:table-cell table:style-name="ACE-1" office:value-type="string">
            <text:p>0 - 0.7</text:p>
          </table:table-cell>
          <table:table-cell table:style-name="ACE-1" office:value-type="float" office:value="0.69999999999999996">
            <text:p>0.7</text:p>
          </table:table-cell>
          <table:table-cell table:style-name="ACE-1" table:formula="of:=-0.20000000000000001-+0.40000000000000002" office:value-type="float" office:value="-0.60000000000000009">
            <text:p>−0.6</text:p>
          </table:table-cell>
          <table:table-cell table:style-name="ACE-1" office:value-type="float" office:value="99">
            <text:p>99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2</text:p>
          </table:table-cell>
          <table:table-cell table:style-name="ACE-1" office:value-type="string">
            <text:p>MC2_2</text:p>
          </table:table-cell>
          <table:table-cell table:style-name="ACE-1" office:value-type="string">
            <text:p>3.69 +0.01</text:p>
          </table:table-cell>
          <table:table-cell table:style-name="ACE-1" office:value-type="string">
            <text:p>147+ 7</text:p>
          </table:table-cell>
          <table:table-cell table:style-name="ACE-1" office:value-type="string">
            <text:p>149+ 7</text:p>
          </table:table-cell>
          <table:table-cell table:style-name="ACE-1" office:value-type="string">
            <text:p>0.0647+_0.0003</text:p>
          </table:table-cell>
          <table:table-cell table:style-name="ACE-1" office:value-type="string">
            <text:p>1.52 _+0.01</text:p>
          </table:table-cell>
          <table:table-cell table:style-name="ACE-1" office:value-type="string">
            <text:p>6320+ 50</text:p>
          </table:table-cell>
          <table:table-cell table:style-name="ACE-1" office:value-type="string">
            <text:p>6309+ 50</text:p>
          </table:table-cell>
          <table:table-cell table:style-name="ACE-1" office:value-type="string">
            <text:p>-0.2_+0.4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50">
            <text:p>50</text:p>
          </table:table-cell>
          <table:table-cell table:style-name="ACE-1" table:formula="of:=[.L3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 3</text:p>
          </table:table-cell>
          <table:table-cell table:style-name="ACE-1" office:value-type="string">
            <text:p>1.95- 2.4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1.2-+0.2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3</text:p>
          </table:table-cell>
          <table:table-cell table:style-name="ACE-1" office:value-type="string">
            <text:p>MC3</text:p>
          </table:table-cell>
          <table:table-cell table:style-name="ACE-1" office:value-type="string">
            <text:p>4.10 _+0.01</text:p>
          </table:table-cell>
          <table:table-cell table:style-name="ACE-1" office:value-type="string">
            <text:p>146+ 8</text:p>
          </table:table-cell>
          <table:table-cell table:style-name="ACE-1" office:value-type="string">
            <text:p>149+ 8</text:p>
          </table:table-cell>
          <table:table-cell table:style-name="ACE-1" office:value-type="string">
            <text:p>0.0690_+0.0002</text:p>
          </table:table-cell>
          <table:table-cell table:style-name="ACE-1" office:value-type="string">
            <text:p>0.254_+0.002</text:p>
          </table:table-cell>
          <table:table-cell table:style-name="ACE-1" office:value-type="string">
            <text:p>6716+ 56</text:p>
          </table:table-cell>
          <table:table-cell table:style-name="ACE-1" office:value-type="string">
            <text:p>6714_+55</text:p>
          </table:table-cell>
          <table:table-cell table:style-name="ACE-1" office:value-type="string">
            <text:p>1.2+0.2</text:p>
          </table:table-cell>
          <table:table-cell table:style-name="ACE-1" office:value-type="float" office:value="6716">
            <text:p>6716</text:p>
          </table:table-cell>
          <table:table-cell table:style-name="ACE-1" office:value-type="float" office:value="56">
            <text:p>56</text:p>
          </table:table-cell>
          <table:table-cell table:style-name="ACE-1" table:formula="of:=[.L4]/2" office:value-type="float" office:value="28">
            <text:p>28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8</text:p>
          </table:table-cell>
          <table:table-cell table:style-name="ACE-1" office:value-type="string">
            <text:p>2.4 - 3.5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string">
            <text:p>2.3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8</text:p>
          </table:table-cell>
          <table:table-cell table:style-name="ACE-1" office:value-type="string">
            <text:p>MC8</text:p>
          </table:table-cell>
          <table:table-cell table:style-name="ACE-1" office:value-type="string">
            <text:p>3.92 +0.02</text:p>
          </table:table-cell>
          <table:table-cell table:style-name="ACE-1" office:value-type="string">
            <text:p>146_+10</text:p>
          </table:table-cell>
          <table:table-cell table:style-name="ACE-1" office:value-type="string">
            <text:p>149_+10</text:p>
          </table:table-cell>
          <table:table-cell table:style-name="ACE-1" office:value-type="string">
            <text:p>0.0728_+0.0003</text:p>
          </table:table-cell>
          <table:table-cell table:style-name="ACE-1" office:value-type="string">
            <text:p>0.409-+0.001</text:p>
          </table:table-cell>
          <table:table-cell table:style-name="ACE-1" office:value-type="string">
            <text:p>7102_+ 69</text:p>
          </table:table-cell>
          <table:table-cell table:style-name="ACE-1" office:value-type="string">
            <text:p>7099-+ 69</text:p>
          </table:table-cell>
          <table:table-cell table:style-name="ACE-1" office:value-type="string">
            <text:p>2.3+0.5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69">
            <text:p>69</text:p>
          </table:table-cell>
          <table:table-cell table:style-name="ACE-1" table:formula="of:=[.L5]/2" office:value-type="float" office:value="34.5">
            <text:p>34.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I0</text:p>
          </table:table-cell>
          <table:table-cell table:style-name="ACE-1" office:value-type="string">
            <text:p>5.5 - 6.7</text:p>
          </table:table-cell>
          <table:table-cell table:style-name="ACE-1" office:value-type="float" office:value="5.9000000000000004">
            <text:p>5.9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8">
            <text:p>7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0</text:p>
          </table:table-cell>
          <table:table-cell table:style-name="ACE-1" office:value-type="string">
            <text:p>MC10</text:p>
          </table:table-cell>
          <table:table-cell table:style-name="ACE-1" office:value-type="string">
            <text:p>2.503_+0.006</text:p>
          </table:table-cell>
          <table:table-cell table:style-name="ACE-1" office:value-type="string">
            <text:p>147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814_+0.0007</text:p>
          </table:table-cell>
          <table:table-cell table:style-name="ACE-1" office:value-type="string">
            <text:p>11.77 _+0.06</text:p>
          </table:table-cell>
          <table:table-cell table:style-name="ACE-1" office:value-type="string">
            <text:p>7962+ 76</text:p>
          </table:table-cell>
          <table:table-cell table:style-name="ACE-1" office:value-type="string">
            <text:p>7842_+ 74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962">
            <text:p>7962</text:p>
          </table:table-cell>
          <table:table-cell table:style-name="ACE-1" office:value-type="float" office:value="76">
            <text:p>76</text:p>
          </table:table-cell>
          <table:table-cell table:style-name="ACE-1" table:formula="of:=[.L6]/2" office:value-type="float" office:value="38">
            <text:p>3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8">
            <text:p>78</text:p>
          </table:table-cell>
          <table:table-cell table:number-columns-repeated="2" table:style-name="ACE-1"/>
          <table:table-cell table:style-name="ACE-1" office:value-type="string">
            <text:p>MC12</text:p>
          </table:table-cell>
          <table:table-cell table:style-name="ACE-1" office:value-type="string">
            <text:p>8.1 8.7</text:p>
          </table:table-cell>
          <table:table-cell table:style-name="ACE-1" office:value-type="float" office:value="8.4000000000000004">
            <text:p>8.4</text:p>
          </table:table-cell>
          <table:table-cell table:style-name="ACE-1" office:value-type="string">
            <text:p>7.5_+0.5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2</text:p>
          </table:table-cell>
          <table:table-cell table:style-name="ACE-1" office:value-type="string">
            <text:p>MC12</text:p>
          </table:table-cell>
          <table:table-cell table:style-name="ACE-1" office:value-type="string">
            <text:p>3.941_+0.008</text:p>
          </table:table-cell>
          <table:table-cell table:style-name="ACE-1" office:value-type="string">
            <text:p>146-+ 5</text:p>
          </table:table-cell>
          <table:table-cell table:style-name="ACE-1" office:value-type="string">
            <text:p>149_+ 6</text:p>
          </table:table-cell>
          <table:table-cell table:style-name="ACE-1" office:value-type="string">
            <text:p>0.0829_+0.0002</text:p>
          </table:table-cell>
          <table:table-cell table:style-name="ACE-1" office:value-type="string">
            <text:p>0.722+0.002</text:p>
          </table:table-cell>
          <table:table-cell table:style-name="ACE-1" office:value-type="string">
            <text:p>8124-+ 44</text:p>
          </table:table-cell>
          <table:table-cell table:style-name="ACE-1" office:value-type="string">
            <text:p>8119-+44</text:p>
          </table:table-cell>
          <table:table-cell table:style-name="ACE-1" office:value-type="string">
            <text:p>7.5+_0.5</text:p>
          </table:table-cell>
          <table:table-cell table:style-name="ACE-1" office:value-type="float" office:value="8124">
            <text:p>8124</text:p>
          </table:table-cell>
          <table:table-cell table:style-name="ACE-1" office:value-type="float" office:value="44">
            <text:p>44</text:p>
          </table:table-cell>
          <table:table-cell table:style-name="ACE-1" table:formula="of:=[.L7]/2" office:value-type="float" office:value="22">
            <text:p>22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MC21</text:p>
          </table:table-cell>
          <table:table-cell table:style-name="ACE-1" office:value-type="string">
            <text:p>11.4 -12.45</text:p>
          </table:table-cell>
          <table:table-cell table:style-name="ACE-1" office:value-type="float" office:value="11.6">
            <text:p>11.6</text:p>
          </table:table-cell>
          <table:table-cell table:style-name="ACE-1" office:value-type="string">
            <text:p>10.7_+0.5</text:p>
          </table:table-cell>
          <table:table-cell table:style-name="ACE-1" office:value-type="float" office:value="81">
            <text:p>8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1</text:p>
          </table:table-cell>
          <table:table-cell table:style-name="ACE-1" office:value-type="string">
            <text:p>MC21</text:p>
          </table:table-cell>
          <table:table-cell table:style-name="ACE-1" office:value-type="string">
            <text:p>2.471-+0.009</text:p>
          </table:table-cell>
          <table:table-cell table:style-name="ACE-1" office:value-type="string">
            <text:p>142_+ 7</text:p>
          </table:table-cell>
          <table:table-cell table:style-name="ACE-1" office:value-type="string">
            <text:p>146+ 7</text:p>
          </table:table-cell>
          <table:table-cell table:style-name="ACE-1" office:value-type="string">
            <text:p>0.0833-+0.0098</text:p>
          </table:table-cell>
          <table:table-cell table:style-name="ACE-1" office:value-type="string">
            <text:p>18.7 _+0.2</text:p>
          </table:table-cell>
          <table:table-cell table:style-name="ACE-1" office:value-type="string">
            <text:p>8191_+113</text:p>
          </table:table-cell>
          <table:table-cell table:style-name="ACE-1" office:value-type="string">
            <text:p>7996_+109</text:p>
          </table:table-cell>
          <table:table-cell table:style-name="ACE-1" office:value-type="string">
            <text:p>10.7+0.5</text:p>
          </table:table-cell>
          <table:table-cell table:style-name="ACE-1" office:value-type="float" office:value="8191">
            <text:p>8191</text:p>
          </table:table-cell>
          <table:table-cell table:style-name="ACE-1" office:value-type="float" office:value="113">
            <text:p>113</text:p>
          </table:table-cell>
          <table:table-cell table:style-name="ACE-1" table:formula="of:=[.L8]/2" office:value-type="float" office:value="56.5">
            <text:p>56.5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81">
            <text:p>81</text:p>
          </table:table-cell>
          <table:table-cell table:number-columns-repeated="2" table:style-name="ACE-1"/>
          <table:table-cell table:style-name="ACE-1" office:value-type="string">
            <text:p>MC14</text:p>
          </table:table-cell>
          <table:table-cell table:style-name="ACE-1" office:value-type="string">
            <text:p>14.4 -15.5</text:p>
          </table:table-cell>
          <table:table-cell table:style-name="ACE-1" office:value-type="float" office:value="15.1">
            <text:p>15.1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4</text:p>
          </table:table-cell>
          <table:table-cell table:style-name="ACE-1" office:value-type="string">
            <text:p>MC14</text:p>
          </table:table-cell>
          <table:table-cell table:style-name="ACE-1" office:value-type="string">
            <text:p>3.514_+0.009</text:p>
          </table:table-cell>
          <table:table-cell table:style-name="ACE-1" office:value-type="string">
            <text:p>143_+ 5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0.0875_+0.0002</text:p>
          </table:table-cell>
          <table:table-cell table:style-name="ACE-1" office:value-type="string">
            <text:p>0.260_+0.001</text:p>
          </table:table-cell>
          <table:table-cell table:style-name="ACE-1" office:value-type="string">
            <text:p>8621_+ 48</text:p>
          </table:table-cell>
          <table:table-cell table:style-name="ACE-1" office:value-type="string">
            <text:p>8619_+48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8621">
            <text:p>8621</text:p>
          </table:table-cell>
          <table:table-cell table:style-name="ACE-1" office:value-type="float" office:value="48">
            <text:p>48</text:p>
          </table:table-cell>
          <table:table-cell table:style-name="ACE-1" table:formula="of:=[.L9]/2" office:value-type="float" office:value="24">
            <text:p>24</text:p>
          </table:table-cell>
          <table:table-cell table:style-name="ACE-1" office:value-type="float" office:value="14.199999999999999">
            <text:p>14.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7">
            <text:p>97</text:p>
          </table:table-cell>
          <table:table-cell table:number-columns-repeated="2" table:style-name="ACE-1"/>
          <table:table-cell table:style-name="ACE-1" office:value-type="string">
            <text:p>MCt6</text:p>
          </table:table-cell>
          <table:table-cell table:style-name="ACE-1" office:value-type="string">
            <text:p>17.4 -18.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17.l _+0.5</text:p>
          </table:table-cell>
          <table:table-cell table:style-name="ACE-1" office:value-type="float" office:value="94">
            <text:p>94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6</text:p>
          </table:table-cell>
          <table:table-cell table:style-name="ACE-1" office:value-type="string">
            <text:p>MC16</text:p>
          </table:table-cell>
          <table:table-cell table:style-name="ACE-1" office:value-type="string">
            <text:p>3.77 +0.02</text:p>
          </table:table-cell>
          <table:table-cell table:style-name="ACE-1" office:value-type="string">
            <text:p>146_+ 7</text:p>
          </table:table-cell>
          <table:table-cell table:style-name="ACE-1" office:value-type="string">
            <text:p>149_+ 7</text:p>
          </table:table-cell>
          <table:table-cell table:style-name="ACE-1" office:value-type="string">
            <text:p>0.0915+0.0016</text:p>
          </table:table-cell>
          <table:table-cell table:style-name="ACE-1" office:value-type="string">
            <text:p>1.589-+0.006</text:p>
          </table:table-cell>
          <table:table-cell table:style-name="ACE-1" office:value-type="string">
            <text:p>9000-+171</text:p>
          </table:table-cell>
          <table:table-cell table:style-name="ACE-1" office:value-type="string">
            <text:p>8990+171</text:p>
          </table:table-cell>
          <table:table-cell table:style-name="ACE-1" office:value-type="string">
            <text:p>17.1+0.5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171">
            <text:p>171</text:p>
          </table:table-cell>
          <table:table-cell table:style-name="ACE-1" table:formula="of:=[.L10]/2" office:value-type="float" office:value="85.5">
            <text:p>85.5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">
            <text:p>94</text:p>
          </table:table-cell>
          <table:table-cell table:number-columns-repeated="2" table:style-name="ACE-1"/>
          <table:table-cell table:style-name="ACE-1" office:value-type="string">
            <text:p>MC18</text:p>
          </table:table-cell>
          <table:table-cell table:style-name="ACE-1" office:value-type="string">
            <text:p>20.25-21</text:p>
          </table:table-cell>
          <table:table-cell table:style-name="ACE-1" office:value-type="float" office:value="20.699999999999999">
            <text:p>20.7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I8</text:p>
          </table:table-cell>
          <table:table-cell table:style-name="ACE-1" office:value-type="string">
            <text:p>MCI8</text:p>
          </table:table-cell>
          <table:table-cell table:style-name="ACE-1" office:value-type="string">
            <text:p>3.80 -+0.01</text:p>
          </table:table-cell>
          <table:table-cell table:style-name="ACE-1" office:value-type="string">
            <text:p>148_+ 5</text:p>
          </table:table-cell>
          <table:table-cell table:style-name="ACE-1" office:value-type="string">
            <text:p>152+ 5</text:p>
          </table:table-cell>
          <table:table-cell table:style-name="ACE-1" office:value-type="string">
            <text:p>0.0951-+0.0005</text:p>
          </table:table-cell>
          <table:table-cell table:style-name="ACE-1" office:value-type="string">
            <text:p>0.225-+0.002</text:p>
          </table:table-cell>
          <table:table-cell table:style-name="ACE-1" office:value-type="string">
            <text:p>9347_+ 70</text:p>
          </table:table-cell>
          <table:table-cell table:style-name="ACE-1" office:value-type="string">
            <text:p>9345-+70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9347">
            <text:p>9347</text:p>
          </table:table-cell>
          <table:table-cell table:style-name="ACE-1" office:value-type="float" office:value="70">
            <text:p>70</text:p>
          </table:table-cell>
          <table:table-cell table:style-name="ACE-1" table:formula="of:=[.L11]/2" office:value-type="float" office:value="35">
            <text:p>35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4</text:p>
          </table:table-cell>
          <table:table-cell table:style-name="ACE-1" office:value-type="string">
            <text:p>23.85-24.9</text:p>
          </table:table-cell>
          <table:table-cell table:style-name="ACE-1" office:value-type="float" office:value="24.5">
            <text:p>24.5</text:p>
          </table:table-cell>
          <table:table-cell table:style-name="ACE-1" office:value-type="string">
            <text:p>23.6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1</text:p>
          </table:table-cell>
          <table:table-cell table:style-name="ACE-1" office:value-type="string">
            <text:p>MC4_1</text:p>
          </table:table-cell>
          <table:table-cell table:style-name="ACE-1" office:value-type="string">
            <text:p>4.005_+0.003</text:p>
          </table:table-cell>
          <table:table-cell table:style-name="ACE-1" office:value-type="string">
            <text:p>142+ 2</text:p>
          </table:table-cell>
          <table:table-cell table:style-name="ACE-1" office:value-type="string">
            <text:p>146-+ 2</text:p>
          </table:table-cell>
          <table:table-cell table:style-name="ACE-1" office:value-type="string">
            <text:p>0.0968_+0.0005</text:p>
          </table:table-cell>
          <table:table-cell table:style-name="ACE-1" office:value-type="string">
            <text:p>1.596_+0.003</text:p>
          </table:table-cell>
          <table:table-cell table:style-name="ACE-1" office:value-type="string">
            <text:p>9610_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-+0.5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50">
            <text:p>50</text:p>
          </table:table-cell>
          <table:table-cell table:style-name="ACE-1" table:formula="of:=[.L12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5</text:p>
          </table:table-cell>
          <table:table-cell table:style-name="ACE-1" office:value-type="string">
            <text:p>24.9 -26.4</text:p>
          </table:table-cell>
          <table:table-cell table:style-name="ACE-1" office:value-type="float" office:value="25.300000000000001">
            <text:p>25.3</text:p>
          </table:table-cell>
          <table:table-cell table:style-name="ACE-1" office:value-type="string">
            <text:p>24.4 + 0.7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2</text:p>
          </table:table-cell>
          <table:table-cell table:style-name="ACE-1" office:value-type="string">
            <text:p>MC4_2</text:p>
          </table:table-cell>
          <table:table-cell table:style-name="ACE-1" office:value-type="string">
            <text:p>4.00 _+0.01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0.0959+0.0002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0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+0.5</text:p>
          </table:table-cell>
          <table:table-cell table:style-name="ACE-1" office:value-type="float" office:value="9480">
            <text:p>9480</text:p>
          </table:table-cell>
          <table:table-cell table:style-name="ACE-1" office:value-type="float" office:value="50">
            <text:p>50</text:p>
          </table:table-cell>
          <table:table-cell table:style-name="ACE-1" table:formula="of:=[.L13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1</text:p>
          </table:table-cell>
          <table:table-cell table:style-name="ACE-1" office:value-type="string">
            <text:p>0.85- 1.75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0.05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3</text:p>
          </table:table-cell>
          <table:table-cell table:style-name="ACE-1" office:value-type="string">
            <text:p>MC4_3</text:p>
          </table:table-cell>
          <table:table-cell table:style-name="ACE-1" office:value-type="string">
            <text:p>4.008_+0.009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962+0.0006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4_+ 77</text:p>
          </table:table-cell>
          <table:table-cell table:style-name="ACE-1" office:value-type="string">
            <text:p>9478_+77</text:p>
          </table:table-cell>
          <table:table-cell table:style-name="ACE-1" office:value-type="string">
            <text:p>23.6_+0.6</text:p>
          </table:table-cell>
          <table:table-cell table:style-name="ACE-1" office:value-type="float" office:value="9484">
            <text:p>9484</text:p>
          </table:table-cell>
          <table:table-cell table:style-name="ACE-1" office:value-type="float" office:value="77">
            <text:p>77</text:p>
          </table:table-cell>
          <table:table-cell table:style-name="ACE-1" table:formula="of:=[.L14]/2" office:value-type="float" office:value="38.5">
            <text:p>38.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4</text:p>
          </table:table-cell>
          <table:table-cell table:style-name="ACE-1" office:value-type="string">
            <text:p>6.9 - 8.4</text:p>
          </table:table-cell>
          <table:table-cell table:style-name="ACE-1" office:value-type="float" office:value="7.7000000000000002">
            <text:p>7.7</text:p>
          </table:table-cell>
          <table:table-cell table:style-name="ACE-1" office:value-type="string">
            <text:p>6.55 + 0.8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5</text:p>
          </table:table-cell>
          <table:table-cell table:style-name="ACE-1" office:value-type="string">
            <text:p>MC5</text:p>
          </table:table-cell>
          <table:table-cell table:style-name="ACE-1" office:value-type="string">
            <text:p>3.84 _+0.02</text:p>
          </table:table-cell>
          <table:table-cell table:style-name="ACE-1" office:value-type="string">
            <text:p>155_+ 8</text:p>
          </table:table-cell>
          <table:table-cell table:style-name="ACE-1" office:value-type="string">
            <text:p>159+ 8</text:p>
          </table:table-cell>
          <table:table-cell table:style-name="ACE-1" office:value-type="string">
            <text:p>0.1003_+0.0006</text:p>
          </table:table-cell>
          <table:table-cell table:style-name="ACE-1" office:value-type="string">
            <text:p>1.31 _+0.01</text:p>
          </table:table-cell>
          <table:table-cell table:style-name="ACE-1" office:value-type="string">
            <text:p>9809+ 95</text:p>
          </table:table-cell>
          <table:table-cell table:style-name="ACE-1" office:value-type="string">
            <text:p>9800_+95</text:p>
          </table:table-cell>
          <table:table-cell table:style-name="ACE-1" office:value-type="string">
            <text:p>24.4_+0.7</text:p>
          </table:table-cell>
          <table:table-cell table:style-name="ACE-1" office:value-type="float" office:value="9809">
            <text:p>9809</text:p>
          </table:table-cell>
          <table:table-cell table:style-name="ACE-1" office:value-type="float" office:value="95">
            <text:p>95</text:p>
          </table:table-cell>
          <table:table-cell table:style-name="ACE-1" table:formula="of:=[.L15]/2" office:value-type="float" office:value="47.5">
            <text:p>47.5</text:p>
          </table:table-cell>
          <table:table-cell table:style-name="ACE-1" office:value-type="float" office:value="24.399999999999999">
            <text:p>24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SC2</text:p>
          </table:table-cell>
          <table:table-cell table:style-name="ACE-1" office:value-type="string">
            <text:p>12.05-12.5</text:p>
          </table:table-cell>
          <table:table-cell table:style-name="ACE-1" office:value-type="float" office:value="12.300000000000001">
            <text:p>12.3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88">
            <text:p>8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I</text:p>
          </table:table-cell>
          <table:table-cell table:style-name="ACE-1" office:value-type="string">
            <text:p>SCI</text:p>
          </table:table-cell>
          <table:table-cell table:style-name="ACE-1" office:value-type="string">
            <text:p>3.48 -+0.01</text:p>
          </table:table-cell>
          <table:table-cell table:style-name="ACE-1" office:value-type="string">
            <text:p>143-+ 7</text:p>
          </table:table-cell>
          <table:table-cell table:style-name="ACE-1" office:value-type="string">
            <text:p>145_+ 7</text:p>
          </table:table-cell>
          <table:table-cell table:style-name="ACE-1" office:value-type="string">
            <text:p>0.0483+0.0003</text:p>
          </table:table-cell>
          <table:table-cell table:style-name="ACE-1" office:value-type="string">
            <text:p>0.406_+0.001</text:p>
          </table:table-cell>
          <table:table-cell table:style-name="ACE-1" office:value-type="string">
            <text:p>4674+ 40</text:p>
          </table:table-cell>
          <table:table-cell table:style-name="ACE-1" office:value-type="string">
            <text:p>4671_+40</text:p>
          </table:table-cell>
          <table:table-cell table:style-name="ACE-1" office:value-type="string">
            <text:p>0.05+0.5</text:p>
          </table:table-cell>
          <table:table-cell table:style-name="ACE-1" office:value-type="float" office:value="4674">
            <text:p>4674</text:p>
          </table:table-cell>
          <table:table-cell table:style-name="ACE-1" office:value-type="float" office:value="40">
            <text:p>40</text:p>
          </table:table-cell>
          <table:table-cell table:style-name="ACE-1" table:formula="of:=[.L16]/2" office:value-type="float" office:value="20">
            <text:p>2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3</text:p>
          </table:table-cell>
          <table:table-cell table:style-name="ACE-1" office:value-type="string">
            <text:p>15.3-15.55</text:p>
          </table:table-cell>
          <table:table-cell table:style-name="ACE-1" office:value-type="float" office:value="15.300000000000001">
            <text:p>15.3</text:p>
          </table:table-cell>
          <table:table-cell table:style-name="ACE-1" office:value-type="string">
            <text:p>14.15+0.1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4</text:p>
          </table:table-cell>
          <table:table-cell table:style-name="ACE-1" office:value-type="string">
            <text:p>SC4</text:p>
          </table:table-cell>
          <table:table-cell table:style-name="ACE-1" office:value-type="string">
            <text:p>3.764-+0.009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152-+ 5</text:p>
          </table:table-cell>
          <table:table-cell table:style-name="ACE-1" office:value-type="string">
            <text:p>0.0601_+0.0007</text:p>
          </table:table-cell>
          <table:table-cell table:style-name="ACE-1" office:value-type="string">
            <text:p>0.247_+0.001</text:p>
          </table:table-cell>
          <table:table-cell table:style-name="ACE-1" office:value-type="string">
            <text:p>5804_+ 75</text:p>
          </table:table-cell>
          <table:table-cell table:style-name="ACE-1" office:value-type="string">
            <text:p>5802_+ 75</text:p>
          </table:table-cell>
          <table:table-cell table:style-name="ACE-1" office:value-type="string">
            <text:p>6.55_+0.8</text:p>
          </table:table-cell>
          <table:table-cell table:style-name="ACE-1" office:value-type="float" office:value="5804">
            <text:p>5804</text:p>
          </table:table-cell>
          <table:table-cell table:style-name="ACE-1" office:value-type="float" office:value="75">
            <text:p>75</text:p>
          </table:table-cell>
          <table:table-cell table:style-name="ACE-1" table:formula="of:=[.L17]/2" office:value-type="float" office:value="37.5">
            <text:p>37.5</text:p>
          </table:table-cell>
          <table:table-cell table:style-name="ACE-1" office:value-type="float" office:value="6.5499999999999998">
            <text:p>6.5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98">
            <text:p>9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2</text:p>
          </table:table-cell>
          <table:table-cell table:style-name="ACE-1" office:value-type="string">
            <text:p>SC2</text:p>
          </table:table-cell>
          <table:table-cell table:style-name="ACE-1" office:value-type="string">
            <text:p>3.653+0.008</text:p>
          </table:table-cell>
          <table:table-cell table:style-name="ACE-1" office:value-type="string">
            <text:p>148+ 5</text:p>
          </table:table-cell>
          <table:table-cell table:style-name="ACE-1" office:value-type="string">
            <text:p>151_+ 5</text:p>
          </table:table-cell>
          <table:table-cell table:style-name="ACE-1" office:value-type="string">
            <text:p>0.0654_+0.0002</text:p>
          </table:table-cell>
          <table:table-cell table:style-name="ACE-1" office:value-type="string">
            <text:p>1.65 _+0.02</text:p>
          </table:table-cell>
          <table:table-cell table:style-name="ACE-1" office:value-type="string">
            <text:p>6368_+ 37</text:p>
          </table:table-cell>
          <table:table-cell table:style-name="ACE-1" office:value-type="string">
            <text:p>6357_+37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6368">
            <text:p>6368</text:p>
          </table:table-cell>
          <table:table-cell table:style-name="ACE-1" office:value-type="float" office:value="37">
            <text:p>37</text:p>
          </table:table-cell>
          <table:table-cell table:style-name="ACE-1" table:formula="of:=[.L18]/2" office:value-type="float" office:value="18.5">
            <text:p>18.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88">
            <text:p>8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3</text:p>
          </table:table-cell>
          <table:table-cell table:style-name="ACE-1" office:value-type="string">
            <text:p>SC3</text:p>
          </table:table-cell>
          <table:table-cell table:style-name="ACE-1" office:value-type="string">
            <text:p>3.722-+0.01</text:p>
          </table:table-cell>
          <table:table-cell table:style-name="ACE-1" office:value-type="string">
            <text:p>141_+ 6</text:p>
          </table:table-cell>
          <table:table-cell table:style-name="ACE-1" office:value-type="string">
            <text:p>144_+ 6</text:p>
          </table:table-cell>
          <table:table-cell table:style-name="ACE-1" office:value-type="string">
            <text:p>0.0725_+0.0005</text:p>
          </table:table-cell>
          <table:table-cell table:style-name="ACE-1" office:value-type="string">
            <text:p>2.27 _+0.01</text:p>
          </table:table-cell>
          <table:table-cell table:style-name="ACE-1" office:value-type="string">
            <text:p>7102+ 82</text:p>
          </table:table-cell>
          <table:table-cell table:style-name="ACE-1" office:value-type="string">
            <text:p>7099_+82</text:p>
          </table:table-cell>
          <table:table-cell table:style-name="ACE-1" office:value-type="string">
            <text:p>14.15_+0.1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82">
            <text:p>82</text:p>
          </table:table-cell>
          <table:table-cell table:style-name="ACE-1" table:formula="of:=[.L19]/2" office:value-type="float" office:value="41">
            <text:p>41</text:p>
          </table:table-cell>
          <table:table-cell table:style-name="ACE-1" office:value-type="float" office:value="14.15">
            <text:p>14.15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97">
            <text:p>97</text:p>
          </table:table-cell>
          <table:table-cell table:number-columns-repeated="240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Eisenhauer1993&quot;" table:base-cell-address="$'Eisenhauer1993'.$A$1"/>
          <table:named-expression table:name="Print_Area" table:expression="of:=#REF!" table:base-cell-address="$'Eisenhauer1993'.$A$1"/>
        </table:named-expressions>
        <gnm:selections gnm:cursor-col="13" gnm:cursor-row="1">
          <gnm:selection gnm:start-col="13" gnm:start-row="1" gnm:end-col="13" gnm:end-row="1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5"/>
        <table:table-column table:default-cell-style-name="ACE-4" table:style-name="ACOL-0"/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12" table:number-columns-repeated="3"/>
        <table:table-column table:default-cell-style-name="ACE-12" table:style-name="ACOL-13"/>
        <table:table-column table:default-cell-style-name="ACE-12" table:style-name="ACOL-14"/>
        <table:table-column table:default-cell-style-name="ACE-12" table:style-name="ACOL-15"/>
        <table:table-column table:default-cell-style-name="ACE-20" table:style-name="ACOL-16"/>
        <table:table-column table:default-cell-style-name="ACE-22" table:style-name="ACOL-0"/>
        <table:table-column table:default-cell-style-name="ACE-4" table:style-name="ACOL-17"/>
        <table:table-column table:default-cell-style-name="ACE-4" table:style-name="ACOL-0"/>
        <table:table-column table:default-cell-style-name="ACE-8" table:style-name="ACOL-18"/>
        <table:table-column table:default-cell-style-name="ACE-8" table:style-name="ACOL-19"/>
        <table:table-column table:default-cell-style-name="ACE-8" table:style-name="ACOL-0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0" table:number-columns-repeated="3"/>
        <table:table-column table:default-cell-style-name="ACE-8" table:style-name="ACOL-0" table:number-columns-repeated="229"/>
        <table:table-row table:style-name="AROW-3">
          <table:table-cell table:style-name="ACE-2" office:value-type="string">
            <text:p>Lab code</text:p>
          </table:table-cell>
          <table:table-cell table:style-name="ACE-2"/>
          <table:table-cell table:style-name="ACE-2" office:value-type="string">
            <text:p>Sample ID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Genus/Species</text:p>
          </table:table-cell>
          <table:table-cell table:style-name="ACE-2" office:value-type="string">
            <text:p>Location</text:p>
          </table:table-cell>
          <table:table-cell table:style-name="ACE-2" office:value-type="string">
            <text:p>Method</text:p>
          </table:table-cell>
          <table:table-cell table:style-name="ACE-13" office:value-type="string">
            <text:p>δ<text:span text:style-name="NS-font-size12"><text:span text:style-name="AC-weight700"><text:span text:style-name="AC-superscript">13</text:span></text:span></text:span><text:span text:style-name="NS-font-size12"><text:span text:style-name="AC-weight700">C</text:span></text:span></text:p>
          </table:table-cell>
          <table:table-cell table:style-name="ACE-13" office:value-type="string">
            <text:p>Uncorrected age</text:p>
          </table:table-cell>
          <table:table-cell table:style-name="ACE-13" office:value-type="string">
            <text:p>±</text:p>
          </table:table-cell>
          <table:table-cell table:style-name="ACE-13" office:value-type="string">
            <text:p>Range</text:p>
          </table:table-cell>
          <table:table-cell table:style-name="ACE-13" office:value-type="string">
            <text:p>Range</text:p>
          </table:table-cell>
          <table:table-cell table:style-name="ACE-13" office:value-type="string">
            <text:p>Calibrated age</text:p>
          </table:table-cell>
          <table:table-cell table:style-name="ACE-13" office:value-type="string">
            <text:p>± (2 σ)</text:p>
          </table:table-cell>
          <table:table-cell table:style-name="ACE-13" office:value-type="string">
            <text:p>Sea level (m)</text:p>
          </table:table-cell>
          <table:table-cell table:style-name="ACE-21" office:value-type="string">
            <text:p>+</text:p>
          </table:table-cell>
          <table:table-cell table:style-name="ACE-21" office:value-type="string">
            <text:p>-</text:p>
          </table:table-cell>
          <table:table-cell table:style-name="ACE-2" office:value-type="string">
            <text:p>Reference</text:p>
          </table:table-cell>
          <table:table-cell table:style-name="ACE-2"/>
          <table:table-cell table:style-name="ACE-24" office:value-type="string">
            <text:p>Datum used</text:p>
          </table:table-cell>
          <table:table-cell table:style-name="ACE-24" office:value-type="string">
            <text:p>Sample elevation (m AHD)</text:p>
          </table:table-cell>
          <table:table-cell table:style-name="ACE-24" office:value-type="string">
            <text:p>Depth in core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59</text:p>
          </table:table-cell>
          <table:table-cell table:style-name="ACE-3"/>
          <table:table-cell table:style-name="ACE-3" office:value-type="string">
            <text:p><text:s text:c="4"/></text:p>
          </table:table-cell>
          <table:table-cell table:style-name="ACE-3" office:value-type="string">
            <text:p>Serpulid Tubeworms</text:p>
          </table:table-cell>
          <table:table-cell table:style-name="ACE-9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630">
            <text:p>3630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3122">
            <text:p>3122</text:p>
          </table:table-cell>
          <table:table-cell table:style-name="ACE-11" office:value-type="float" office:value="3822">
            <text:p>3822</text:p>
          </table:table-cell>
          <table:table-cell table:style-name="ACE-16" table:formula="of:=(([.L2]-[.K2])/2)+[.K2]" office:value-type="float" office:value="3472">
            <text:p>3472</text:p>
          </table:table-cell>
          <table:table-cell table:style-name="ACE-14" table:formula="of:=([.L2]-[.K2])/2" office:value-type="float" office:value="350">
            <text:p>350</text:p>
          </table:table-cell>
          <table:table-cell table:style-name="ACE-11" office:value-type="float" office:value="1.8999999999999999">
            <text:p>1.9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1</text:p>
          </table:table-cell>
          <table:table-cell table:style-name="ACE-4" office:value-type="string">
            <text:p>BakerEtal2001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62</text:p>
          </table:table-cell>
          <table:table-cell table:style-name="ACE-3"/>
          <table:table-cell table:style-name="ACE-3" office:value-type="string">
            <text:p>7P</text:p>
          </table:table-cell>
          <table:table-cell table:style-name="ACE-3" office:value-type="string">
            <text:p>Serpulid Tubeworms</text:p>
          </table:table-cell>
          <table:table-cell table:style-name="ACE-9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3999999999999999">
            <text:p>1.4</text:p>
          </table:table-cell>
          <table:table-cell table:style-name="ACE-11" office:value-type="float" office:value="1630">
            <text:p>163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942">
            <text:p>942</text:p>
          </table:table-cell>
          <table:table-cell table:style-name="ACE-11" office:value-type="float" office:value="1276">
            <text:p>1276</text:p>
          </table:table-cell>
          <table:table-cell table:style-name="ACE-16" table:formula="of:=(([.L3]-[.K3])/2)+[.K3]" office:value-type="float" office:value="1109">
            <text:p>1109</text:p>
          </table:table-cell>
          <table:table-cell table:style-name="ACE-14" table:formula="of:=([.L3]-[.K3])/2" office:value-type="float" office:value="167">
            <text:p>167</text:p>
          </table:table-cell>
          <table:table-cell table:style-name="ACE-11" office:value-type="float" office:value="0.80000000000000004">
            <text:p>0.8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60</text:p>
          </table:table-cell>
          <table:table-cell table:style-name="ACE-3"/>
          <table:table-cell table:style-name="ACE-3" office:value-type="string">
            <text:p>4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1980">
            <text:p>198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1270">
            <text:p>1270</text:p>
          </table:table-cell>
          <table:table-cell table:style-name="ACE-11" office:value-type="float" office:value="1699">
            <text:p>1699</text:p>
          </table:table-cell>
          <table:table-cell table:style-name="ACE-16" table:formula="of:=(([.L4]-[.K4])/2)+[.K4]" office:value-type="float" office:value="1484.5">
            <text:p>1485</text:p>
          </table:table-cell>
          <table:table-cell table:style-name="ACE-14" table:formula="of:=([.L4]-[.K4])/2" office:value-type="float" office:value="214.5">
            <text:p>215</text:p>
          </table:table-cell>
          <table:table-cell table:style-name="ACE-19" office:value-type="float" office:value="0.59999999999999998">
            <text:p>0.6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8493</text:p>
          </table:table-cell>
          <table:table-cell table:style-name="ACE-3"/>
          <table:table-cell table:style-name="ACE-3" office:value-type="string">
            <text:p>PLU1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2.5">
            <text:p>2.5</text:p>
          </table:table-cell>
          <table:table-cell table:style-name="ACE-11" office:value-type="float" office:value="4830">
            <text:p>483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4844">
            <text:p>4844</text:p>
          </table:table-cell>
          <table:table-cell table:style-name="ACE-11" office:value-type="float" office:value="5247">
            <text:p>5247</text:p>
          </table:table-cell>
          <table:table-cell table:style-name="ACE-16" table:formula="of:=(([.L5]-[.K5])/2)+[.K5]" office:value-type="float" office:value="5045.5">
            <text:p>5046</text:p>
          </table:table-cell>
          <table:table-cell table:style-name="ACE-14" table:formula="of:=([.L5]-[.K5])/2" office:value-type="float" office:value="201.5">
            <text:p>202</text:p>
          </table:table-cell>
          <table:table-cell table:style-name="ACE-19" office:value-type="float" office:value="1.8999999999999999">
            <text:p>1.9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8372</text:p>
          </table:table-cell>
          <table:table-cell table:style-name="ACE-3"/>
          <table:table-cell table:style-name="ACE-3" office:value-type="string">
            <text:p>LSA2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600">
            <text:p>560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5726">
            <text:p>5726</text:p>
          </table:table-cell>
          <table:table-cell table:style-name="ACE-11" office:value-type="float" office:value="6126">
            <text:p>6126</text:p>
          </table:table-cell>
          <table:table-cell table:style-name="ACE-16" table:formula="of:=(([.L6]-[.K6])/2)+[.K6]" office:value-type="float" office:value="5926">
            <text:p>5926</text:p>
          </table:table-cell>
          <table:table-cell table:style-name="ACE-14" table:formula="of:=([.L6]-[.K6])/2" office:value-type="float" office:value="200">
            <text:p>200</text:p>
          </table:table-cell>
          <table:table-cell table:style-name="ACE-19" office:value-type="float" office:value="2.2000000000000002">
            <text:p>2.2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8373</text:p>
          </table:table-cell>
          <table:table-cell table:style-name="ACE-3"/>
          <table:table-cell table:style-name="ACE-3" office:value-type="string">
            <text:p>RILBZ</text:p>
          </table:table-cell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1390">
            <text:p>139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706">
            <text:p>706</text:p>
          </table:table-cell>
          <table:table-cell table:style-name="ACE-11" office:value-type="float" office:value="1032">
            <text:p>1032</text:p>
          </table:table-cell>
          <table:table-cell table:style-name="ACE-16" table:formula="of:=(([.L7]-[.K7])/2)+[.K7]" office:value-type="float" office:value="869">
            <text:p>869</text:p>
          </table:table-cell>
          <table:table-cell table:style-name="ACE-14" table:formula="of:=([.L7]-[.K7])/2" office:value-type="float" office:value="163">
            <text:p>163</text:p>
          </table:table-cell>
          <table:table-cell table:style-name="ACE-19" office:value-type="float" office:value="0.5">
            <text:p>0.5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9">
            <text:p>115.529</text:p>
          </table:table-cell>
          <table:table-cell table:number-columns-repeated="232" table:style-name="ACE-8"/>
        </table:table-row>
        <table:table-row table:style-name="AROW-4">
          <table:table-cell table:style-name="ACE-4" office:value-type="string">
            <text:p>Wk-12790</text:p>
          </table:table-cell>
          <table:table-cell table:number-columns-repeated="2" table:style-name="ACE-4"/>
          <table:table-cell table:style-name="ACE-4" office:value-type="string">
            <text:p>Barnacle</text:p>
          </table:table-cell>
          <table:table-cell table:style-name="ACE-4" office:value-type="string">
            <text:p>Tetraclitella purpurascens</text:p>
          </table:table-cell>
          <table:table-cell table:style-name="ACE-4" office:value-type="string">
            <text:p>Point Peron</text:p>
          </table:table-cell>
          <table:table-cell table:style-name="ACE-4" office:value-type="string">
            <text:p>Standard 14-C</text:p>
          </table:table-cell>
          <table:table-cell table:style-name="ACE-12" office:value-type="float" office:value="1.7">
            <text:p>1.7</text:p>
          </table:table-cell>
          <table:table-cell table:style-name="ACE-12" office:value-type="float" office:value="1599">
            <text:p>1599</text:p>
          </table:table-cell>
          <table:table-cell table:style-name="ACE-12" office:value-type="float" office:value="54">
            <text:p>54</text:p>
          </table:table-cell>
          <table:table-cell table:style-name="ACE-12" office:value-type="float" office:value="935">
            <text:p>935</text:p>
          </table:table-cell>
          <table:table-cell table:style-name="ACE-12" office:value-type="float" office:value="1240">
            <text:p>1240</text:p>
          </table:table-cell>
          <table:table-cell table:style-name="ACE-17" table:formula="of:=(([.L8]-[.K8])/2)+[.K8]" office:value-type="float" office:value="1087.5">
            <text:p>1088</text:p>
          </table:table-cell>
          <table:table-cell table:style-name="ACE-18" table:formula="of:=([.L8]-[.K8])/2" office:value-type="float" office:value="152.5">
            <text:p>153</text:p>
          </table:table-cell>
          <table:table-cell table:style-name="ACE-18" office:value-type="float" office:value="1.3">
            <text:p>1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5">
            <text:p>0.50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2" table:style-name="ACE-8"/>
          <table:table-cell table:style-name="ACE-1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1299999999999">
            <text:p>115.71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1F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849">
            <text:p>849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290">
            <text:p>290</text:p>
          </table:table-cell>
          <table:table-cell table:style-name="ACE-11" office:value-type="float" office:value="511">
            <text:p>511</text:p>
          </table:table-cell>
          <table:table-cell table:style-name="ACE-16" table:formula="of:=(([.L9]-[.K9])/2)+[.K9]" office:value-type="float" office:value="400.5">
            <text:p>401</text:p>
          </table:table-cell>
          <table:table-cell table:style-name="ACE-14" table:formula="of:=([.L9]-[.K9])/2" office:value-type="float" office:value="110.5">
            <text:p>111</text:p>
          </table:table-cell>
          <table:table-cell table:style-name="ACE-11" office:value-type="float" office:value="0.40000000000000002">
            <text:p>0.4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2793</text:p>
          </table:table-cell>
          <table:table-cell table:style-name="ACE-3"/>
          <table:table-cell table:style-name="ACE-3" office:value-type="string">
            <text:p>SB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487">
            <text:p>1487</text:p>
          </table:table-cell>
          <table:table-cell table:style-name="ACE-11" office:value-type="float" office:value="39">
            <text:p>39</text:p>
          </table:table-cell>
          <table:table-cell table:style-name="ACE-11" office:value-type="float" office:value="826">
            <text:p>826</text:p>
          </table:table-cell>
          <table:table-cell table:style-name="ACE-11" office:value-type="float" office:value="1122">
            <text:p>1122</text:p>
          </table:table-cell>
          <table:table-cell table:style-name="ACE-16" table:formula="of:=(([.L10]-[.K10])/2)+[.K10]" office:value-type="float" office:value="974">
            <text:p>974</text:p>
          </table:table-cell>
          <table:table-cell table:style-name="ACE-14" table:formula="of:=([.L10]-[.K10])/2" office:value-type="float" office:value="148">
            <text:p>148</text:p>
          </table:table-cell>
          <table:table-cell table:style-name="ACE-19" office:value-type="float" office:value="0.80000000000000004">
            <text:p>0.8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536999999999999">
            <text:p>−33.537</text:p>
          </table:table-cell>
          <table:table-cell table:style-name="ACE-8" office:value-type="float" office:value="115.03100000000001">
            <text:p>115.03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57</text:p>
          </table:table-cell>
          <table:table-cell table:style-name="ACE-3"/>
          <table:table-cell table:style-name="ACE-3" office:value-type="string">
            <text:p>2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float" office:value="1690">
            <text:p>169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966">
            <text:p>966</text:p>
          </table:table-cell>
          <table:table-cell table:style-name="ACE-11" office:value-type="float" office:value="1342">
            <text:p>1342</text:p>
          </table:table-cell>
          <table:table-cell table:style-name="ACE-16" table:formula="of:=(([.L11]-[.K11])/2)+[.K11]" office:value-type="float" office:value="1154">
            <text:p>1154</text:p>
          </table:table-cell>
          <table:table-cell table:style-name="ACE-14" table:formula="of:=([.L11]-[.K11])/2" office:value-type="float" office:value="188">
            <text:p>188</text:p>
          </table:table-cell>
          <table:table-cell table:style-name="ACE-19" office:value-type="float" office:value="0.5">
            <text:p>0.5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61</text:p>
          </table:table-cell>
          <table:table-cell table:style-name="ACE-3"/>
          <table:table-cell table:style-name="ACE-3" office:value-type="string">
            <text:p>6G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float" office:value="1890">
            <text:p>1890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1235">
            <text:p>1235</text:p>
          </table:table-cell>
          <table:table-cell table:style-name="ACE-11" office:value-type="float" office:value="1539">
            <text:p>1539</text:p>
          </table:table-cell>
          <table:table-cell table:style-name="ACE-16" table:formula="of:=(([.L12]-[.K12])/2)+[.K12]" office:value-type="float" office:value="1387">
            <text:p>1387</text:p>
          </table:table-cell>
          <table:table-cell table:style-name="ACE-14" table:formula="of:=([.L12]-[.K12])/2" office:value-type="float" office:value="152">
            <text:p>152</text:p>
          </table:table-cell>
          <table:table-cell table:style-name="ACE-19" office:value-type="float" office:value="0.69999999999999996">
            <text:p>0.7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0408</text:p>
          </table:table-cell>
          <table:table-cell table:style-name="ACE-3"/>
          <table:table-cell table:style-name="ACE-3" office:value-type="string">
            <text:p>1bABR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5">
            <text:p>1.5</text:p>
          </table:table-cell>
          <table:table-cell table:style-name="ACE-11" office:value-type="float" office:value="1921">
            <text:p>1921</text:p>
          </table:table-cell>
          <table:table-cell table:style-name="ACE-11" office:value-type="float" office:value="44">
            <text:p>44</text:p>
          </table:table-cell>
          <table:table-cell table:style-name="ACE-11" office:value-type="float" office:value="1276">
            <text:p>1276</text:p>
          </table:table-cell>
          <table:table-cell table:style-name="ACE-11" office:value-type="float" office:value="1537">
            <text:p>1537</text:p>
          </table:table-cell>
          <table:table-cell table:style-name="ACE-16" table:formula="of:=(([.L13]-[.K13])/2)+[.K13]" office:value-type="float" office:value="1406.5">
            <text:p>1407</text:p>
          </table:table-cell>
          <table:table-cell table:style-name="ACE-14" table:formula="of:=([.L13]-[.K13])/2" office:value-type="float" office:value="130.5">
            <text:p>131</text:p>
          </table:table-cell>
          <table:table-cell table:style-name="ACE-19" office:value-type="float" office:value="0.90000000000000002">
            <text:p>0.9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5.094000000000001">
            <text:p>−35.094</text:p>
          </table:table-cell>
          <table:table-cell table:style-name="ACE-8" office:value-type="float" office:value="117.95699999999999">
            <text:p>117.95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1755</text:p>
          </table:table-cell>
          <table:table-cell table:style-name="ACE-3"/>
          <table:table-cell table:style-name="ACE-3" office:value-type="string">
            <text:p>EWA1a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2571">
            <text:p>2571</text:p>
          </table:table-cell>
          <table:table-cell table:style-name="ACE-11" office:value-type="float" office:value="64">
            <text:p>64</text:p>
          </table:table-cell>
          <table:table-cell table:style-name="ACE-11" office:value-type="float" office:value="1963">
            <text:p>1963</text:p>
          </table:table-cell>
          <table:table-cell table:style-name="ACE-11" office:value-type="float" office:value="2336">
            <text:p>2336</text:p>
          </table:table-cell>
          <table:table-cell table:style-name="ACE-16" table:formula="of:=(([.L14]-[.K14])/2)+[.K14]" office:value-type="float" office:value="2149.5">
            <text:p>2150</text:p>
          </table:table-cell>
          <table:table-cell table:style-name="ACE-14" table:formula="of:=([.L14]-[.K14])/2" office:value-type="float" office:value="186.5">
            <text:p>187</text:p>
          </table:table-cell>
          <table:table-cell table:style-name="ACE-19" office:value-type="float" office:value="0.90000000000000002">
            <text:p>0.9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0971_ThB2</text:p>
          </table:table-cell>
          <table:table-cell table:style-name="ACE-3"/>
          <table:table-cell table:style-name="ACE-3" office:value-type="string">
            <text:p>ThB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Thistle Bay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2571">
            <text:p>2571</text:p>
          </table:table-cell>
          <table:table-cell table:style-name="ACE-11" office:value-type="float" office:value="64">
            <text:p>64</text:p>
          </table:table-cell>
          <table:table-cell table:style-name="ACE-11" office:value-type="float" office:value="1963">
            <text:p>1963</text:p>
          </table:table-cell>
          <table:table-cell table:style-name="ACE-11" office:value-type="float" office:value="2336">
            <text:p>2336</text:p>
          </table:table-cell>
          <table:table-cell table:style-name="ACE-16" table:formula="of:=(([.L15]-[.K15])/2)+[.K15]" office:value-type="float" office:value="2149.5">
            <text:p>2150</text:p>
          </table:table-cell>
          <table:table-cell table:style-name="ACE-14" table:formula="of:=([.L15]-[.K15])/2" office:value-type="float" office:value="186.5">
            <text:p>187</text:p>
          </table:table-cell>
          <table:table-cell table:style-name="ACE-11" office:value-type="float" office:value="0.90000000000000002">
            <text:p>0.9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4">
            <text:p>−34</text:p>
          </table:table-cell>
          <table:table-cell table:style-name="ACE-8" office:value-type="float" office:value="122.2">
            <text:p>122.2</text:p>
          </table:table-cell>
          <table:table-cell table:number-columns-repeated="232" table:style-name="ACE-8"/>
        </table:table-row>
        <table:table-row table:style-name="AROW-5">
          <table:table-cell table:style-name="ACE-3" office:value-type="string">
            <text:p>Wk-10971_Woody</text:p>
          </table:table-cell>
          <table:table-cell table:style-name="ACE-3"/>
          <table:table-cell table:style-name="ACE-3" office:value-type="string">
            <text:p>Woody Point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5">
            <text:p>1.5</text:p>
          </table:table-cell>
          <table:table-cell table:style-name="ACE-11" office:value-type="float" office:value="2850">
            <text:p>2850</text:p>
          </table:table-cell>
          <table:table-cell table:style-name="ACE-11" office:value-type="float" office:value="89">
            <text:p>89</text:p>
          </table:table-cell>
          <table:table-cell table:style-name="ACE-11" office:value-type="float" office:value="2294">
            <text:p>2294</text:p>
          </table:table-cell>
          <table:table-cell table:style-name="ACE-11" office:value-type="float" office:value="2742">
            <text:p>2742</text:p>
          </table:table-cell>
          <table:table-cell table:style-name="ACE-16" table:formula="of:=(([.L16]-[.K16])/2)+[.K16]" office:value-type="float" office:value="2518">
            <text:p>2518</text:p>
          </table:table-cell>
          <table:table-cell table:style-name="ACE-14" table:formula="of:=([.L16]-[.K16])/2" office:value-type="float" office:value="224">
            <text:p>224</text:p>
          </table:table-cell>
          <table:table-cell table:style-name="ACE-19" office:value-type="float" office:value="0.80000000000000004">
            <text:p>0.8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5.030000000000001">
            <text:p>−35.03</text:p>
          </table:table-cell>
          <table:table-cell table:style-name="ACE-8" office:value-type="float" office:value="117.88">
            <text:p>117.88</text:p>
          </table:table-cell>
          <table:table-cell table:number-columns-repeated="232" table:style-name="ACE-8"/>
        </table:table-row>
        <table:table-row table:style-name="AROW-6">
          <table:table-cell table:style-name="ACE-3" office:value-type="string">
            <text:p>Wk-12792</text:p>
          </table:table-cell>
          <table:table-cell table:style-name="ACE-3"/>
          <table:table-cell table:style-name="ACE-3" office:value-type="string">
            <text:p>LEEW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2963">
            <text:p>2963</text:p>
          </table:table-cell>
          <table:table-cell table:style-name="ACE-11" office:value-type="float" office:value="42">
            <text:p>42</text:p>
          </table:table-cell>
          <table:table-cell table:style-name="ACE-11" office:value-type="float" office:value="2454">
            <text:p>2454</text:p>
          </table:table-cell>
          <table:table-cell table:style-name="ACE-11" office:value-type="float" office:value="2796">
            <text:p>2796</text:p>
          </table:table-cell>
          <table:table-cell table:style-name="ACE-16" table:formula="of:=(([.L17]-[.K17])/2)+[.K17]" office:value-type="float" office:value="2625">
            <text:p>2625</text:p>
          </table:table-cell>
          <table:table-cell table:style-name="ACE-14" table:formula="of:=([.L17]-[.K17])/2" office:value-type="float" office:value="171">
            <text:p>171</text:p>
          </table:table-cell>
          <table:table-cell table:style-name="ACE-11" office:value-type="float" office:value="0.90000000000000002">
            <text:p>0.9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232" table:style-name="ACE-8"/>
        </table:table-row>
        <table:table-row table:style-name="AROW-6">
          <table:table-cell table:style-name="ACE-3" office:value-type="string">
            <text:p>Wk-12788</text:p>
          </table:table-cell>
          <table:table-cell table:style-name="ACE-3"/>
          <table:table-cell table:style-name="ACE-3" office:value-type="string">
            <text:p>CASTRE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2">
            <text:p>1.2</text:p>
          </table:table-cell>
          <table:table-cell table:style-name="ACE-11" office:value-type="float" office:value="3021">
            <text:p>3021</text:p>
          </table:table-cell>
          <table:table-cell table:style-name="ACE-11" office:value-type="float" office:value="33">
            <text:p>33</text:p>
          </table:table-cell>
          <table:table-cell table:style-name="ACE-11" office:value-type="float" office:value="2566">
            <text:p>2566</text:p>
          </table:table-cell>
          <table:table-cell table:style-name="ACE-11" office:value-type="float" office:value="2866">
            <text:p>2866</text:p>
          </table:table-cell>
          <table:table-cell table:style-name="ACE-16" table:formula="of:=(([.L18]-[.K18])/2)+[.K18]" office:value-type="float" office:value="2716">
            <text:p>2716</text:p>
          </table:table-cell>
          <table:table-cell table:style-name="ACE-14" table:formula="of:=([.L18]-[.K18])/2" office:value-type="float" office:value="150">
            <text:p>150</text:p>
          </table:table-cell>
          <table:table-cell table:style-name="ACE-11" office:value-type="float" office:value="1">
            <text:p>1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232" table:style-name="ACE-8"/>
        </table:table-row>
        <table:table-row table:style-name="AROW-6">
          <table:table-cell table:style-name="ACE-3" office:value-type="string">
            <text:p>Beta-132358</text:p>
          </table:table-cell>
          <table:table-cell table:style-name="ACE-3"/>
          <table:table-cell table:style-name="ACE-3" office:value-type="string">
            <text:p>3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3.6000000000000001">
            <text:p>3.6</text:p>
          </table:table-cell>
          <table:table-cell table:style-name="ACE-11" office:value-type="float" office:value="3650">
            <text:p>3650</text:p>
          </table:table-cell>
          <table:table-cell table:style-name="ACE-11" office:value-type="float" office:value="140">
            <text:p>140</text:p>
          </table:table-cell>
          <table:table-cell table:style-name="ACE-11" office:value-type="float" office:value="3117">
            <text:p>3117</text:p>
          </table:table-cell>
          <table:table-cell table:style-name="ACE-11" office:value-type="float" office:value="3864">
            <text:p>3864</text:p>
          </table:table-cell>
          <table:table-cell table:style-name="ACE-16" table:formula="of:=(([.L19]-[.K19])/2)+[.K19]" office:value-type="float" office:value="3490.5">
            <text:p>3491</text:p>
          </table:table-cell>
          <table:table-cell table:style-name="ACE-14" table:formula="of:=([.L19]-[.K19])/2" office:value-type="float" office:value="373.5">
            <text:p>374</text:p>
          </table:table-cell>
          <table:table-cell table:style-name="ACE-11" office:value-type="float" office:value="1.8999999999999999">
            <text:p>1.9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2791</text:p>
          </table:table-cell>
          <table:table-cell table:style-name="ACE-3"/>
          <table:table-cell table:style-name="ACE-3" office:value-type="string">
            <text:p>LEEW1-1</text:p>
          </table:table-cell>
          <table:table-cell table:style-name="ACE-3" office:value-type="string">
            <text:p>Serpulid Tubeworms</text:p>
          </table:table-cell>
          <table:table-cell table:style-name="ACE-9" office:value-type="string">
            <text:p>Galeolaria caespitosa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3917">
            <text:p>3917</text:p>
          </table:table-cell>
          <table:table-cell table:style-name="ACE-11" office:value-type="float" office:value="44">
            <text:p>44</text:p>
          </table:table-cell>
          <table:table-cell table:style-name="ACE-11" office:value-type="float" office:value="3626">
            <text:p>3626</text:p>
          </table:table-cell>
          <table:table-cell table:style-name="ACE-11" office:value-type="float" office:value="3982">
            <text:p>3982</text:p>
          </table:table-cell>
          <table:table-cell table:style-name="ACE-16" table:formula="of:=(([.L20]-[.K20])/2)+[.K20]" office:value-type="float" office:value="3804">
            <text:p>3804</text:p>
          </table:table-cell>
          <table:table-cell table:style-name="ACE-14" table:formula="of:=([.L20]-[.K20])/2" office:value-type="float" office:value="178">
            <text:p>178</text:p>
          </table:table-cell>
          <table:table-cell table:style-name="ACE-11" office:value-type="float" office:value="1.2">
            <text:p>1.2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3</text:p>
          </table:table-cell>
          <table:table-cell table:style-name="ACE-3" office:value-type="string">
            <text:p>Serpulid Tubeworms</text:p>
          </table:table-cell>
          <table:table-cell table:style-name="ACE-9" office:value-type="string">
            <text:p>Galeolaria caespitosa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8">
            <text:p>1.8</text:p>
          </table:table-cell>
          <table:table-cell table:style-name="ACE-11" office:value-type="float" office:value="3956">
            <text:p>3956</text:p>
          </table:table-cell>
          <table:table-cell table:style-name="ACE-11" office:value-type="float" office:value="59">
            <text:p>59</text:p>
          </table:table-cell>
          <table:table-cell table:style-name="ACE-11" office:value-type="float" office:value="3656">
            <text:p>3656</text:p>
          </table:table-cell>
          <table:table-cell table:style-name="ACE-11" office:value-type="float" office:value="4076">
            <text:p>4076</text:p>
          </table:table-cell>
          <table:table-cell table:style-name="ACE-16" table:formula="of:=(([.L21]-[.K21])/2)+[.K21]" office:value-type="float" office:value="3866">
            <text:p>3866</text:p>
          </table:table-cell>
          <table:table-cell table:style-name="ACE-14" table:formula="of:=([.L21]-[.K21])/2" office:value-type="float" office:value="210">
            <text:p>210</text:p>
          </table:table-cell>
          <table:table-cell table:style-name="ACE-11" office:value-type="float" office:value="1.3">
            <text:p>1.3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2787</text:p>
          </table:table-cell>
          <table:table-cell table:style-name="ACE-3"/>
          <table:table-cell table:style-name="ACE-3" office:value-type="string">
            <text:p>CASTBN4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5">
            <text:p>1.5</text:p>
          </table:table-cell>
          <table:table-cell table:style-name="ACE-11" office:value-type="float" office:value="4178">
            <text:p>4178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3975">
            <text:p>3975</text:p>
          </table:table-cell>
          <table:table-cell table:style-name="ACE-11" office:value-type="float" office:value="4371">
            <text:p>4371</text:p>
          </table:table-cell>
          <table:table-cell table:style-name="ACE-16" table:formula="of:=(([.L22]-[.K22])/2)+[.K22]" office:value-type="float" office:value="4173">
            <text:p>4173</text:p>
          </table:table-cell>
          <table:table-cell table:style-name="ACE-14" table:formula="of:=([.L22]-[.K22])/2" office:value-type="float" office:value="198">
            <text:p>198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1754</text:p>
          </table:table-cell>
          <table:table-cell table:style-name="ACE-3"/>
          <table:table-cell table:style-name="ACE-3" office:value-type="string">
            <text:p>EWA1c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2.2999999999999998">
            <text:p>2.3</text:p>
          </table:table-cell>
          <table:table-cell table:style-name="ACE-11" office:value-type="float" office:value="4281">
            <text:p>4281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4087">
            <text:p>4087</text:p>
          </table:table-cell>
          <table:table-cell table:style-name="ACE-11" office:value-type="float" office:value="4507">
            <text:p>4507</text:p>
          </table:table-cell>
          <table:table-cell table:style-name="ACE-16" table:formula="of:=(([.L23]-[.K23])/2)+[.K23]" office:value-type="float" office:value="4297">
            <text:p>4297</text:p>
          </table:table-cell>
          <table:table-cell table:style-name="ACE-14" table:formula="of:=([.L23]-[.K23])/2" office:value-type="float" office:value="210">
            <text:p>210</text:p>
          </table:table-cell>
          <table:table-cell table:style-name="ACE-11" office:value-type="float" office:value="1.3999999999999999">
            <text:p>1.4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k-12789</text:p>
          </table:table-cell>
          <table:table-cell table:style-name="ACE-3"/>
          <table:table-cell table:style-name="ACE-3" office:value-type="string">
            <text:p>CASTLRW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float" office:value="4641">
            <text:p>4641</text:p>
          </table:table-cell>
          <table:table-cell table:style-name="ACE-11" office:value-type="float" office:value="49">
            <text:p>49</text:p>
          </table:table-cell>
          <table:table-cell table:style-name="ACE-11" office:value-type="float" office:value="4573">
            <text:p>4573</text:p>
          </table:table-cell>
          <table:table-cell table:style-name="ACE-11" office:value-type="float" office:value="4955">
            <text:p>4955</text:p>
          </table:table-cell>
          <table:table-cell table:style-name="ACE-16" table:formula="of:=(([.L24]-[.K24])/2)+[.K24]" office:value-type="float" office:value="4764">
            <text:p>4764</text:p>
          </table:table-cell>
          <table:table-cell table:style-name="ACE-14" table:formula="of:=([.L24]-[.K24])/2" office:value-type="float" office:value="191">
            <text:p>191</text:p>
          </table:table-cell>
          <table:table-cell table:style-name="ACE-11" office:value-type="float" office:value="1.3999999999999999">
            <text:p>1.4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32356</text:p>
          </table:table-cell>
          <table:table-cell table:style-name="ACE-3"/>
          <table:table-cell table:style-name="ACE-3" office:value-type="string">
            <text:p>1S</text:p>
          </table:table-cell>
          <table:table-cell table:style-name="ACE-3" office:value-type="string">
            <text:p>Serpulid Tubeworms</text:p>
          </table:table-cell>
          <table:table-cell table:style-name="ACE-9"/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2.2000000000000002">
            <text:p>2.2</text:p>
          </table:table-cell>
          <table:table-cell table:style-name="ACE-11" office:value-type="float" office:value="5400">
            <text:p>5400</text:p>
          </table:table-cell>
          <table:table-cell table:style-name="ACE-11" office:value-type="float" office:value="150">
            <text:p>150</text:p>
          </table:table-cell>
          <table:table-cell table:style-name="ACE-11" office:value-type="float" office:value="5324">
            <text:p>5324</text:p>
          </table:table-cell>
          <table:table-cell table:style-name="ACE-11" office:value-type="float" office:value="6048">
            <text:p>6048</text:p>
          </table:table-cell>
          <table:table-cell table:style-name="ACE-16" table:formula="of:=(([.L25]-[.K25])/2)+[.K25]" office:value-type="float" office:value="5686">
            <text:p>5686</text:p>
          </table:table-cell>
          <table:table-cell table:style-name="ACE-14" table:formula="of:=([.L25]-[.K25])/2" office:value-type="float" office:value="362">
            <text:p>362</text:p>
          </table:table-cell>
          <table:table-cell table:style-name="ACE-11" office:value-type="float" office:value="2.2000000000000002">
            <text:p>2.2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I-10, 378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500">
            <text:p>450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4297">
            <text:p>4297</text:p>
          </table:table-cell>
          <table:table-cell table:style-name="ACE-11" office:value-type="float" office:value="4854">
            <text:p>4854</text:p>
          </table:table-cell>
          <table:table-cell table:style-name="ACE-16" table:formula="of:=(([.L26]-[.K26])/2)+[.K26]" office:value-type="float" office:value="4575.5">
            <text:p>4576</text:p>
          </table:table-cell>
          <table:table-cell table:style-name="ACE-14" table:formula="of:=([.L26]-[.K26])/2" office:value-type="float" office:value="278.5">
            <text:p>279</text:p>
          </table:table-cell>
          <table:table-cell table:style-name="ACE-11" office:value-type="float" office:value="-1">
            <text:p>−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I-10, 37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100">
            <text:p>510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038">
            <text:p>5038</text:p>
          </table:table-cell>
          <table:table-cell table:style-name="ACE-11" office:value-type="float" office:value="5626">
            <text:p>5626</text:p>
          </table:table-cell>
          <table:table-cell table:style-name="ACE-16" table:formula="of:=(([.L27]-[.K27])/2)+[.K27]" office:value-type="float" office:value="5332">
            <text:p>5332</text:p>
          </table:table-cell>
          <table:table-cell table:style-name="ACE-14" table:formula="of:=([.L27]-[.K27])/2" office:value-type="float" office:value="294">
            <text:p>294</text:p>
          </table:table-cell>
          <table:table-cell table:style-name="ACE-11" office:value-type="float" office:value="-2.7999999999999998">
            <text:p>−2.8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79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/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250">
            <text:p>525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289">
            <text:p>5289</text:p>
          </table:table-cell>
          <table:table-cell table:style-name="ACE-11" office:value-type="float" office:value="5829">
            <text:p>5829</text:p>
          </table:table-cell>
          <table:table-cell table:style-name="ACE-16" table:formula="of:=(([.L28]-[.K28])/2)+[.K28]" office:value-type="float" office:value="5559">
            <text:p>5559</text:p>
          </table:table-cell>
          <table:table-cell table:style-name="ACE-14" table:formula="of:=([.L28]-[.K28])/2" office:value-type="float" office:value="270">
            <text:p>270</text:p>
          </table:table-cell>
          <table:table-cell table:style-name="ACE-11" office:value-type="float" office:value="-2.1000000000000001">
            <text:p>−2.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4-PAVE</text:p>
          </table:table-cell>
          <table:table-cell table:style-name="ACE-3"/>
          <table:table-cell table:style-name="ACE-3" office:value-type="string">
            <text:p>HS4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29]" office:value-type="float" office:value="1058">
            <text:p>1058</text:p>
          </table:table-cell>
          <table:table-cell table:style-name="ACE-14" table:formula="of:=[.N29]/2" office:value-type="float" office:value="5">
            <text:p>5</text:p>
          </table:table-cell>
          <table:table-cell table:number-columns-repeated="2" table:style-name="ACE-11"/>
          <table:table-cell table:style-name="ACE-16" office:value-type="float" office:value="1058">
            <text:p>1058</text:p>
          </table:table-cell>
          <table:table-cell table:style-name="ACE-14" office:value-type="float" office:value="10">
            <text:p>10</text:p>
          </table:table-cell>
          <table:table-cell table:style-name="ACE-11" office:value-type="float" office:value="0.85999999999999999">
            <text:p>0.86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T3-PAVE</text:p>
          </table:table-cell>
          <table:table-cell table:style-name="ACE-3"/>
          <table:table-cell table:style-name="ACE-3" office:value-type="string">
            <text:p>HST3</text:p>
          </table:table-cell>
          <table:table-cell table:style-name="ACE-3" office:value-type="string">
            <text:p>Coral pavement*</text:p>
          </table:table-cell>
          <table:table-cell table:style-name="ACE-9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0]" office:value-type="float" office:value="2335">
            <text:p>2335</text:p>
          </table:table-cell>
          <table:table-cell table:style-name="ACE-14" table:formula="of:=[.N30]/2" office:value-type="float" office:value="6.5">
            <text:p>7</text:p>
          </table:table-cell>
          <table:table-cell table:number-columns-repeated="2" table:style-name="ACE-11"/>
          <table:table-cell table:style-name="ACE-16" office:value-type="float" office:value="2335">
            <text:p>2335</text:p>
          </table:table-cell>
          <table:table-cell table:style-name="ACE-14" office:value-type="float" office:value="13">
            <text:p>13</text:p>
          </table:table-cell>
          <table:table-cell table:style-name="ACE-11" office:value-type="float" office:value="1.1299999999999999">
            <text:p>1.13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3-PAVE</text:p>
          </table:table-cell>
          <table:table-cell table:style-name="ACE-3"/>
          <table:table-cell table:style-name="ACE-3" office:value-type="string">
            <text:p>HS3</text:p>
          </table:table-cell>
          <table:table-cell table:style-name="ACE-3" office:value-type="string">
            <text:p>Coral pavement*</text:p>
          </table:table-cell>
          <table:table-cell table:style-name="ACE-9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1]" office:value-type="float" office:value="3226">
            <text:p>3226</text:p>
          </table:table-cell>
          <table:table-cell table:style-name="ACE-14" table:formula="of:=[.N31]/2" office:value-type="float" office:value="28">
            <text:p>28</text:p>
          </table:table-cell>
          <table:table-cell table:number-columns-repeated="2" table:style-name="ACE-11"/>
          <table:table-cell table:style-name="ACE-16" office:value-type="float" office:value="3226">
            <text:p>3226</text:p>
          </table:table-cell>
          <table:table-cell table:style-name="ACE-14" office:value-type="float" office:value="56">
            <text:p>56</text:p>
          </table:table-cell>
          <table:table-cell table:style-name="ACE-11" office:value-type="float" office:value="1.0700000000000001">
            <text:p>1.07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T1-PAVE</text:p>
          </table:table-cell>
          <table:table-cell table:style-name="ACE-3"/>
          <table:table-cell table:style-name="ACE-3" office:value-type="string">
            <text:p>HST1</text:p>
          </table:table-cell>
          <table:table-cell table:style-name="ACE-3" office:value-type="string">
            <text:p>Coral pavement*</text:p>
          </table:table-cell>
          <table:table-cell table:style-name="ACE-9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2]" office:value-type="float" office:value="3831">
            <text:p>3831</text:p>
          </table:table-cell>
          <table:table-cell table:style-name="ACE-14" table:formula="of:=[.N32]/2" office:value-type="float" office:value="16.5">
            <text:p>17</text:p>
          </table:table-cell>
          <table:table-cell table:number-columns-repeated="2" table:style-name="ACE-11"/>
          <table:table-cell table:style-name="ACE-16" office:value-type="float" office:value="3831">
            <text:p>3831</text:p>
          </table:table-cell>
          <table:table-cell table:style-name="ACE-14" office:value-type="float" office:value="33">
            <text:p>33</text:p>
          </table:table-cell>
          <table:table-cell table:style-name="ACE-11" office:value-type="float" office:value="1.1799999999999999">
            <text:p>1.18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T2-PAVE</text:p>
          </table:table-cell>
          <table:table-cell table:style-name="ACE-3"/>
          <table:table-cell table:style-name="ACE-3" office:value-type="string">
            <text:p>HST2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3]" office:value-type="float" office:value="3867">
            <text:p>3867</text:p>
          </table:table-cell>
          <table:table-cell table:style-name="ACE-14" table:formula="of:=[.N33]/2" office:value-type="float" office:value="14">
            <text:p>14</text:p>
          </table:table-cell>
          <table:table-cell table:number-columns-repeated="2" table:style-name="ACE-11"/>
          <table:table-cell table:style-name="ACE-16" office:value-type="float" office:value="3867">
            <text:p>3867</text:p>
          </table:table-cell>
          <table:table-cell table:style-name="ACE-14" office:value-type="float" office:value="28">
            <text:p>28</text:p>
          </table:table-cell>
          <table:table-cell table:style-name="ACE-11" office:value-type="float" office:value="1.4299999999999999">
            <text:p>1.43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T7-PAVE</text:p>
          </table:table-cell>
          <table:table-cell table:style-name="ACE-3"/>
          <table:table-cell table:style-name="ACE-3" office:value-type="string">
            <text:p>HST7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4]" office:value-type="float" office:value="5825">
            <text:p>5825</text:p>
          </table:table-cell>
          <table:table-cell table:style-name="ACE-14" table:formula="of:=[.N34]/2" office:value-type="float" office:value="15">
            <text:p>15</text:p>
          </table:table-cell>
          <table:table-cell table:number-columns-repeated="2" table:style-name="ACE-11"/>
          <table:table-cell table:style-name="ACE-16" office:value-type="float" office:value="5825">
            <text:p>5825</text:p>
          </table:table-cell>
          <table:table-cell table:style-name="ACE-14" office:value-type="float" office:value="30">
            <text:p>30</text:p>
          </table:table-cell>
          <table:table-cell table:style-name="ACE-11" office:value-type="float" office:value="1.8600000000000001">
            <text:p>1.86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HST4-PAVE</text:p>
          </table:table-cell>
          <table:table-cell table:style-name="ACE-3"/>
          <table:table-cell table:style-name="ACE-3" office:value-type="string">
            <text:p>HST4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5]" office:value-type="float" office:value="6323">
            <text:p>6323</text:p>
          </table:table-cell>
          <table:table-cell table:style-name="ACE-14" table:formula="of:=[.N35]/2" office:value-type="float" office:value="11.5">
            <text:p>12</text:p>
          </table:table-cell>
          <table:table-cell table:number-columns-repeated="2" table:style-name="ACE-11"/>
          <table:table-cell table:style-name="ACE-16" office:value-type="float" office:value="6323">
            <text:p>6323</text:p>
          </table:table-cell>
          <table:table-cell table:style-name="ACE-14" office:value-type="float" office:value="23">
            <text:p>23</text:p>
          </table:table-cell>
          <table:table-cell table:style-name="ACE-11" office:value-type="float" office:value="1.2">
            <text:p>1.2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5" office:value-type="string">
            <text:p>HST5-PAVE</text:p>
          </table:table-cell>
          <table:table-cell table:style-name="ACE-5"/>
          <table:table-cell table:style-name="ACE-3" office:value-type="string">
            <text:p>HST5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6]" office:value-type="float" office:value="6832">
            <text:p>6832</text:p>
          </table:table-cell>
          <table:table-cell table:style-name="ACE-14" table:formula="of:=[.N36]/2" office:value-type="float" office:value="17">
            <text:p>17</text:p>
          </table:table-cell>
          <table:table-cell table:number-columns-repeated="2" table:style-name="ACE-11"/>
          <table:table-cell table:style-name="ACE-16" office:value-type="float" office:value="6832">
            <text:p>6832</text:p>
          </table:table-cell>
          <table:table-cell table:style-name="ACE-14" office:value-type="float" office:value="34">
            <text:p>34</text:p>
          </table:table-cell>
          <table:table-cell table:style-name="ACE-11" office:value-type="float" office:value="2.02">
            <text:p>2.02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style-name="ACE-8"/>
          <table:table-cell table:style-name="ACE-3" office:value-type="string">
            <text:p>*Note these heights corrected to provide a relative sea level (modern pavements 0.4 m below MSL and data previously reported as height above MSL</text:p>
          </table:table-cell>
          <table:table-cell table:number-columns-repeated="230" table:style-name="ACE-8"/>
        </table:table-row>
        <table:table-row table:style-name="AROW-4">
          <table:table-cell table:style-name="ACE-3" office:value-type="string">
            <text:p>HST8-PAVE</text:p>
          </table:table-cell>
          <table:table-cell table:style-name="ACE-3"/>
          <table:table-cell table:style-name="ACE-3" office:value-type="string">
            <text:p>HST8</text:p>
          </table:table-cell>
          <table:table-cell table:style-name="ACE-3" office:value-type="string">
            <text:p>Coral pavement*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37]" office:value-type="float" office:value="6919">
            <text:p>6919</text:p>
          </table:table-cell>
          <table:table-cell table:style-name="ACE-14" table:formula="of:=[.N37]/2" office:value-type="float" office:value="16.5">
            <text:p>17</text:p>
          </table:table-cell>
          <table:table-cell table:number-columns-repeated="2" table:style-name="ACE-11"/>
          <table:table-cell table:style-name="ACE-16" office:value-type="float" office:value="6919">
            <text:p>6919</text:p>
          </table:table-cell>
          <table:table-cell table:style-name="ACE-14" office:value-type="float" office:value="33">
            <text:p>33</text:p>
          </table:table-cell>
          <table:table-cell table:style-name="ACE-11" office:value-type="float" office:value="1.8200000000000001">
            <text:p>1.82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Y-333</text:p>
          </table:table-cell>
          <table:table-cell table:number-columns-repeated="2" table:style-name="ACE-3"/>
          <table:table-cell table:style-name="ACE-3" office:value-type="string">
            <text:p>Pelecypod</text:p>
          </table:table-cell>
          <table:table-cell table:style-name="ACE-3" office:value-type="string">
            <text:p>Barbatia pistachi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180">
            <text:p>518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5223">
            <text:p>5223</text:p>
          </table:table-cell>
          <table:table-cell table:style-name="ACE-11" office:value-type="float" office:value="5720">
            <text:p>5720</text:p>
          </table:table-cell>
          <table:table-cell table:style-name="ACE-16" table:formula="of:=(([.L38]-[.K38])/2)+[.K38]" office:value-type="float" office:value="5471.5">
            <text:p>5472</text:p>
          </table:table-cell>
          <table:table-cell table:style-name="ACE-14" table:formula="of:=([.L38]-[.K38])/2" office:value-type="float" office:value="248.5">
            <text:p>249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Y-33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810">
            <text:p>381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3422">
            <text:p>3422</text:p>
          </table:table-cell>
          <table:table-cell table:style-name="ACE-11" office:value-type="float" office:value="3940">
            <text:p>3940</text:p>
          </table:table-cell>
          <table:table-cell table:style-name="ACE-16" table:formula="of:=(([.L39]-[.K39])/2)+[.K39]" office:value-type="float" office:value="3681">
            <text:p>3681</text:p>
          </table:table-cell>
          <table:table-cell table:style-name="ACE-14" table:formula="of:=([.L39]-[.K39])/2" office:value-type="float" office:value="259">
            <text:p>259</text:p>
          </table:table-cell>
          <table:table-cell table:style-name="ACE-11" office:value-type="float" office:value="2.5">
            <text:p>2.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number-columns-repeated="3" table:style-name="ACE-8"/>
          <table:table-cell table:style-name="ACE-8" office:value-type="float" office:value="-31.995999999999999">
            <text:p>−31.996</text:p>
          </table:table-cell>
          <table:table-cell table:style-name="ACE-8" office:value-type="float" office:value="115.51900000000001">
            <text:p>115.51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Y-32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120">
            <text:p>5120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5018">
            <text:p>5018</text:p>
          </table:table-cell>
          <table:table-cell table:style-name="ACE-11" office:value-type="float" office:value="5703">
            <text:p>5703</text:p>
          </table:table-cell>
          <table:table-cell table:style-name="ACE-16" table:formula="of:=(([.L40]-[.K40])/2)+[.K40]" office:value-type="float" office:value="5360.5">
            <text:p>5361</text:p>
          </table:table-cell>
          <table:table-cell table:style-name="ACE-14" table:formula="of:=([.L40]-[.K40])/2" office:value-type="float" office:value="342.5">
            <text:p>343</text:p>
          </table:table-cell>
          <table:table-cell table:style-name="ACE-11" office:value-type="float" office:value="3">
            <text:p>3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number-columns-repeated="3" table:style-name="ACE-8"/>
          <table:table-cell table:style-name="ACE-8" office:value-type="float" office:value="-32.271000000000001">
            <text:p>−32.271</text:p>
          </table:table-cell>
          <table:table-cell table:style-name="ACE-8" office:value-type="float" office:value="115.687">
            <text:p>115.687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2_1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6460">
            <text:p>6460</text:p>
          </table:table-cell>
          <table:table-cell table:style-name="ACE-14" table:formula="of:=[.N41]/2" office:value-type="float" office:value="25">
            <text:p>25</text:p>
          </table:table-cell>
          <table:table-cell table:number-columns-repeated="2" table:style-name="ACE-11"/>
          <table:table-cell table:style-name="ACE-6" office:value-type="float" office:value="6460">
            <text:p>646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-0.20000000000000001">
            <text:p>−0.2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2_2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6320">
            <text:p>6320</text:p>
          </table:table-cell>
          <table:table-cell table:style-name="ACE-14" table:formula="of:=[.N42]/2" office:value-type="float" office:value="25">
            <text:p>25</text:p>
          </table:table-cell>
          <table:table-cell table:number-columns-repeated="2" table:style-name="ACE-11"/>
          <table:table-cell table:style-name="ACE-6" office:value-type="float" office:value="6320">
            <text:p>632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-0.20000000000000001">
            <text:p>−0.2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3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6716">
            <text:p>6716</text:p>
          </table:table-cell>
          <table:table-cell table:style-name="ACE-14" table:formula="of:=[.N43]/2" office:value-type="float" office:value="28">
            <text:p>28</text:p>
          </table:table-cell>
          <table:table-cell table:number-columns-repeated="2" table:style-name="ACE-11"/>
          <table:table-cell table:style-name="ACE-6" office:value-type="float" office:value="6716">
            <text:p>6716</text:p>
          </table:table-cell>
          <table:table-cell table:style-name="ACE-6" office:value-type="float" office:value="56">
            <text:p>56</text:p>
          </table:table-cell>
          <table:table-cell table:style-name="ACE-6" office:value-type="float" office:value="1.2">
            <text:p>1.2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8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7102">
            <text:p>7102</text:p>
          </table:table-cell>
          <table:table-cell table:style-name="ACE-14" table:formula="of:=[.N44]/2" office:value-type="float" office:value="34.5">
            <text:p>35</text:p>
          </table:table-cell>
          <table:table-cell table:number-columns-repeated="2" table:style-name="ACE-11"/>
          <table:table-cell table:style-name="ACE-6" office:value-type="float" office:value="7102">
            <text:p>7102</text:p>
          </table:table-cell>
          <table:table-cell table:style-name="ACE-6" office:value-type="float" office:value="69">
            <text:p>69</text:p>
          </table:table-cell>
          <table:table-cell table:style-name="ACE-6" office:value-type="float" office:value="2.2999999999999998">
            <text:p>2.3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10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7962">
            <text:p>7962</text:p>
          </table:table-cell>
          <table:table-cell table:style-name="ACE-14" table:formula="of:=[.N45]/2" office:value-type="float" office:value="38">
            <text:p>38</text:p>
          </table:table-cell>
          <table:table-cell table:number-columns-repeated="2" table:style-name="ACE-11"/>
          <table:table-cell table:style-name="ACE-6" office:value-type="float" office:value="7962">
            <text:p>7962</text:p>
          </table:table-cell>
          <table:table-cell table:style-name="ACE-6" office:value-type="float" office:value="76">
            <text:p>76</text:p>
          </table:table-cell>
          <table:table-cell table:style-name="ACE-6" office:value-type="float" office:value="5">
            <text:p>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12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8124">
            <text:p>8124</text:p>
          </table:table-cell>
          <table:table-cell table:style-name="ACE-14" table:formula="of:=[.N46]/2" office:value-type="float" office:value="22">
            <text:p>22</text:p>
          </table:table-cell>
          <table:table-cell table:number-columns-repeated="2" table:style-name="ACE-11"/>
          <table:table-cell table:style-name="ACE-6" office:value-type="float" office:value="8124">
            <text:p>8124</text:p>
          </table:table-cell>
          <table:table-cell table:style-name="ACE-6" office:value-type="float" office:value="44">
            <text:p>44</text:p>
          </table:table-cell>
          <table:table-cell table:style-name="ACE-6" office:value-type="float" office:value="7.5">
            <text:p>7.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21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8191">
            <text:p>8191</text:p>
          </table:table-cell>
          <table:table-cell table:style-name="ACE-14" table:formula="of:=[.N47]/2" office:value-type="float" office:value="56.5">
            <text:p>57</text:p>
          </table:table-cell>
          <table:table-cell table:number-columns-repeated="2" table:style-name="ACE-11"/>
          <table:table-cell table:style-name="ACE-6" office:value-type="float" office:value="8191">
            <text:p>8191</text:p>
          </table:table-cell>
          <table:table-cell table:style-name="ACE-6" office:value-type="float" office:value="113">
            <text:p>113</text:p>
          </table:table-cell>
          <table:table-cell table:style-name="ACE-6" office:value-type="float" office:value="10.699999999999999">
            <text:p>10.7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14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8621">
            <text:p>8621</text:p>
          </table:table-cell>
          <table:table-cell table:style-name="ACE-14" table:formula="of:=[.N48]/2" office:value-type="float" office:value="24">
            <text:p>24</text:p>
          </table:table-cell>
          <table:table-cell table:number-columns-repeated="2" table:style-name="ACE-11"/>
          <table:table-cell table:style-name="ACE-6" office:value-type="float" office:value="8621">
            <text:p>8621</text:p>
          </table:table-cell>
          <table:table-cell table:style-name="ACE-6" office:value-type="float" office:value="48">
            <text:p>48</text:p>
          </table:table-cell>
          <table:table-cell table:style-name="ACE-6" office:value-type="float" office:value="14.199999999999999">
            <text:p>14.2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4">
          <table:table-cell table:style-name="ACE-6" office:value-type="string">
            <text:p>MC16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000">
            <text:p>9000</text:p>
          </table:table-cell>
          <table:table-cell table:style-name="ACE-14" table:formula="of:=[.N49]/2" office:value-type="float" office:value="85.5">
            <text:p>86</text:p>
          </table:table-cell>
          <table:table-cell table:number-columns-repeated="2" table:style-name="ACE-11"/>
          <table:table-cell table:style-name="ACE-6" office:value-type="float" office:value="9000">
            <text:p>9000</text:p>
          </table:table-cell>
          <table:table-cell table:style-name="ACE-6" office:value-type="float" office:value="171">
            <text:p>171</text:p>
          </table:table-cell>
          <table:table-cell table:style-name="ACE-6" office:value-type="float" office:value="17.100000000000001">
            <text:p>17.1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MCI8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347">
            <text:p>9347</text:p>
          </table:table-cell>
          <table:table-cell table:style-name="ACE-14" table:formula="of:=[.N50]/2" office:value-type="float" office:value="35">
            <text:p>35</text:p>
          </table:table-cell>
          <table:table-cell table:number-columns-repeated="2" table:style-name="ACE-11"/>
          <table:table-cell table:style-name="ACE-6" office:value-type="float" office:value="9347">
            <text:p>9347</text:p>
          </table:table-cell>
          <table:table-cell table:style-name="ACE-6" office:value-type="float" office:value="70">
            <text:p>70</text:p>
          </table:table-cell>
          <table:table-cell table:style-name="ACE-6" office:value-type="float" office:value="19.800000000000001">
            <text:p>19.8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MC4_1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610">
            <text:p>9610</text:p>
          </table:table-cell>
          <table:table-cell table:style-name="ACE-14" table:formula="of:=[.N51]/2" office:value-type="float" office:value="25">
            <text:p>25</text:p>
          </table:table-cell>
          <table:table-cell table:number-columns-repeated="2" table:style-name="ACE-11"/>
          <table:table-cell table:style-name="ACE-6" office:value-type="float" office:value="9610">
            <text:p>961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23.600000000000001">
            <text:p>23.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MC4_2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480">
            <text:p>9480</text:p>
          </table:table-cell>
          <table:table-cell table:style-name="ACE-14" table:formula="of:=[.N52]/2" office:value-type="float" office:value="25">
            <text:p>25</text:p>
          </table:table-cell>
          <table:table-cell table:number-columns-repeated="2" table:style-name="ACE-11"/>
          <table:table-cell table:style-name="ACE-6" office:value-type="float" office:value="9480">
            <text:p>948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23.600000000000001">
            <text:p>23.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MC4_3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484">
            <text:p>9484</text:p>
          </table:table-cell>
          <table:table-cell table:style-name="ACE-14" table:formula="of:=[.N53]/2" office:value-type="float" office:value="38.5">
            <text:p>39</text:p>
          </table:table-cell>
          <table:table-cell table:number-columns-repeated="2" table:style-name="ACE-11"/>
          <table:table-cell table:style-name="ACE-6" office:value-type="float" office:value="9484">
            <text:p>9484</text:p>
          </table:table-cell>
          <table:table-cell table:style-name="ACE-6" office:value-type="float" office:value="77">
            <text:p>77</text:p>
          </table:table-cell>
          <table:table-cell table:style-name="ACE-6" office:value-type="float" office:value="23.600000000000001">
            <text:p>23.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MC5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9809">
            <text:p>9809</text:p>
          </table:table-cell>
          <table:table-cell table:style-name="ACE-14" table:formula="of:=[.N54]/2" office:value-type="float" office:value="47.5">
            <text:p>48</text:p>
          </table:table-cell>
          <table:table-cell table:number-columns-repeated="2" table:style-name="ACE-11"/>
          <table:table-cell table:style-name="ACE-6" office:value-type="float" office:value="9809">
            <text:p>9809</text:p>
          </table:table-cell>
          <table:table-cell table:style-name="ACE-6" office:value-type="float" office:value="95">
            <text:p>95</text:p>
          </table:table-cell>
          <table:table-cell table:style-name="ACE-6" office:value-type="float" office:value="24.399999999999999">
            <text:p>24.4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SCI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4674">
            <text:p>4674</text:p>
          </table:table-cell>
          <table:table-cell table:style-name="ACE-14" table:formula="of:=[.N55]/2" office:value-type="float" office:value="20">
            <text:p>20</text:p>
          </table:table-cell>
          <table:table-cell table:number-columns-repeated="2" table:style-name="ACE-11"/>
          <table:table-cell table:style-name="ACE-6" office:value-type="float" office:value="4674">
            <text:p>4674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0.050000000000000003">
            <text:p>0.0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SC4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5804">
            <text:p>5804</text:p>
          </table:table-cell>
          <table:table-cell table:style-name="ACE-14" table:formula="of:=[.N56]/2" office:value-type="float" office:value="37.5">
            <text:p>38</text:p>
          </table:table-cell>
          <table:table-cell table:number-columns-repeated="2" table:style-name="ACE-11"/>
          <table:table-cell table:style-name="ACE-6" office:value-type="float" office:value="5804">
            <text:p>5804</text:p>
          </table:table-cell>
          <table:table-cell table:style-name="ACE-6" office:value-type="float" office:value="75">
            <text:p>75</text:p>
          </table:table-cell>
          <table:table-cell table:style-name="ACE-6" office:value-type="float" office:value="6.5499999999999998">
            <text:p>6.5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SC2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6368">
            <text:p>6368</text:p>
          </table:table-cell>
          <table:table-cell table:style-name="ACE-14" table:formula="of:=[.N57]/2" office:value-type="float" office:value="18.5">
            <text:p>19</text:p>
          </table:table-cell>
          <table:table-cell table:number-columns-repeated="2" table:style-name="ACE-11"/>
          <table:table-cell table:style-name="ACE-6" office:value-type="float" office:value="6368">
            <text:p>6368</text:p>
          </table:table-cell>
          <table:table-cell table:style-name="ACE-6" office:value-type="float" office:value="37">
            <text:p>37</text:p>
          </table:table-cell>
          <table:table-cell table:style-name="ACE-6" office:value-type="float" office:value="11.15">
            <text:p>11.1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232" table:style-name="ACE-8"/>
        </table:table-row>
        <table:table-row table:style-name="AROW-7">
          <table:table-cell table:style-name="ACE-6" office:value-type="string">
            <text:p>SC3</text:p>
          </table:table-cell>
          <table:table-cell table:style-name="ACE-6"/>
          <table:table-cell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6" office:value-type="float" office:value="7102">
            <text:p>7102</text:p>
          </table:table-cell>
          <table:table-cell table:style-name="ACE-14" table:formula="of:=[.N58]/2" office:value-type="float" office:value="41">
            <text:p>41</text:p>
          </table:table-cell>
          <table:table-cell table:number-columns-repeated="2" table:style-name="ACE-11"/>
          <table:table-cell table:style-name="ACE-6" office:value-type="float" office:value="7102">
            <text:p>7102</text:p>
          </table:table-cell>
          <table:table-cell table:style-name="ACE-6" office:value-type="float" office:value="82">
            <text:p>82</text:p>
          </table:table-cell>
          <table:table-cell table:style-name="ACE-6" office:value-type="float" office:value="14.15">
            <text:p>14.1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3" office:value-type="string">
            <text:p>Eisenhauer et al. 1993</text:p>
          </table:table-cell>
          <table:table-cell table:style-name="ACE-3" office:value-type="string">
            <text:p>EisenhauerEtal199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232" table:style-name="ACE-8"/>
        </table:table-row>
        <table:table-row table:style-name="AROW-4">
          <table:table-cell table:style-name="ACE-7" office:value-type="string">
            <text:p>SUA-339</text:p>
          </table:table-cell>
          <table:table-cell table:style-name="ACE-7"/>
          <table:table-cell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500">
            <text:p>450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4297">
            <text:p>4297</text:p>
          </table:table-cell>
          <table:table-cell table:style-name="ACE-11" office:value-type="float" office:value="4854">
            <text:p>4854</text:p>
          </table:table-cell>
          <table:table-cell table:style-name="ACE-16" table:formula="of:=(([.L59]-[.K59])/2)+[.K59]" office:value-type="float" office:value="4575.5">
            <text:p>4576</text:p>
          </table:table-cell>
          <table:table-cell table:style-name="ACE-14" table:formula="of:=([.L59]-[.K59])/2" office:value-type="float" office:value="278.5">
            <text:p>279</text:p>
          </table:table-cell>
          <table:table-cell table:style-name="ACE-11" office:value-type="float" office:value="0.14999999999999999">
            <text:p>0.1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3" office:value-type="string">
            <text:p>Gillespie and Temple 1976</text:p>
          </table:table-cell>
          <table:table-cell table:style-name="ACE-3" office:value-type="string">
            <text:p>GillespieTemple1976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232" table:style-name="ACE-8"/>
        </table:table-row>
        <table:table-row table:style-name="AROW-4">
          <table:table-cell table:style-name="ACE-7" office:value-type="string">
            <text:p>SUA-340</text:p>
          </table:table-cell>
          <table:table-cell table:style-name="ACE-7"/>
          <table:table-cell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440">
            <text:p>544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474">
            <text:p>5474</text:p>
          </table:table-cell>
          <table:table-cell table:style-name="ACE-11" office:value-type="float" office:value="5996">
            <text:p>5996</text:p>
          </table:table-cell>
          <table:table-cell table:style-name="ACE-16" table:formula="of:=(([.L60]-[.K60])/2)+[.K60]" office:value-type="float" office:value="5735">
            <text:p>5735</text:p>
          </table:table-cell>
          <table:table-cell table:style-name="ACE-14" table:formula="of:=([.L60]-[.K60])/2" office:value-type="float" office:value="261">
            <text:p>261</text:p>
          </table:table-cell>
          <table:table-cell table:style-name="ACE-11" office:value-type="float" office:value="-0.25">
            <text:p>−0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3" office:value-type="string">
            <text:p>Gillespie and Temple 1976</text:p>
          </table:table-cell>
          <table:table-cell table:style-name="ACE-3" office:value-type="string">
            <text:p>GillespieTemple1976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232" table:style-name="ACE-8"/>
        </table:table-row>
        <table:table-row table:style-name="AROW-4">
          <table:table-cell table:style-name="ACE-7" office:value-type="string">
            <text:p>SUA-341</text:p>
          </table:table-cell>
          <table:table-cell table:style-name="ACE-7"/>
          <table:table-cell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Sanguinolaria biradiata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940">
            <text:p>594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994">
            <text:p>5994</text:p>
          </table:table-cell>
          <table:table-cell table:style-name="ACE-11" office:value-type="float" office:value="6551">
            <text:p>6551</text:p>
          </table:table-cell>
          <table:table-cell table:style-name="ACE-16" table:formula="of:=(([.L61]-[.K61])/2)+[.K61]" office:value-type="float" office:value="6272.5">
            <text:p>6273</text:p>
          </table:table-cell>
          <table:table-cell table:style-name="ACE-14" table:formula="of:=([.L61]-[.K61])/2" office:value-type="float" office:value="278.5">
            <text:p>279</text:p>
          </table:table-cell>
          <table:table-cell table:style-name="ACE-11" office:value-type="float" office:value="-0.69999999999999996">
            <text:p>−0.7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3" office:value-type="string">
            <text:p>Gillespie and Temple 1976</text:p>
          </table:table-cell>
          <table:table-cell table:style-name="ACE-3" office:value-type="string">
            <text:p>GillespieTemple1976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ZG-465</text:p>
          </table:table-cell>
          <table:table-cell table:style-name="ACE-3"/>
          <table:table-cell table:style-name="ACE-3" office:value-type="string">
            <text:p>BSM1a</text:p>
          </table:table-cell>
          <table:table-cell table:style-name="ACE-3" office:value-type="string">
            <text:p>Ooid</text:p>
          </table:table-cell>
          <table:table-cell table:style-name="ACE-3"/>
          <table:table-cell table:style-name="ACE-3" office:value-type="string">
            <text:p>Port Smith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850">
            <text:p>385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3573">
            <text:p>3573</text:p>
          </table:table-cell>
          <table:table-cell table:style-name="ACE-14" office:value-type="float" office:value="3875">
            <text:p>3875</text:p>
          </table:table-cell>
          <table:table-cell table:style-name="ACE-16" table:formula="of:=(([.L62]-[.K62])/2)+[.K62]" office:value-type="float" office:value="3724">
            <text:p>3724</text:p>
          </table:table-cell>
          <table:table-cell table:style-name="ACE-14" table:formula="of:=([.L62]-[.K62])/2" office:value-type="float" office:value="151">
            <text:p>151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Hearty et al. 2006</text:p>
          </table:table-cell>
          <table:table-cell table:style-name="ACE-4" office:value-type="string">
            <text:p>HeartyEtal2006</text:p>
          </table:table-cell>
          <table:table-cell table:number-columns-repeated="3" table:style-name="ACE-8"/>
          <table:table-cell table:style-name="ACE-8" office:value-type="float" office:value="-18.457000000000001">
            <text:p>−18.457</text:p>
          </table:table-cell>
          <table:table-cell table:style-name="ACE-8" office:value-type="float" office:value="121.812">
            <text:p>121.81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3842</text:p>
          </table:table-cell>
          <table:table-cell table:style-name="ACE-3"/>
          <table:table-cell table:style-name="ACE-3" office:value-type="string">
            <text:p>Point Torment Barrier G pit 1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1190">
            <text:p>119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923">
            <text:p>923</text:p>
          </table:table-cell>
          <table:table-cell table:style-name="ACE-11" office:value-type="float" office:value="1262">
            <text:p>1262</text:p>
          </table:table-cell>
          <table:table-cell table:style-name="ACE-16" table:formula="of:=(([.L63]-[.K63])/2)+[.K63]" office:value-type="float" office:value="1092.5">
            <text:p>1093</text:p>
          </table:table-cell>
          <table:table-cell table:style-name="ACE-14" table:formula="of:=([.L63]-[.K63])/2" office:value-type="float" office:value="169.5">
            <text:p>170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3843</text:p>
          </table:table-cell>
          <table:table-cell table:style-name="ACE-3"/>
          <table:table-cell table:style-name="ACE-3" office:value-type="string">
            <text:p>Point Torment Barrier G pit 4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00">
            <text:p>50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320">
            <text:p>320</text:p>
          </table:table-cell>
          <table:table-cell table:style-name="ACE-11" office:value-type="float" office:value="630">
            <text:p>630</text:p>
          </table:table-cell>
          <table:table-cell table:style-name="ACE-16" table:formula="of:=(([.L64]-[.K64])/2)+[.K64]" office:value-type="float" office:value="475">
            <text:p>475</text:p>
          </table:table-cell>
          <table:table-cell table:style-name="ACE-14" table:formula="of:=([.L64]-[.K64])/2" office:value-type="float" office:value="155">
            <text:p>155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3840</text:p>
          </table:table-cell>
          <table:table-cell table:style-name="ACE-3"/>
          <table:table-cell table:style-name="ACE-3" office:value-type="string">
            <text:p>Point Torment Barrier A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910">
            <text:p>91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670">
            <text:p>670</text:p>
          </table:table-cell>
          <table:table-cell table:style-name="ACE-11" office:value-type="float" office:value="925">
            <text:p>925</text:p>
          </table:table-cell>
          <table:table-cell table:style-name="ACE-16" table:formula="of:=(([.L65]-[.K65])/2)+[.K65]" office:value-type="float" office:value="797.5">
            <text:p>798</text:p>
          </table:table-cell>
          <table:table-cell table:style-name="ACE-14" table:formula="of:=([.L65]-[.K65])/2" office:value-type="float" office:value="127.5">
            <text:p>128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2020</text:p>
          </table:table-cell>
          <table:table-cell table:style-name="ACE-3"/>
          <table:table-cell table:style-name="ACE-3" office:value-type="string">
            <text:p>MC8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840">
            <text:p>584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6317">
            <text:p>6317</text:p>
          </table:table-cell>
          <table:table-cell table:style-name="ACE-11" office:value-type="float" office:value="6847">
            <text:p>6847</text:p>
          </table:table-cell>
          <table:table-cell table:style-name="ACE-16" table:formula="of:=(([.L66]-[.K66])/2)+[.K66]" office:value-type="float" office:value="6582">
            <text:p>6582</text:p>
          </table:table-cell>
          <table:table-cell table:style-name="ACE-14" table:formula="of:=([.L66]-[.K66])/2" office:value-type="float" office:value="265">
            <text:p>265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472999999999999">
            <text:p>−17.473</text:p>
          </table:table-cell>
          <table:table-cell table:style-name="ACE-8" office:value-type="float" office:value="123.699">
            <text:p>123.69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019</text:p>
          </table:table-cell>
          <table:table-cell table:style-name="ACE-3"/>
          <table:table-cell table:style-name="ACE-3" office:value-type="string">
            <text:p>MH6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050">
            <text:p>6050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6053">
            <text:p>6053</text:p>
          </table:table-cell>
          <table:table-cell table:style-name="ACE-11" office:value-type="float" office:value="7168">
            <text:p>7168</text:p>
          </table:table-cell>
          <table:table-cell table:style-name="ACE-16" table:formula="of:=(([.L67]-[.K67])/2)+[.K67]" office:value-type="float" office:value="6610.5">
            <text:p>6611</text:p>
          </table:table-cell>
          <table:table-cell table:style-name="ACE-14" table:formula="of:=([.L67]-[.K67])/2" office:value-type="float" office:value="557.5">
            <text:p>558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469000000000001">
            <text:p>−17.469</text:p>
          </table:table-cell>
          <table:table-cell table:style-name="ACE-8" office:value-type="float" office:value="123.651">
            <text:p>123.65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ANU-378</text:p>
          </table:table-cell>
          <table:table-cell table:style-name="ACE-3"/>
          <table:table-cell table:style-name="ACE-3" office:value-type="string">
            <text:p>LA22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990">
            <text:p>5990</text:p>
          </table:table-cell>
          <table:table-cell table:style-name="ACE-11" office:value-type="float" office:value="190">
            <text:p>190</text:p>
          </table:table-cell>
          <table:table-cell table:style-name="ACE-11" office:value-type="float" office:value="6324">
            <text:p>6324</text:p>
          </table:table-cell>
          <table:table-cell table:style-name="ACE-11" office:value-type="float" office:value="7247">
            <text:p>7247</text:p>
          </table:table-cell>
          <table:table-cell table:style-name="ACE-16" table:formula="of:=(([.L68]-[.K68])/2)+[.K68]" office:value-type="float" office:value="6785.5">
            <text:p>6786</text:p>
          </table:table-cell>
          <table:table-cell table:style-name="ACE-14" table:formula="of:=([.L68]-[.K68])/2" office:value-type="float" office:value="461.5">
            <text:p>462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620999999999999">
            <text:p>−17.621</text:p>
          </table:table-cell>
          <table:table-cell table:style-name="ACE-8" office:value-type="float" office:value="123.423">
            <text:p>123.42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ANU-377</text:p>
          </table:table-cell>
          <table:table-cell table:style-name="ACE-3"/>
          <table:table-cell table:style-name="ACE-3" office:value-type="string">
            <text:p>LG3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140">
            <text:p>614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6674">
            <text:p>6674</text:p>
          </table:table-cell>
          <table:table-cell table:style-name="ACE-11" office:value-type="float" office:value="7250">
            <text:p>7250</text:p>
          </table:table-cell>
          <table:table-cell table:style-name="ACE-16" table:formula="of:=(([.L69]-[.K69])/2)+[.K69]" office:value-type="float" office:value="6962">
            <text:p>6962</text:p>
          </table:table-cell>
          <table:table-cell table:style-name="ACE-14" table:formula="of:=([.L69]-[.K69])/2" office:value-type="float" office:value="288">
            <text:p>288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625">
            <text:p>−17.625</text:p>
          </table:table-cell>
          <table:table-cell table:style-name="ACE-8" office:value-type="float" office:value="123.444">
            <text:p>123.44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201</text:p>
          </table:table-cell>
          <table:table-cell table:style-name="ACE-3"/>
          <table:table-cell table:style-name="ACE-3" office:value-type="string">
            <text:p>MH9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160">
            <text:p>6160</text:p>
          </table:table-cell>
          <table:table-cell table:style-name="ACE-11" office:value-type="float" office:value="190">
            <text:p>190</text:p>
          </table:table-cell>
          <table:table-cell table:style-name="ACE-11" office:value-type="float" office:value="6552">
            <text:p>6552</text:p>
          </table:table-cell>
          <table:table-cell table:style-name="ACE-11" office:value-type="float" office:value="7418">
            <text:p>7418</text:p>
          </table:table-cell>
          <table:table-cell table:style-name="ACE-16" table:formula="of:=(([.L70]-[.K70])/2)+[.K70]" office:value-type="float" office:value="6985">
            <text:p>6985</text:p>
          </table:table-cell>
          <table:table-cell table:style-name="ACE-14" table:formula="of:=([.L70]-[.K70])/2" office:value-type="float" office:value="433">
            <text:p>433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468">
            <text:p>−17.468</text:p>
          </table:table-cell>
          <table:table-cell table:style-name="ACE-8" office:value-type="float" office:value="123.619">
            <text:p>123.61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ANU-1075</text:p>
          </table:table-cell>
          <table:table-cell table:style-name="ACE-3"/>
          <table:table-cell table:style-name="ACE-3" office:value-type="string">
            <text:p>Mouth of Alligator Creek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570">
            <text:p>657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7273">
            <text:p>7273</text:p>
          </table:table-cell>
          <table:table-cell table:style-name="ACE-11" office:value-type="float" office:value="7566">
            <text:p>7566</text:p>
          </table:table-cell>
          <table:table-cell table:style-name="ACE-16" table:formula="of:=(([.L71]-[.K71])/2)+[.K71]" office:value-type="float" office:value="7419.5">
            <text:p>7420</text:p>
          </table:table-cell>
          <table:table-cell table:style-name="ACE-14" table:formula="of:=([.L71]-[.K71])/2" office:value-type="float" office:value="146.5">
            <text:p>147</text:p>
          </table:table-cell>
          <table:table-cell table:style-name="ACE-11" office:value-type="float" office:value="-1.1499999999999999">
            <text:p>−1.1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number-columns-repeated="3" table:style-name="ACE-8"/>
          <table:table-cell table:style-name="ACE-8" office:value-type="float" office:value="-17.428999999999998">
            <text:p>−17.429</text:p>
          </table:table-cell>
          <table:table-cell table:style-name="ACE-8" office:value-type="float" office:value="123.581">
            <text:p>123.58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287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Paphia callistotapes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660">
            <text:p>666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6801">
            <text:p>6801</text:p>
          </table:table-cell>
          <table:table-cell table:style-name="ACE-11" office:value-type="float" office:value="7379">
            <text:p>7379</text:p>
          </table:table-cell>
          <table:table-cell table:style-name="ACE-16" table:formula="of:=(([.L72]-[.K72])/2)+[.K72]" office:value-type="float" office:value="7090">
            <text:p>7090</text:p>
          </table:table-cell>
          <table:table-cell table:style-name="ACE-14" table:formula="of:=([.L72]-[.K72])/2" office:value-type="float" office:value="289">
            <text:p>289</text:p>
          </table:table-cell>
          <table:table-cell table:style-name="ACE-11" office:value-type="float" office:value="-3.7000000000000002">
            <text:p>−3.7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Kigoshi et al. 1973/Kendrick 1977</text:p>
          </table:table-cell>
          <table:table-cell table:style-name="ACE-4" office:value-type="string">
            <text:p>KigoshiEtal1973,Kendrick1977</text:p>
          </table:table-cell>
          <table:table-cell table:number-columns-repeated="3" table:style-name="ACE-8"/>
          <table:table-cell table:style-name="ACE-8" office:value-type="float" office:value="-31.899999999999999">
            <text:p>−31.9</text:p>
          </table:table-cell>
          <table:table-cell table:style-name="ACE-8" office:value-type="float" office:value="115.967">
            <text:p>115.96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Beta-168228</text:p>
          </table:table-cell>
          <table:table-cell table:number-columns-repeated="2" table:style-name="ACE-3"/>
          <table:table-cell table:style-name="ACE-3" office:value-type="string">
            <text:p>Bivalves <text:s/></text:p>
          </table:table-cell>
          <table:table-cell table:style-name="ACE-3"/>
          <table:table-cell table:style-name="ACE-3" office:value-type="string">
            <text:p>Cable Beach South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720">
            <text:p>2720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2191">
            <text:p>2191</text:p>
          </table:table-cell>
          <table:table-cell table:style-name="ACE-11" office:value-type="float" office:value="2492">
            <text:p>2492</text:p>
          </table:table-cell>
          <table:table-cell table:style-name="ACE-16" table:formula="of:=(([.L73]-[.K73])/2)+[.K73]" office:value-type="float" office:value="2341.5">
            <text:p>2342</text:p>
          </table:table-cell>
          <table:table-cell table:style-name="ACE-14" table:formula="of:=([.L73]-[.K73])/2" office:value-type="float" office:value="150.5">
            <text:p>151</text:p>
          </table:table-cell>
          <table:table-cell table:style-name="ACE-11" office:value-type="float" office:value="1">
            <text:p>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essa and Masselink 2006</text:p>
          </table:table-cell>
          <table:table-cell table:style-name="ACE-4" office:value-type="string">
            <text:p>LessaMasselink2006</text:p>
          </table:table-cell>
          <table:table-cell table:number-columns-repeated="3" table:style-name="ACE-8"/>
          <table:table-cell table:style-name="ACE-15" office:value-type="float" office:value="-17.867999999999999">
            <text:p>−17.868</text:p>
          </table:table-cell>
          <table:table-cell table:style-name="ACE-15" office:value-type="float" office:value="122.227">
            <text:p>122.22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RINS-62</text:p>
          </table:table-cell>
          <table:table-cell table:style-name="ACE-3"/>
          <table:table-cell table:style-name="ACE-3" office:value-type="string">
            <text:p>B265133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24">
            <text:p>424</text:p>
          </table:table-cell>
          <table:table-cell table:style-name="ACE-11" office:value-type="float" office:value="86">
            <text:p>86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230">
            <text:p>230</text:p>
          </table:table-cell>
          <table:table-cell table:style-name="ACE-16" table:formula="of:=(([.L74]-[.K74])/2)+[.K74]" office:value-type="float" office:value="115">
            <text:p>115</text:p>
          </table:table-cell>
          <table:table-cell table:style-name="ACE-14" table:formula="of:=([.L74]-[.K74])/2" office:value-type="float" office:value="115">
            <text:p>115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8,LoganEtal1970</text:p>
          </table:table-cell>
          <table:table-cell table:number-columns-repeated="2" table:style-name="ACE-8"/>
          <table:table-cell table:style-name="ACE-15"/>
          <table:table-cell table:style-name="ACE-8" office:value-type="float" office:value="-26.132999999999999">
            <text:p>−26.133</text:p>
          </table:table-cell>
          <table:table-cell table:style-name="ACE-8" table:formula="of:=113+57/60" office:value-type="float" office:value="113.95">
            <text:p>113.9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RINS-33</text:p>
          </table:table-cell>
          <table:table-cell table:style-name="ACE-3"/>
          <table:table-cell table:style-name="ACE-3" office:value-type="string">
            <text:p>L165047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1880">
            <text:p>1880</text:p>
          </table:table-cell>
          <table:table-cell table:style-name="ACE-11" office:value-type="float" office:value="180">
            <text:p>180</text:p>
          </table:table-cell>
          <table:table-cell table:style-name="ACE-11" office:value-type="float" office:value="976">
            <text:p>976</text:p>
          </table:table-cell>
          <table:table-cell table:style-name="ACE-11" office:value-type="float" office:value="1789">
            <text:p>1789</text:p>
          </table:table-cell>
          <table:table-cell table:style-name="ACE-16" table:formula="of:=(([.L75]-[.K75])/2)+[.K75]" office:value-type="float" office:value="1382.5">
            <text:p>1383</text:p>
          </table:table-cell>
          <table:table-cell table:style-name="ACE-14" table:formula="of:=([.L75]-[.K75])/2" office:value-type="float" office:value="406.5">
            <text:p>407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number-columns-repeated="3" table:style-name="ACE-8"/>
          <table:table-cell table:style-name="ACE-8" office:value-type="float" office:value="-26.350000000000001">
            <text:p>−26.35</text:p>
          </table:table-cell>
          <table:table-cell table:style-name="ACE-8" office:value-type="float" office:value="114.20999999999999">
            <text:p>114.2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RINS-39</text:p>
          </table:table-cell>
          <table:table-cell table:style-name="ACE-3"/>
          <table:table-cell table:style-name="ACE-3" office:value-type="string">
            <text:p>G265039(6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910">
            <text:p>3910</text:p>
          </table:table-cell>
          <table:table-cell table:style-name="ACE-11" office:value-type="float" office:value="200">
            <text:p>200</text:p>
          </table:table-cell>
          <table:table-cell table:style-name="ACE-11" office:value-type="float" office:value="3332">
            <text:p>3332</text:p>
          </table:table-cell>
          <table:table-cell table:style-name="ACE-14" office:value-type="float" office:value="4376">
            <text:p>4376</text:p>
          </table:table-cell>
          <table:table-cell table:style-name="ACE-16" table:formula="of:=(([.L76]-[.K76])/2)+[.K76]" office:value-type="float" office:value="3854">
            <text:p>3854</text:p>
          </table:table-cell>
          <table:table-cell table:style-name="ACE-14" table:formula="of:=([.L76]-[.K76])/2" office:value-type="float" office:value="522">
            <text:p>522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number-columns-repeated="3" table:style-name="ACE-8"/>
          <table:table-cell table:style-name="ACE-8" office:value-type="float" office:value="-25.882999999999999">
            <text:p>−25.883</text:p>
          </table:table-cell>
          <table:table-cell table:style-name="ACE-8" office:value-type="float" office:value="114.267">
            <text:p>114.26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RINS-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10"/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860">
            <text:p>4860</text:p>
          </table:table-cell>
          <table:table-cell table:style-name="ACE-11" office:value-type="float" office:value="435">
            <text:p>435</text:p>
          </table:table-cell>
          <table:table-cell table:style-name="ACE-11" office:value-type="float" office:value="3907">
            <text:p>3907</text:p>
          </table:table-cell>
          <table:table-cell table:style-name="ACE-11" office:value-type="float" office:value="6061">
            <text:p>6061</text:p>
          </table:table-cell>
          <table:table-cell table:style-name="ACE-16" table:formula="of:=(([.L77]-[.K77])/2)+[.K77]" office:value-type="float" office:value="4984">
            <text:p>4984</text:p>
          </table:table-cell>
          <table:table-cell table:style-name="ACE-14" table:formula="of:=([.L77]-[.K77])/2" office:value-type="float" office:value="1077">
            <text:p>1077</text:p>
          </table:table-cell>
          <table:table-cell table:style-name="ACE-11" office:value-type="float" office:value="0.45000000000000001">
            <text:p>0.4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number-columns-repeated="3" table:style-name="ACE-8"/>
          <table:table-cell table:style-name="ACE-8" office:value-type="float" office:value="-26.207999999999998">
            <text:p>−26.208</text:p>
          </table:table-cell>
          <table:table-cell table:style-name="ACE-8" office:value-type="float" office:value="113.75">
            <text:p>113.7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ORINS-41</text:p>
          </table:table-cell>
          <table:table-cell table:style-name="ACE-3"/>
          <table:table-cell table:style-name="ACE-3" office:value-type="string">
            <text:p>G265020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Fragum unedo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040">
            <text:p>5040</text:p>
          </table:table-cell>
          <table:table-cell table:style-name="ACE-11" office:value-type="float" office:value="165">
            <text:p>165</text:p>
          </table:table-cell>
          <table:table-cell table:style-name="ACE-11" office:value-type="float" office:value="4843">
            <text:p>4843</text:p>
          </table:table-cell>
          <table:table-cell table:style-name="ACE-11" office:value-type="float" office:value="5648">
            <text:p>5648</text:p>
          </table:table-cell>
          <table:table-cell table:style-name="ACE-16" table:formula="of:=(([.L78]-[.K78])/2)+[.K78]" office:value-type="float" office:value="5245.5">
            <text:p>5246</text:p>
          </table:table-cell>
          <table:table-cell table:style-name="ACE-14" table:formula="of:=([.L78]-[.K78])/2" office:value-type="float" office:value="402.5">
            <text:p>403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number-columns-repeated="3" table:style-name="ACE-8"/>
          <table:table-cell table:style-name="ACE-8" office:value-type="float" office:value="-25.968">
            <text:p>−25.968</text:p>
          </table:table-cell>
          <table:table-cell table:style-name="ACE-8" office:value-type="float" office:value="114.251">
            <text:p>114.25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aK-7902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Gastropod</text:p>
          </table:table-cell>
          <table:table-cell table:style-name="ACE-3" office:value-type="string">
            <text:p>Exmouth Gulf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530">
            <text:p>453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4324">
            <text:p>4324</text:p>
          </table:table-cell>
          <table:table-cell table:style-name="ACE-11" office:value-type="float" office:value="4945">
            <text:p>4945</text:p>
          </table:table-cell>
          <table:table-cell table:style-name="ACE-16" table:formula="of:=(([.L79]-[.K79])/2)+[.K79]" office:value-type="float" office:value="4634.5">
            <text:p>4635</text:p>
          </table:table-cell>
          <table:table-cell table:style-name="ACE-14" table:formula="of:=([.L79]-[.K79])/2" office:value-type="float" office:value="310.5">
            <text:p>311</text:p>
          </table:table-cell>
          <table:table-cell table:style-name="ACE-19" office:value-type="float" office:value="1">
            <text:p>1.00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Logan et al. 1976</text:p>
          </table:table-cell>
          <table:table-cell table:style-name="ACE-4" office:value-type="string">
            <text:p>LoganEtal1970</text:p>
          </table:table-cell>
          <table:table-cell table:number-columns-repeated="3" table:style-name="ACE-8"/>
          <table:table-cell table:style-name="ACE-8" office:value-type="float" office:value="-22.300000000000001">
            <text:p>−22.3</text:p>
          </table:table-cell>
          <table:table-cell table:style-name="ACE-8" office:value-type="float" office:value="114.2">
            <text:p>114.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78</text:p>
          </table:table-cell>
          <table:table-cell table:style-name="ACE-3"/>
          <table:table-cell table:style-name="ACE-3" office:value-type="string">
            <text:p>GSWA-79607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690">
            <text:p>2690</text:p>
          </table:table-cell>
          <table:table-cell table:style-name="ACE-11" office:value-type="float" office:value="180">
            <text:p>180</text:p>
          </table:table-cell>
          <table:table-cell table:style-name="ACE-11" office:value-type="float" office:value="1867">
            <text:p>1867</text:p>
          </table:table-cell>
          <table:table-cell table:style-name="ACE-11" office:value-type="float" office:value="2746">
            <text:p>2746</text:p>
          </table:table-cell>
          <table:table-cell table:style-name="ACE-16" table:formula="of:=(([.L80]-[.K80])/2)+[.K80]" office:value-type="float" office:value="2306.5">
            <text:p>2307</text:p>
          </table:table-cell>
          <table:table-cell table:style-name="ACE-14" table:formula="of:=([.L80]-[.K80])/2" office:value-type="float" office:value="439.5">
            <text:p>440</text:p>
          </table:table-cell>
          <table:table-cell table:style-name="ACE-11" office:value-type="float" office:value="0.77500000000000002">
            <text:p>0.77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80</text:p>
          </table:table-cell>
          <table:table-cell table:style-name="ACE-3"/>
          <table:table-cell table:style-name="ACE-3" office:value-type="string">
            <text:p>GSWA-7960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730">
            <text:p>2730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1833">
            <text:p>1833</text:p>
          </table:table-cell>
          <table:table-cell table:style-name="ACE-11" office:value-type="float" office:value="2861">
            <text:p>2861</text:p>
          </table:table-cell>
          <table:table-cell table:style-name="ACE-16" table:formula="of:=(([.L81]-[.K81])/2)+[.K81]" office:value-type="float" office:value="2347">
            <text:p>2347</text:p>
          </table:table-cell>
          <table:table-cell table:style-name="ACE-14" table:formula="of:=([.L81]-[.K81])/2" office:value-type="float" office:value="514">
            <text:p>514</text:p>
          </table:table-cell>
          <table:table-cell table:style-name="ACE-11" office:value-type="float" office:value="0.56000000000000005">
            <text:p>0.56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79</text:p>
          </table:table-cell>
          <table:table-cell table:style-name="ACE-3"/>
          <table:table-cell table:style-name="ACE-3" office:value-type="string">
            <text:p>GSWA-79606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780">
            <text:p>2780</text:p>
          </table:table-cell>
          <table:table-cell table:style-name="ACE-11" office:value-type="float" office:value="220">
            <text:p>220</text:p>
          </table:table-cell>
          <table:table-cell table:style-name="ACE-11" office:value-type="float" office:value="1864">
            <text:p>1864</text:p>
          </table:table-cell>
          <table:table-cell table:style-name="ACE-11" office:value-type="float" office:value="2955">
            <text:p>2955</text:p>
          </table:table-cell>
          <table:table-cell table:style-name="ACE-16" table:formula="of:=(([.L82]-[.K82])/2)+[.K82]" office:value-type="float" office:value="2409.5">
            <text:p>2410</text:p>
          </table:table-cell>
          <table:table-cell table:style-name="ACE-14" table:formula="of:=([.L82]-[.K82])/2" office:value-type="float" office:value="545.5">
            <text:p>546</text:p>
          </table:table-cell>
          <table:table-cell table:style-name="ACE-11" office:value-type="float" office:value="1.2250000000000001">
            <text:p>1.2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114</text:p>
          </table:table-cell>
          <table:table-cell table:style-name="ACE-3"/>
          <table:table-cell table:style-name="ACE-3" office:value-type="string">
            <text:p>GSWA-7969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250">
            <text:p>3250</text:p>
          </table:table-cell>
          <table:table-cell table:style-name="ACE-11" office:value-type="float" office:value="240">
            <text:p>240</text:p>
          </table:table-cell>
          <table:table-cell table:style-name="ACE-11" office:value-type="float" office:value="2362">
            <text:p>2362</text:p>
          </table:table-cell>
          <table:table-cell table:style-name="ACE-11" office:value-type="float" office:value="3563">
            <text:p>3563</text:p>
          </table:table-cell>
          <table:table-cell table:style-name="ACE-16" table:formula="of:=(([.L83]-[.K83])/2)+[.K83]" office:value-type="float" office:value="2962.5">
            <text:p>2963</text:p>
          </table:table-cell>
          <table:table-cell table:style-name="ACE-14" table:formula="of:=([.L83]-[.K83])/2" office:value-type="float" office:value="600.5">
            <text:p>601</text:p>
          </table:table-cell>
          <table:table-cell table:style-name="ACE-19" office:value-type="float" office:value="1.5649999999999999">
            <text:p>1.56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122</text:p>
          </table:table-cell>
          <table:table-cell table:style-name="ACE-3"/>
          <table:table-cell table:style-name="ACE-3" office:value-type="string">
            <text:p>GSWA-46680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120">
            <text:p>3120</text:p>
          </table:table-cell>
          <table:table-cell table:style-name="ACE-11" office:value-type="float" office:value="310">
            <text:p>310</text:p>
          </table:table-cell>
          <table:table-cell table:style-name="ACE-11" office:value-type="float" office:value="2061">
            <text:p>2061</text:p>
          </table:table-cell>
          <table:table-cell table:style-name="ACE-11" office:value-type="float" office:value="3898">
            <text:p>3898</text:p>
          </table:table-cell>
          <table:table-cell table:style-name="ACE-16" table:formula="of:=(([.L84]-[.K84])/2)+[.K84]" office:value-type="float" office:value="2979.5">
            <text:p>2980</text:p>
          </table:table-cell>
          <table:table-cell table:style-name="ACE-14" table:formula="of:=([.L84]-[.K84])/2" office:value-type="float" office:value="918.5">
            <text:p>919</text:p>
          </table:table-cell>
          <table:table-cell table:style-name="ACE-11" office:value-type="float" office:value="0.10000000000000001">
            <text:p>0.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1904</text:p>
          </table:table-cell>
          <table:table-cell table:style-name="ACE-3"/>
          <table:table-cell table:style-name="ACE-3" office:value-type="string">
            <text:p>WA MUS. C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270">
            <text:p>327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2763">
            <text:p>2763</text:p>
          </table:table-cell>
          <table:table-cell table:style-name="ACE-11" office:value-type="float" office:value="3272">
            <text:p>3272</text:p>
          </table:table-cell>
          <table:table-cell table:style-name="ACE-16" table:formula="of:=(([.L85]-[.K85])/2)+[.K85]" office:value-type="float" office:value="3017.5">
            <text:p>3018</text:p>
          </table:table-cell>
          <table:table-cell table:style-name="ACE-14" table:formula="of:=([.L85]-[.K85])/2" office:value-type="float" office:value="254.5">
            <text:p>255</text:p>
          </table:table-cell>
          <table:table-cell table:style-name="ACE-11" office:value-type="float" office:value="1.1399999999999999">
            <text:p>1.14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84</text:p>
          </table:table-cell>
          <table:table-cell table:style-name="ACE-3"/>
          <table:table-cell table:style-name="ACE-3" office:value-type="string">
            <text:p>GSWA-7960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scalari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570">
            <text:p>3570</text:p>
          </table:table-cell>
          <table:table-cell table:style-name="ACE-11" office:value-type="float" office:value="330">
            <text:p>330</text:p>
          </table:table-cell>
          <table:table-cell table:style-name="ACE-11" office:value-type="float" office:value="2582">
            <text:p>2582</text:p>
          </table:table-cell>
          <table:table-cell table:style-name="ACE-11" office:value-type="float" office:value="4287">
            <text:p>4287</text:p>
          </table:table-cell>
          <table:table-cell table:style-name="ACE-16" table:formula="of:=(([.L86]-[.K86])/2)+[.K86]" office:value-type="float" office:value="3434.5">
            <text:p>3435</text:p>
          </table:table-cell>
          <table:table-cell table:style-name="ACE-14" table:formula="of:=([.L86]-[.K86])/2" office:value-type="float" office:value="852.5">
            <text:p>853</text:p>
          </table:table-cell>
          <table:table-cell table:style-name="ACE-11" office:value-type="float" office:value="1.1399999999999999">
            <text:p>1.14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1903</text:p>
          </table:table-cell>
          <table:table-cell table:style-name="ACE-3"/>
          <table:table-cell table:style-name="ACE-3" office:value-type="string">
            <text:p>WA MUS. B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rhytiphor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290">
            <text:p>5290</text:p>
          </table:table-cell>
          <table:table-cell table:style-name="ACE-11" office:value-type="float" office:value="100">
            <text:p>100</text:p>
          </table:table-cell>
          <table:table-cell table:style-name="ACE-11" office:value-type="float" office:value="5324">
            <text:p>5324</text:p>
          </table:table-cell>
          <table:table-cell table:style-name="ACE-11" office:value-type="float" office:value="5839">
            <text:p>5839</text:p>
          </table:table-cell>
          <table:table-cell table:style-name="ACE-16" table:formula="of:=(([.L87]-[.K87])/2)+[.K87]" office:value-type="float" office:value="5581.5">
            <text:p>5582</text:p>
          </table:table-cell>
          <table:table-cell table:style-name="ACE-14" table:formula="of:=([.L87]-[.K87])/2" office:value-type="float" office:value="257.5">
            <text:p>258</text:p>
          </table:table-cell>
          <table:table-cell table:style-name="ACE-11" office:value-type="float" office:value="0.79000000000000004">
            <text:p>0.79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83</text:p>
          </table:table-cell>
          <table:table-cell table:style-name="ACE-3"/>
          <table:table-cell table:style-name="ACE-3" office:value-type="string">
            <text:p>GSWA-79602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rhytiphor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420">
            <text:p>5420</text:p>
          </table:table-cell>
          <table:table-cell table:style-name="ACE-11" office:value-type="float" office:value="280">
            <text:p>280</text:p>
          </table:table-cell>
          <table:table-cell table:style-name="ACE-11" office:value-type="float" office:value="5026">
            <text:p>5026</text:p>
          </table:table-cell>
          <table:table-cell table:style-name="ACE-11" office:value-type="float" office:value="6339">
            <text:p>6339</text:p>
          </table:table-cell>
          <table:table-cell table:style-name="ACE-16" table:formula="of:=(([.L88]-[.K88])/2)+[.K88]" office:value-type="float" office:value="5682.5">
            <text:p>5683</text:p>
          </table:table-cell>
          <table:table-cell table:style-name="ACE-14" table:formula="of:=([.L88]-[.K88])/2" office:value-type="float" office:value="656.5">
            <text:p>657</text:p>
          </table:table-cell>
          <table:table-cell table:style-name="ACE-11" office:value-type="float" office:value="0.76500000000000001">
            <text:p>0.76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113</text:p>
          </table:table-cell>
          <table:table-cell table:style-name="ACE-3"/>
          <table:table-cell table:style-name="ACE-3" office:value-type="string">
            <text:p>GSWA-79696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serpulid tube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520">
            <text:p>5520</text:p>
          </table:table-cell>
          <table:table-cell table:style-name="ACE-11" office:value-type="float" office:value="290">
            <text:p>290</text:p>
          </table:table-cell>
          <table:table-cell table:style-name="ACE-11" office:value-type="float" office:value="5132">
            <text:p>5132</text:p>
          </table:table-cell>
          <table:table-cell table:style-name="ACE-11" office:value-type="float" office:value="6485">
            <text:p>6485</text:p>
          </table:table-cell>
          <table:table-cell table:style-name="ACE-16" table:formula="of:=(([.L89]-[.K89])/2)+[.K89]" office:value-type="float" office:value="5808.5">
            <text:p>5809</text:p>
          </table:table-cell>
          <table:table-cell table:style-name="ACE-14" table:formula="of:=([.L89]-[.K89])/2" office:value-type="float" office:value="676.5">
            <text:p>677</text:p>
          </table:table-cell>
          <table:table-cell table:style-name="ACE-19" office:value-type="float" office:value="1.5">
            <text:p>1.50</text:p>
          </table:table-cell>
          <table:table-cell table:style-name="ACE-19" office:value-type="float" office:value="0.25">
            <text:p>0.25</text:p>
          </table:table-cell>
          <table:table-cell table:style-name="ACE-19" office:value-type="float" office:value="0.25">
            <text:p>0.25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3">
            <text:p>115.5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81</text:p>
          </table:table-cell>
          <table:table-cell table:style-name="ACE-3"/>
          <table:table-cell table:style-name="ACE-3" office:value-type="string">
            <text:p>GSWA-79604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Katelysia rhytiphor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530">
            <text:p>5530</text:p>
          </table:table-cell>
          <table:table-cell table:style-name="ACE-11" office:value-type="float" office:value="450">
            <text:p>450</text:p>
          </table:table-cell>
          <table:table-cell table:style-name="ACE-11" office:value-type="float" office:value="4773">
            <text:p>4773</text:p>
          </table:table-cell>
          <table:table-cell table:style-name="ACE-11" office:value-type="float" office:value="6894">
            <text:p>6894</text:p>
          </table:table-cell>
          <table:table-cell table:style-name="ACE-16" table:formula="of:=(([.L90]-[.K90])/2)+[.K90]" office:value-type="float" office:value="5833.5">
            <text:p>5834</text:p>
          </table:table-cell>
          <table:table-cell table:style-name="ACE-14" table:formula="of:=([.L90]-[.K90])/2" office:value-type="float" office:value="1060.5">
            <text:p>1061</text:p>
          </table:table-cell>
          <table:table-cell table:style-name="ACE-11" office:value-type="float" office:value="1.0649999999999999">
            <text:p>1.06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115</text:p>
          </table:table-cell>
          <table:table-cell table:style-name="ACE-3"/>
          <table:table-cell table:style-name="ACE-3" office:value-type="string">
            <text:p>GSWA-79694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Katelysia rhytiphor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670">
            <text:p>5670</text:p>
          </table:table-cell>
          <table:table-cell table:style-name="ACE-11" office:value-type="float" office:value="280">
            <text:p>280</text:p>
          </table:table-cell>
          <table:table-cell table:style-name="ACE-11" office:value-type="float" office:value="5355">
            <text:p>5355</text:p>
          </table:table-cell>
          <table:table-cell table:style-name="ACE-11" office:value-type="float" office:value="6630">
            <text:p>6630</text:p>
          </table:table-cell>
          <table:table-cell table:style-name="ACE-16" table:formula="of:=(([.L91]-[.K91])/2)+[.K91]" office:value-type="float" office:value="5992.5">
            <text:p>5993</text:p>
          </table:table-cell>
          <table:table-cell table:style-name="ACE-14" table:formula="of:=([.L91]-[.K91])/2" office:value-type="float" office:value="637.5">
            <text:p>638</text:p>
          </table:table-cell>
          <table:table-cell table:style-name="ACE-11" office:value-type="float" office:value="0.83999999999999997">
            <text:p>0.84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123</text:p>
          </table:table-cell>
          <table:table-cell table:style-name="ACE-3"/>
          <table:table-cell table:style-name="ACE-3" office:value-type="string">
            <text:p>GSWA-4668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Paphies cuneat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270">
            <text:p>6270</text:p>
          </table:table-cell>
          <table:table-cell table:style-name="ACE-11" office:value-type="float" office:value="350">
            <text:p>350</text:p>
          </table:table-cell>
          <table:table-cell table:style-name="ACE-11" office:value-type="float" office:value="5910">
            <text:p>5910</text:p>
          </table:table-cell>
          <table:table-cell table:style-name="ACE-11" office:value-type="float" office:value="7405">
            <text:p>7405</text:p>
          </table:table-cell>
          <table:table-cell table:style-name="ACE-16" table:formula="of:=(([.L92]-[.K92])/2)+[.K92]" office:value-type="float" office:value="6657.5">
            <text:p>6658</text:p>
          </table:table-cell>
          <table:table-cell table:style-name="ACE-14" table:formula="of:=([.L92]-[.K92])/2" office:value-type="float" office:value="747.5">
            <text:p>748</text:p>
          </table:table-cell>
          <table:table-cell table:style-name="ACE-11" office:value-type="float" office:value="0.10000000000000001">
            <text:p>0.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5">
            <text:p>115.5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AIT-82</text:p>
          </table:table-cell>
          <table:table-cell table:style-name="ACE-3"/>
          <table:table-cell table:style-name="ACE-3" office:value-type="string">
            <text:p>GSWA-79603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Tellina per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320">
            <text:p>6320</text:p>
          </table:table-cell>
          <table:table-cell table:style-name="ACE-11" office:value-type="float" office:value="230">
            <text:p>230</text:p>
          </table:table-cell>
          <table:table-cell table:style-name="ACE-11" office:value-type="float" office:value="6226">
            <text:p>6226</text:p>
          </table:table-cell>
          <table:table-cell table:style-name="ACE-11" office:value-type="float" office:value="7245">
            <text:p>7245</text:p>
          </table:table-cell>
          <table:table-cell table:style-name="ACE-16" table:formula="of:=(([.L93]-[.K93])/2)+[.K93]" office:value-type="float" office:value="6735.5">
            <text:p>6736</text:p>
          </table:table-cell>
          <table:table-cell table:style-name="ACE-14" table:formula="of:=([.L93]-[.K93])/2" office:value-type="float" office:value="509.5">
            <text:p>510</text:p>
          </table:table-cell>
          <table:table-cell table:style-name="ACE-11" office:value-type="float" office:value="0.315">
            <text:p>0.31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1902</text:p>
          </table:table-cell>
          <table:table-cell table:style-name="ACE-3"/>
          <table:table-cell table:style-name="ACE-3" office:value-type="string">
            <text:p>WA MUS. A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Tellina pern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410">
            <text:p>641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6539">
            <text:p>6539</text:p>
          </table:table-cell>
          <table:table-cell table:style-name="ACE-11" office:value-type="float" office:value="7133">
            <text:p>7133</text:p>
          </table:table-cell>
          <table:table-cell table:style-name="ACE-16" table:formula="of:=(([.L94]-[.K94])/2)+[.K94]" office:value-type="float" office:value="6836">
            <text:p>6836</text:p>
          </table:table-cell>
          <table:table-cell table:style-name="ACE-14" table:formula="of:=([.L94]-[.K94])/2" office:value-type="float" office:value="297">
            <text:p>297</text:p>
          </table:table-cell>
          <table:table-cell table:style-name="ACE-11" office:value-type="float" office:value="-0.20999999999999999">
            <text:p>−0.21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number-columns-repeated="3" table:style-name="ACE-8"/>
          <table:table-cell table:style-name="ACE-15" office:value-type="float" office:value="-31.989999999999998">
            <text:p>−31.99</text:p>
          </table:table-cell>
          <table:table-cell table:style-name="ACE-15" office:value-type="float" office:value="115.52">
            <text:p>115.5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UGa-31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Anomalocardia squamosa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630">
            <text:p>363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3263">
            <text:p>3263</text:p>
          </table:table-cell>
          <table:table-cell table:style-name="ACE-11" office:value-type="float" office:value="3669">
            <text:p>3669</text:p>
          </table:table-cell>
          <table:table-cell table:style-name="ACE-16" table:formula="of:=(([.L95]-[.K95])/2)+[.K95]" office:value-type="float" office:value="3466">
            <text:p>3466</text:p>
          </table:table-cell>
          <table:table-cell table:style-name="ACE-14" table:formula="of:=([.L95]-[.K95])/2" office:value-type="float" office:value="203">
            <text:p>203</text:p>
          </table:table-cell>
          <table:table-cell table:style-name="ACE-11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UGa-32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Costacallista impar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650">
            <text:p>365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3289">
            <text:p>3289</text:p>
          </table:table-cell>
          <table:table-cell table:style-name="ACE-11" office:value-type="float" office:value="3693">
            <text:p>3693</text:p>
          </table:table-cell>
          <table:table-cell table:style-name="ACE-16" table:formula="of:=(([.L96]-[.K96])/2)+[.K96]" office:value-type="float" office:value="3491">
            <text:p>3491</text:p>
          </table:table-cell>
          <table:table-cell table:style-name="ACE-14" table:formula="of:=([.L96]-[.K96])/2" office:value-type="float" office:value="202">
            <text:p>202</text:p>
          </table:table-cell>
          <table:table-cell table:style-name="ACE-19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0+28/60+30/3600);3)" office:value-type="float" office:value="-20.475000000000001">
            <text:p>−20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UGa-28</text:p>
          </table:table-cell>
          <table:table-cell table:style-name="ACE-3"/>
          <table:table-cell table:style-name="ACE-3" office:value-type="string">
            <text:p>L166071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Terebraillia sulcatu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040">
            <text:p>404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3745">
            <text:p>3745</text:p>
          </table:table-cell>
          <table:table-cell table:style-name="ACE-11" office:value-type="float" office:value="4220">
            <text:p>4220</text:p>
          </table:table-cell>
          <table:table-cell table:style-name="ACE-16" table:formula="of:=(([.L97]-[.K97])/2)+[.K97]" office:value-type="float" office:value="3982.5">
            <text:p>3983</text:p>
          </table:table-cell>
          <table:table-cell table:style-name="ACE-14" table:formula="of:=([.L97]-[.K97])/2" office:value-type="float" office:value="237.5">
            <text:p>238</text:p>
          </table:table-cell>
          <table:table-cell table:style-name="ACE-11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0+36/60);3)" office:value-type="float" office:value="-20.600000000000001">
            <text:p>−20.6</text:p>
          </table:table-cell>
          <table:table-cell table:style-name="ACE-8" table:formula="of:=ROUND(113+33/60+34/3600;3)" office:value-type="float" office:value="113.559">
            <text:p>113.559</text:p>
          </table:table-cell>
          <table:table-cell table:number-columns-repeated="232" table:style-name="ACE-8"/>
        </table:table-row>
        <table:table-row table:style-name="AROW-5">
          <table:table-cell table:style-name="ACE-3" office:value-type="string">
            <text:p>UGa-33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Fragum unedo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180">
            <text:p>418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3935">
            <text:p>3935</text:p>
          </table:table-cell>
          <table:table-cell table:style-name="ACE-11" office:value-type="float" office:value="4404">
            <text:p>4404</text:p>
          </table:table-cell>
          <table:table-cell table:style-name="ACE-16" table:formula="of:=(([.L98]-[.K98])/2)+[.K98]" office:value-type="float" office:value="4169.5">
            <text:p>4170</text:p>
          </table:table-cell>
          <table:table-cell table:style-name="ACE-14" table:formula="of:=([.L98]-[.K98])/2" office:value-type="float" office:value="234.5">
            <text:p>235</text:p>
          </table:table-cell>
          <table:table-cell table:style-name="ACE-19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0+28/60+30/3600);3)" office:value-type="float" office:value="-20.475000000000001">
            <text:p>−20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number-columns-repeated="232" table:style-name="ACE-8"/>
        </table:table-row>
        <table:table-row table:style-name="AROW-5">
          <table:table-cell table:style-name="ACE-3" office:value-type="string">
            <text:p>UGa-29</text:p>
          </table:table-cell>
          <table:table-cell table:style-name="ACE-3"/>
          <table:table-cell table:style-name="ACE-3" office:value-type="string">
            <text:p>L46709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Bassina berryi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750">
            <text:p>4750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781">
            <text:p>4781</text:p>
          </table:table-cell>
          <table:table-cell table:style-name="ACE-11" office:value-type="float" office:value="5193">
            <text:p>5193</text:p>
          </table:table-cell>
          <table:table-cell table:style-name="ACE-16" table:formula="of:=(([.L99]-[.K99])/2)+[.K99]" office:value-type="float" office:value="4987">
            <text:p>4987</text:p>
          </table:table-cell>
          <table:table-cell table:style-name="ACE-14" table:formula="of:=([.L99]-[.K99])/2" office:value-type="float" office:value="206">
            <text:p>206</text:p>
          </table:table-cell>
          <table:table-cell table:style-name="ACE-11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0+37/60+15/3600);3)" office:value-type="float" office:value="-20.620999999999999">
            <text:p>−20.621</text:p>
          </table:table-cell>
          <table:table-cell table:style-name="ACE-8" table:formula="of:=ROUND(113+35/60+15/3600;3)" office:value-type="float" office:value="113.58799999999999">
            <text:p>113.588</text:p>
          </table:table-cell>
          <table:table-cell table:number-columns-repeated="232" table:style-name="ACE-8"/>
        </table:table-row>
        <table:table-row table:style-name="AROW-5">
          <table:table-cell table:style-name="ACE-3" office:value-type="string">
            <text:p>UGa-30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Costacallista impar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140">
            <text:p>514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5256">
            <text:p>5256</text:p>
          </table:table-cell>
          <table:table-cell table:style-name="ACE-11" office:value-type="float" office:value="5598">
            <text:p>5598</text:p>
          </table:table-cell>
          <table:table-cell table:style-name="ACE-16" table:formula="of:=(([.L100]-[.K100])/2)+[.K100]" office:value-type="float" office:value="5427">
            <text:p>5427</text:p>
          </table:table-cell>
          <table:table-cell table:style-name="ACE-14" table:formula="of:=([.L100]-[.K100])/2" office:value-type="float" office:value="171">
            <text:p>171</text:p>
          </table:table-cell>
          <table:table-cell table:style-name="ACE-11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number-columns-repeated="232" table:style-name="ACE-8"/>
        </table:table-row>
        <table:table-row table:style-name="AROW-5">
          <table:table-cell table:style-name="ACE-3" office:value-type="string">
            <text:p>UGa-27</text:p>
          </table:table-cell>
          <table:table-cell table:style-name="ACE-3"/>
          <table:table-cell table:style-name="ACE-3" office:value-type="string">
            <text:p>L467052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370">
            <text:p>537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5490">
            <text:p>5490</text:p>
          </table:table-cell>
          <table:table-cell table:style-name="ACE-11" office:value-type="float" office:value="5876">
            <text:p>5876</text:p>
          </table:table-cell>
          <table:table-cell table:style-name="ACE-16" table:formula="of:=(([.L101]-[.K101])/2)+[.K101]" office:value-type="float" office:value="5683">
            <text:p>5683</text:p>
          </table:table-cell>
          <table:table-cell table:style-name="ACE-14" table:formula="of:=([.L101]-[.K101])/2" office:value-type="float" office:value="193">
            <text:p>193</text:p>
          </table:table-cell>
          <table:table-cell table:style-name="ACE-19" office:value-type="float" office:value="1.25">
            <text:p>1.2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number-columns-repeated="3" table:style-name="ACE-8"/>
          <table:table-cell table:style-name="ACE-8" table:formula="of:=ROUND(-(26+29/60);3)" office:value-type="float" office:value="-26.483000000000001">
            <text:p>−26.483</text:p>
          </table:table-cell>
          <table:table-cell table:style-name="ACE-8" table:formula="of:=ROUND(113+30/60;3)" office:value-type="float" office:value="113.5">
            <text:p>113.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4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880">
            <text:p>3880</text:p>
          </table:table-cell>
          <table:table-cell table:style-name="ACE-11" office:value-type="float" office:value="105">
            <text:p>105</text:p>
          </table:table-cell>
          <table:table-cell table:style-name="ACE-11" office:value-type="float" office:value="3467">
            <text:p>3467</text:p>
          </table:table-cell>
          <table:table-cell table:style-name="ACE-11" office:value-type="float" office:value="4071">
            <text:p>4071</text:p>
          </table:table-cell>
          <table:table-cell table:style-name="ACE-16" table:formula="of:=(([.L102]-[.K102])/2)+[.K102]" office:value-type="float" office:value="3769">
            <text:p>3769</text:p>
          </table:table-cell>
          <table:table-cell table:style-name="ACE-14" table:formula="of:=([.L102]-[.K102])/2" office:value-type="float" office:value="302">
            <text:p>302</text:p>
          </table:table-cell>
          <table:table-cell table:style-name="ACE-11" office:value-type="float" office:value="-3">
            <text:p>−3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41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475">
            <text:p>4475</text:p>
          </table:table-cell>
          <table:table-cell table:style-name="ACE-11" office:value-type="float" office:value="105">
            <text:p>105</text:p>
          </table:table-cell>
          <table:table-cell table:style-name="ACE-11" office:value-type="float" office:value="4256">
            <text:p>4256</text:p>
          </table:table-cell>
          <table:table-cell table:style-name="ACE-11" office:value-type="float" office:value="4840">
            <text:p>4840</text:p>
          </table:table-cell>
          <table:table-cell table:style-name="ACE-16" table:formula="of:=(([.L103]-[.K103])/2)+[.K103]" office:value-type="float" office:value="4548">
            <text:p>4548</text:p>
          </table:table-cell>
          <table:table-cell table:style-name="ACE-14" table:formula="of:=([.L103]-[.K103])/2" office:value-type="float" office:value="292">
            <text:p>292</text:p>
          </table:table-cell>
          <table:table-cell table:style-name="ACE-11" office:value-type="float" office:value="-7">
            <text:p>−7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I-10196</text:p>
          </table:table-cell>
          <table:table-cell table:number-columns-repeated="2" table:style-name="ACE-3"/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05">
            <text:p>205</text:p>
          </table:table-cell>
          <table:table-cell table:style-name="ACE-11" office:value-type="float" office:value="75">
            <text:p>75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432">
            <text:p>432</text:p>
          </table:table-cell>
          <table:table-cell table:style-name="ACE-16" table:formula="of:=(([.L104]-[.K104])/2)+[.K104]" office:value-type="float" office:value="216">
            <text:p>216</text:p>
          </table:table-cell>
          <table:table-cell table:style-name="ACE-14" table:formula="of:=([.L104]-[.K104])/2" office:value-type="float" office:value="216">
            <text:p>216</text:p>
          </table:table-cell>
          <table:table-cell table:style-name="ACE-19" office:value-type="float" office:value="0">
            <text:p>0.00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I-1019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600">
            <text:p>4600</text:p>
          </table:table-cell>
          <table:table-cell table:style-name="ACE-11" office:value-type="float" office:value="120">
            <text:p>120</text:p>
          </table:table-cell>
          <table:table-cell table:style-name="ACE-11" office:value-type="float" office:value="4378">
            <text:p>4378</text:p>
          </table:table-cell>
          <table:table-cell table:style-name="ACE-11" office:value-type="float" office:value="5108">
            <text:p>5108</text:p>
          </table:table-cell>
          <table:table-cell table:style-name="ACE-16" table:formula="of:=(([.L105]-[.K105])/2)+[.K105]" office:value-type="float" office:value="4743">
            <text:p>4743</text:p>
          </table:table-cell>
          <table:table-cell table:style-name="ACE-14" table:formula="of:=([.L105]-[.K105])/2" office:value-type="float" office:value="365">
            <text:p>365</text:p>
          </table:table-cell>
          <table:table-cell table:style-name="ACE-11" office:value-type="float" office:value="1.2">
            <text:p>1.2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63</text:p>
          </table:table-cell>
          <table:table-cell table:style-name="ACE-3"/>
          <table:table-cell table:style-name="ACE-3" office:value-type="string">
            <text:p>SH-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.46000000000000002">
            <text:p>0.46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6" table:formula="of:=(([.L106]-[.K106])/2)+[.K106]" office:value-type="float" office:value="0">
            <text:p>0</text:p>
          </table:table-cell>
          <table:table-cell table:style-name="ACE-14" table:formula="of:=([.L106]-[.K106])/2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62</text:p>
          </table:table-cell>
          <table:table-cell table:style-name="ACE-3"/>
          <table:table-cell table:style-name="ACE-3" office:value-type="string">
            <text:p>SH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.73999999999999999">
            <text:p>0.74</text:p>
          </table:table-cell>
          <table:table-cell table:style-name="ACE-11" office:value-type="float" office:value="375">
            <text:p>375</text:p>
          </table:table-cell>
          <table:table-cell table:style-name="ACE-11" office:value-type="float" office:value="75">
            <text:p>75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226">
            <text:p>226</text:p>
          </table:table-cell>
          <table:table-cell table:style-name="ACE-16" table:formula="of:=(([.L107]-[.K107])/2)+[.K107]" office:value-type="float" office:value="113">
            <text:p>113</text:p>
          </table:table-cell>
          <table:table-cell table:style-name="ACE-14" table:formula="of:=([.L107]-[.K107])/2" office:value-type="float" office:value="113">
            <text:p>113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773</text:p>
          </table:table-cell>
          <table:table-cell table:style-name="ACE-3"/>
          <table:table-cell table:style-name="ACE-3" office:value-type="string">
            <text:p>SH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00">
            <text:p>600</text:p>
          </table:table-cell>
          <table:table-cell table:style-name="ACE-11" office:value-type="float" office:value="75">
            <text:p>75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322">
            <text:p>322</text:p>
          </table:table-cell>
          <table:table-cell table:style-name="ACE-16" table:formula="of:=(([.L108]-[.K108])/2)+[.K108]" office:value-type="float" office:value="161">
            <text:p>161</text:p>
          </table:table-cell>
          <table:table-cell table:style-name="ACE-14" table:formula="of:=([.L108]-[.K108])/2" office:value-type="float" office:value="161">
            <text:p>161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774</text:p>
          </table:table-cell>
          <table:table-cell table:style-name="ACE-3"/>
          <table:table-cell table:style-name="ACE-3" office:value-type="string">
            <text:p>SH-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1720">
            <text:p>1720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992">
            <text:p>992</text:p>
          </table:table-cell>
          <table:table-cell table:style-name="ACE-11" office:value-type="float" office:value="1381">
            <text:p>1381</text:p>
          </table:table-cell>
          <table:table-cell table:style-name="ACE-16" table:formula="of:=(([.L109]-[.K109])/2)+[.K109]" office:value-type="float" office:value="1186.5">
            <text:p>1187</text:p>
          </table:table-cell>
          <table:table-cell table:style-name="ACE-14" table:formula="of:=([.L109]-[.K109])/2" office:value-type="float" office:value="194.5">
            <text:p>195</text:p>
          </table:table-cell>
          <table:table-cell table:style-name="ACE-11" office:value-type="float" office:value="0.29999999999999999">
            <text:p>0.3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83000000000003">
            <text:p>−32.383</text:p>
          </table:table-cell>
          <table:table-cell table:style-name="ACE-8" office:value-type="float" office:value="115.736">
            <text:p>115.73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1585</text:p>
          </table:table-cell>
          <table:table-cell table:style-name="ACE-3"/>
          <table:table-cell table:style-name="ACE-3" office:value-type="string">
            <text:p>SH-2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2224">
            <text:p>2224</text:p>
          </table:table-cell>
          <table:table-cell table:style-name="ACE-11" office:value-type="float" office:value="135">
            <text:p>135</text:p>
          </table:table-cell>
          <table:table-cell table:style-name="ACE-11" office:value-type="float" office:value="1405">
            <text:p>1405</text:p>
          </table:table-cell>
          <table:table-cell table:style-name="ACE-11" office:value-type="float" office:value="2090">
            <text:p>2090</text:p>
          </table:table-cell>
          <table:table-cell table:style-name="ACE-16" table:formula="of:=(([.L110]-[.K110])/2)+[.K110]" office:value-type="float" office:value="1747.5">
            <text:p>1748</text:p>
          </table:table-cell>
          <table:table-cell table:style-name="ACE-14" table:formula="of:=([.L110]-[.K110])/2" office:value-type="float" office:value="342.5">
            <text:p>343</text:p>
          </table:table-cell>
          <table:table-cell table:style-name="ACE-11" office:value-type="float" office:value="0.69999999999999996">
            <text:p>0.7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298000000000002">
            <text:p>−32.298</text:p>
          </table:table-cell>
          <table:table-cell table:style-name="ACE-8" office:value-type="float" office:value="115.727">
            <text:p>115.72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2362</text:p>
          </table:table-cell>
          <table:table-cell table:style-name="ACE-3"/>
          <table:table-cell table:style-name="ACE-3" office:value-type="string">
            <text:p>SH-1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float" office:value="2790">
            <text:p>279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2192">
            <text:p>2192</text:p>
          </table:table-cell>
          <table:table-cell table:style-name="ACE-11" office:value-type="float" office:value="2709">
            <text:p>2709</text:p>
          </table:table-cell>
          <table:table-cell table:style-name="ACE-16" table:formula="of:=(([.L111]-[.K111])/2)+[.K111]" office:value-type="float" office:value="2450.5">
            <text:p>2451</text:p>
          </table:table-cell>
          <table:table-cell table:style-name="ACE-14" table:formula="of:=([.L111]-[.K111])/2" office:value-type="float" office:value="258.5">
            <text:p>259</text:p>
          </table:table-cell>
          <table:table-cell table:style-name="ACE-11" office:value-type="float" office:value="0.69999999999999996">
            <text:p>0.7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05">
            <text:p>−32.305</text:p>
          </table:table-cell>
          <table:table-cell table:style-name="ACE-8" office:value-type="float" office:value="115.72199999999999">
            <text:p>115.72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775</text:p>
          </table:table-cell>
          <table:table-cell table:style-name="ACE-3"/>
          <table:table-cell table:style-name="ACE-3" office:value-type="string">
            <text:p>SH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495">
            <text:p>3495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3009">
            <text:p>3009</text:p>
          </table:table-cell>
          <table:table-cell table:style-name="ACE-11" office:value-type="float" office:value="3556">
            <text:p>3556</text:p>
          </table:table-cell>
          <table:table-cell table:style-name="ACE-16" table:formula="of:=(([.L112]-[.K112])/2)+[.K112]" office:value-type="float" office:value="3282.5">
            <text:p>3283</text:p>
          </table:table-cell>
          <table:table-cell table:style-name="ACE-14" table:formula="of:=([.L112]-[.K112])/2" office:value-type="float" office:value="273.5">
            <text:p>274</text:p>
          </table:table-cell>
          <table:table-cell table:style-name="ACE-11" office:value-type="float" office:value="0.90000000000000002">
            <text:p>0.9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408000000000001">
            <text:p>−32.408</text:p>
          </table:table-cell>
          <table:table-cell table:style-name="ACE-8" office:value-type="float" office:value="115.76900000000001">
            <text:p>115.76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1586</text:p>
          </table:table-cell>
          <table:table-cell table:style-name="ACE-3"/>
          <table:table-cell table:style-name="ACE-3" office:value-type="string">
            <text:p>SH-2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5">
            <text:p>1.5</text:p>
          </table:table-cell>
          <table:table-cell table:style-name="ACE-11" office:value-type="float" office:value="3892">
            <text:p>3892</text:p>
          </table:table-cell>
          <table:table-cell table:style-name="ACE-11" office:value-type="float" office:value="245">
            <text:p>245</text:p>
          </table:table-cell>
          <table:table-cell table:style-name="ACE-11" office:value-type="float" office:value="3178">
            <text:p>3178</text:p>
          </table:table-cell>
          <table:table-cell table:style-name="ACE-11" office:value-type="float" office:value="4470">
            <text:p>4470</text:p>
          </table:table-cell>
          <table:table-cell table:style-name="ACE-16" table:formula="of:=(([.L113]-[.K113])/2)+[.K113]" office:value-type="float" office:value="3824">
            <text:p>3824</text:p>
          </table:table-cell>
          <table:table-cell table:style-name="ACE-14" table:formula="of:=([.L113]-[.K113])/2" office:value-type="float" office:value="646">
            <text:p>646</text:p>
          </table:table-cell>
          <table:table-cell table:style-name="ACE-11" office:value-type="float" office:value="0.94999999999999996">
            <text:p>0.9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292999999999999">
            <text:p>−32.293</text:p>
          </table:table-cell>
          <table:table-cell table:style-name="ACE-8" office:value-type="float" office:value="115.732">
            <text:p>115.73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64</text:p>
          </table:table-cell>
          <table:table-cell table:style-name="ACE-3"/>
          <table:table-cell table:style-name="ACE-3" office:value-type="string">
            <text:p>SH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.40999999999999998">
            <text:p>0.41</text:p>
          </table:table-cell>
          <table:table-cell table:style-name="ACE-11" office:value-type="float" office:value="4180">
            <text:p>4180</text:p>
          </table:table-cell>
          <table:table-cell table:style-name="ACE-11" office:value-type="float" office:value="105">
            <text:p>105</text:p>
          </table:table-cell>
          <table:table-cell table:style-name="ACE-11" office:value-type="float" office:value="3855">
            <text:p>3855</text:p>
          </table:table-cell>
          <table:table-cell table:style-name="ACE-11" office:value-type="float" office:value="4477">
            <text:p>4477</text:p>
          </table:table-cell>
          <table:table-cell table:style-name="ACE-16" table:formula="of:=(([.L114]-[.K114])/2)+[.K114]" office:value-type="float" office:value="4166">
            <text:p>4166</text:p>
          </table:table-cell>
          <table:table-cell table:style-name="ACE-14" table:formula="of:=([.L114]-[.K114])/2" office:value-type="float" office:value="311">
            <text:p>311</text:p>
          </table:table-cell>
          <table:table-cell table:style-name="ACE-11" office:value-type="float" office:value="1.6000000000000001">
            <text:p>1.6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2557</text:p>
          </table:table-cell>
          <table:table-cell table:style-name="ACE-3"/>
          <table:table-cell table:style-name="ACE-3" office:value-type="string">
            <text:p>SH-8R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450">
            <text:p>4450</text:p>
          </table:table-cell>
          <table:table-cell table:style-name="ACE-11" office:value-type="float" office:value="90">
            <text:p>90</text:p>
          </table:table-cell>
          <table:table-cell table:style-name="ACE-11" office:value-type="float" office:value="4275">
            <text:p>4275</text:p>
          </table:table-cell>
          <table:table-cell table:style-name="ACE-11" office:value-type="float" office:value="4812">
            <text:p>4812</text:p>
          </table:table-cell>
          <table:table-cell table:style-name="ACE-16" table:formula="of:=(([.L115]-[.K115])/2)+[.K115]" office:value-type="float" office:value="4543.5">
            <text:p>4544</text:p>
          </table:table-cell>
          <table:table-cell table:style-name="ACE-14" table:formula="of:=([.L115]-[.K115])/2" office:value-type="float" office:value="268.5">
            <text:p>269</text:p>
          </table:table-cell>
          <table:table-cell table:style-name="ACE-11" office:value-type="float" office:value="1.6000000000000001">
            <text:p>1.6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777</text:p>
          </table:table-cell>
          <table:table-cell table:style-name="ACE-3"/>
          <table:table-cell table:style-name="ACE-3" office:value-type="string">
            <text:p>SH-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745">
            <text:p>4745</text:p>
          </table:table-cell>
          <table:table-cell table:style-name="ACE-11" office:value-type="float" office:value="95">
            <text:p>95</text:p>
          </table:table-cell>
          <table:table-cell table:style-name="ACE-11" office:value-type="float" office:value="4645">
            <text:p>4645</text:p>
          </table:table-cell>
          <table:table-cell table:style-name="ACE-11" office:value-type="float" office:value="5252">
            <text:p>5252</text:p>
          </table:table-cell>
          <table:table-cell table:style-name="ACE-16" table:formula="of:=(([.L116]-[.K116])/2)+[.K116]" office:value-type="float" office:value="4948.5">
            <text:p>4949</text:p>
          </table:table-cell>
          <table:table-cell table:style-name="ACE-14" table:formula="of:=([.L116]-[.K116])/2" office:value-type="float" office:value="303.5">
            <text:p>304</text:p>
          </table:table-cell>
          <table:table-cell table:style-name="ACE-11" office:value-type="float" office:value="1.75">
            <text:p>1.7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66999999999997">
            <text:p>−32.367</text:p>
          </table:table-cell>
          <table:table-cell table:style-name="ACE-8" office:value-type="float" office:value="115.76900000000001">
            <text:p>115.76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79</text:p>
          </table:table-cell>
          <table:table-cell table:style-name="ACE-3"/>
          <table:table-cell table:style-name="ACE-3" office:value-type="string">
            <text:p>SH-1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440">
            <text:p>544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474">
            <text:p>5474</text:p>
          </table:table-cell>
          <table:table-cell table:style-name="ACE-11" office:value-type="float" office:value="5996">
            <text:p>5996</text:p>
          </table:table-cell>
          <table:table-cell table:style-name="ACE-16" table:formula="of:=(([.L117]-[.K117])/2)+[.K117]" office:value-type="float" office:value="5735">
            <text:p>5735</text:p>
          </table:table-cell>
          <table:table-cell table:style-name="ACE-14" table:formula="of:=([.L117]-[.K117])/2" office:value-type="float" office:value="261">
            <text:p>261</text:p>
          </table:table-cell>
          <table:table-cell table:style-name="ACE-11" office:value-type="float" office:value="1.8999999999999999">
            <text:p>1.9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277000000000001">
            <text:p>−32.277</text:p>
          </table:table-cell>
          <table:table-cell table:style-name="ACE-8" office:value-type="float" office:value="115.765">
            <text:p>115.76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78</text:p>
          </table:table-cell>
          <table:table-cell table:style-name="ACE-3"/>
          <table:table-cell table:style-name="ACE-3" office:value-type="string">
            <text:p>SH-1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660">
            <text:p>566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723">
            <text:p>5723</text:p>
          </table:table-cell>
          <table:table-cell table:style-name="ACE-11" office:value-type="float" office:value="6258">
            <text:p>6258</text:p>
          </table:table-cell>
          <table:table-cell table:style-name="ACE-16" table:formula="of:=(([.L118]-[.K118])/2)+[.K118]" office:value-type="float" office:value="5990.5">
            <text:p>5991</text:p>
          </table:table-cell>
          <table:table-cell table:style-name="ACE-14" table:formula="of:=([.L118]-[.K118])/2" office:value-type="float" office:value="267.5">
            <text:p>268</text:p>
          </table:table-cell>
          <table:table-cell table:style-name="ACE-19" office:value-type="float" office:value="2.3999999999999999">
            <text:p>2.4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1-11977</text:p>
          </table:table-cell>
          <table:table-cell table:style-name="ACE-3"/>
          <table:table-cell table:style-name="ACE-3" office:value-type="string">
            <text:p>SH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380">
            <text:p>6380</text:p>
          </table:table-cell>
          <table:table-cell table:style-name="ACE-11" office:value-type="float" office:value="115">
            <text:p>115</text:p>
          </table:table-cell>
          <table:table-cell table:style-name="ACE-11" office:value-type="float" office:value="6483">
            <text:p>6483</text:p>
          </table:table-cell>
          <table:table-cell table:style-name="ACE-11" office:value-type="float" office:value="7102">
            <text:p>7102</text:p>
          </table:table-cell>
          <table:table-cell table:style-name="ACE-16" table:formula="of:=(([.L119]-[.K119])/2)+[.K119]" office:value-type="float" office:value="6792.5">
            <text:p>6793</text:p>
          </table:table-cell>
          <table:table-cell table:style-name="ACE-14" table:formula="of:=([.L119]-[.K119])/2" office:value-type="float" office:value="309.5">
            <text:p>310</text:p>
          </table:table-cell>
          <table:table-cell table:style-name="ACE-11" office:value-type="float" office:value="2.5">
            <text:p>2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number-columns-repeated="3" table:style-name="ACE-8"/>
          <table:table-cell table:style-name="ACE-8" office:value-type="float" office:value="-32.326000000000001">
            <text:p>−32.326</text:p>
          </table:table-cell>
          <table:table-cell table:style-name="ACE-8" office:value-type="float" office:value="115.79900000000001">
            <text:p>115.79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26</text:p>
          </table:table-cell>
          <table:table-cell table:style-name="ACE-3"/>
          <table:table-cell table:style-name="ACE-3" office:value-type="string">
            <text:p>SiB1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0.59999999999999998">
            <text:p>0.6</text:p>
          </table:table-cell>
          <table:table-cell table:style-name="ACE-11" office:value-type="float" office:value="630">
            <text:p>630</text:p>
          </table:table-cell>
          <table:table-cell table:style-name="ACE-11" office:value-type="float" office:value="175">
            <text:p>175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477">
            <text:p>477</text:p>
          </table:table-cell>
          <table:table-cell table:style-name="ACE-16" table:formula="of:=(([.L120]-[.K120])/2)+[.K120]" office:value-type="float" office:value="238.5">
            <text:p>239</text:p>
          </table:table-cell>
          <table:table-cell table:style-name="ACE-14" table:formula="of:=([.L120]-[.K120])/2" office:value-type="float" office:value="238.5">
            <text:p>239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1872</text:p>
          </table:table-cell>
          <table:table-cell table:style-name="ACE-3"/>
          <table:table-cell table:style-name="ACE-3" office:value-type="string">
            <text:p>HR3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7">
            <text:p>1.7</text:p>
          </table:table-cell>
          <table:table-cell table:style-name="ACE-11" office:value-type="float" office:value="1425">
            <text:p>1425</text:p>
          </table:table-cell>
          <table:table-cell table:style-name="ACE-11" office:value-type="float" office:value="150">
            <text:p>150</text:p>
          </table:table-cell>
          <table:table-cell table:style-name="ACE-11" office:value-type="float" office:value="639">
            <text:p>639</text:p>
          </table:table-cell>
          <table:table-cell table:style-name="ACE-11" office:value-type="float" office:value="1233">
            <text:p>1233</text:p>
          </table:table-cell>
          <table:table-cell table:style-name="ACE-16" table:formula="of:=(([.L121]-[.K121])/2)+[.K121]" office:value-type="float" office:value="936">
            <text:p>936</text:p>
          </table:table-cell>
          <table:table-cell table:style-name="ACE-14" table:formula="of:=([.L121]-[.K121])/2" office:value-type="float" office:value="297">
            <text:p>297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27</text:p>
          </table:table-cell>
          <table:table-cell table:style-name="ACE-3"/>
          <table:table-cell table:style-name="ACE-3" office:value-type="string">
            <text:p>SiB2:6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1000000000000001">
            <text:p>1.1</text:p>
          </table:table-cell>
          <table:table-cell table:style-name="ACE-11" office:value-type="float" office:value="1880">
            <text:p>1880</text:p>
          </table:table-cell>
          <table:table-cell table:style-name="ACE-11" office:value-type="float" office:value="150">
            <text:p>150</text:p>
          </table:table-cell>
          <table:table-cell table:style-name="ACE-11" office:value-type="float" office:value="1036">
            <text:p>1036</text:p>
          </table:table-cell>
          <table:table-cell table:style-name="ACE-11" office:value-type="float" office:value="1729">
            <text:p>1729</text:p>
          </table:table-cell>
          <table:table-cell table:style-name="ACE-16" table:formula="of:=(([.L122]-[.K122])/2)+[.K122]" office:value-type="float" office:value="1382.5">
            <text:p>1383</text:p>
          </table:table-cell>
          <table:table-cell table:style-name="ACE-14" table:formula="of:=([.L122]-[.K122])/2" office:value-type="float" office:value="346.5">
            <text:p>347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28</text:p>
          </table:table-cell>
          <table:table-cell table:style-name="ACE-3"/>
          <table:table-cell table:style-name="ACE-3" office:value-type="string">
            <text:p>SiB3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3">
            <text:p>1.3</text:p>
          </table:table-cell>
          <table:table-cell table:style-name="ACE-11" office:value-type="float" office:value="2720">
            <text:p>2720</text:p>
          </table:table-cell>
          <table:table-cell table:style-name="ACE-11" office:value-type="float" office:value="185">
            <text:p>185</text:p>
          </table:table-cell>
          <table:table-cell table:style-name="ACE-11" office:value-type="float" office:value="1877">
            <text:p>1877</text:p>
          </table:table-cell>
          <table:table-cell table:style-name="ACE-11" office:value-type="float" office:value="2782">
            <text:p>2782</text:p>
          </table:table-cell>
          <table:table-cell table:style-name="ACE-16" table:formula="of:=(([.L123]-[.K123])/2)+[.K123]" office:value-type="float" office:value="2329.5">
            <text:p>2330</text:p>
          </table:table-cell>
          <table:table-cell table:style-name="ACE-14" table:formula="of:=([.L123]-[.K123])/2" office:value-type="float" office:value="452.5">
            <text:p>453</text:p>
          </table:table-cell>
          <table:table-cell table:style-name="ACE-19" office:value-type="float" office:value="1">
            <text:p>1.00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022</text:p>
          </table:table-cell>
          <table:table-cell table:style-name="ACE-3"/>
          <table:table-cell table:style-name="ACE-3" office:value-type="string">
            <text:p>VCSRG2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8999999999999999">
            <text:p>1.9</text:p>
          </table:table-cell>
          <table:table-cell table:style-name="ACE-11" office:value-type="float" office:value="2760">
            <text:p>2760</text:p>
          </table:table-cell>
          <table:table-cell table:style-name="ACE-11" office:value-type="float" office:value="220">
            <text:p>220</text:p>
          </table:table-cell>
          <table:table-cell table:style-name="ACE-11" office:value-type="float" office:value="1849">
            <text:p>1849</text:p>
          </table:table-cell>
          <table:table-cell table:style-name="ACE-11" office:value-type="float" office:value="2934">
            <text:p>2934</text:p>
          </table:table-cell>
          <table:table-cell table:style-name="ACE-16" table:formula="of:=(([.L124]-[.K124])/2)+[.K124]" office:value-type="float" office:value="2391.5">
            <text:p>2392</text:p>
          </table:table-cell>
          <table:table-cell table:style-name="ACE-14" table:formula="of:=([.L124]-[.K124])/2" office:value-type="float" office:value="542.5">
            <text:p>543</text:p>
          </table:table-cell>
          <table:table-cell table:style-name="ACE-11" office:value-type="float" office:value="1.8999999999999999">
            <text:p>1.9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1882</text:p>
          </table:table-cell>
          <table:table-cell table:style-name="ACE-3"/>
          <table:table-cell table:style-name="ACE-3" office:value-type="string">
            <text:p>HR5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8">
            <text:p>1.8</text:p>
          </table:table-cell>
          <table:table-cell table:style-name="ACE-11" office:value-type="float" office:value="3340">
            <text:p>3340</text:p>
          </table:table-cell>
          <table:table-cell table:style-name="ACE-11" office:value-type="float" office:value="215">
            <text:p>215</text:p>
          </table:table-cell>
          <table:table-cell table:style-name="ACE-11" office:value-type="float" office:value="2583">
            <text:p>2583</text:p>
          </table:table-cell>
          <table:table-cell table:style-name="ACE-11" office:value-type="float" office:value="3667">
            <text:p>3667</text:p>
          </table:table-cell>
          <table:table-cell table:style-name="ACE-16" table:formula="of:=(([.L125]-[.K125])/2)+[.K125]" office:value-type="float" office:value="3125">
            <text:p>3125</text:p>
          </table:table-cell>
          <table:table-cell table:style-name="ACE-14" table:formula="of:=([.L125]-[.K125])/2" office:value-type="float" office:value="542">
            <text:p>542</text:p>
          </table:table-cell>
          <table:table-cell table:style-name="ACE-11" office:value-type="float" office:value="1">
            <text:p>1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902</text:p>
          </table:table-cell>
          <table:table-cell table:style-name="ACE-3"/>
          <table:table-cell table:style-name="ACE-3" office:value-type="string">
            <text:p>SSR3:8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mixed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float" office:value="3475">
            <text:p>3475</text:p>
          </table:table-cell>
          <table:table-cell table:style-name="ACE-11" office:value-type="float" office:value="160">
            <text:p>160</text:p>
          </table:table-cell>
          <table:table-cell table:style-name="ACE-11" office:value-type="float" office:value="2843">
            <text:p>2843</text:p>
          </table:table-cell>
          <table:table-cell table:style-name="ACE-11" office:value-type="float" office:value="3669">
            <text:p>3669</text:p>
          </table:table-cell>
          <table:table-cell table:style-name="ACE-16" table:formula="of:=(([.L126]-[.K126])/2)+[.K126]" office:value-type="float" office:value="3256">
            <text:p>3256</text:p>
          </table:table-cell>
          <table:table-cell table:style-name="ACE-14" table:formula="of:=([.L126]-[.K126])/2" office:value-type="float" office:value="413">
            <text:p>413</text:p>
          </table:table-cell>
          <table:table-cell table:style-name="ACE-11" office:value-type="float" office:value="0.5">
            <text:p>0.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023</text:p>
          </table:table-cell>
          <table:table-cell table:style-name="ACE-3"/>
          <table:table-cell table:style-name="ACE-3" office:value-type="string">
            <text:p>VCSRG2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.1000000000000001">
            <text:p>1.1</text:p>
          </table:table-cell>
          <table:table-cell table:style-name="ACE-11" office:value-type="float" office:value="4080">
            <text:p>4080</text:p>
          </table:table-cell>
          <table:table-cell table:style-name="ACE-11" office:value-type="float" office:value="250">
            <text:p>250</text:p>
          </table:table-cell>
          <table:table-cell table:style-name="ACE-11" office:value-type="float" office:value="3400">
            <text:p>3400</text:p>
          </table:table-cell>
          <table:table-cell table:style-name="ACE-11" office:value-type="float" office:value="4762">
            <text:p>4762</text:p>
          </table:table-cell>
          <table:table-cell table:style-name="ACE-16" table:formula="of:=(([.L127]-[.K127])/2)+[.K127]" office:value-type="float" office:value="4081">
            <text:p>4081</text:p>
          </table:table-cell>
          <table:table-cell table:style-name="ACE-14" table:formula="of:=([.L127]-[.K127])/2" office:value-type="float" office:value="681">
            <text:p>681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1587</text:p>
          </table:table-cell>
          <table:table-cell table:style-name="ACE-3"/>
          <table:table-cell table:style-name="ACE-3" office:value-type="string">
            <text:p>SH-2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5700">
            <text:p>5700</text:p>
          </table:table-cell>
          <table:table-cell table:style-name="ACE-11" office:value-type="float" office:value="190">
            <text:p>190</text:p>
          </table:table-cell>
          <table:table-cell table:style-name="ACE-11" office:value-type="float" office:value="5597">
            <text:p>5597</text:p>
          </table:table-cell>
          <table:table-cell table:style-name="ACE-11" office:value-type="float" office:value="6425">
            <text:p>6425</text:p>
          </table:table-cell>
          <table:table-cell table:style-name="ACE-16" table:formula="of:=(([.L128]-[.K128])/2)+[.K128]" office:value-type="float" office:value="6011">
            <text:p>6011</text:p>
          </table:table-cell>
          <table:table-cell table:style-name="ACE-14" table:formula="of:=([.L128]-[.K128])/2" office:value-type="float" office:value="414">
            <text:p>414</text:p>
          </table:table-cell>
          <table:table-cell table:style-name="ACE-11" office:value-type="float" office:value="2.3999999999999999">
            <text:p>2.4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22</text:p>
          </table:table-cell>
          <table:table-cell table:style-name="ACE-3"/>
          <table:table-cell table:style-name="ACE-3" office:value-type="string">
            <text:p>SSRO (NMB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&amp; Sanguinolaria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11" office:value-type="float" office:value="-2.1000000000000001">
            <text:p>−2.1</text:p>
          </table:table-cell>
          <table:table-cell table:style-name="ACE-11" office:value-type="float" office:value="6910">
            <text:p>6910</text:p>
          </table:table-cell>
          <table:table-cell table:style-name="ACE-11" office:value-type="float" office:value="235">
            <text:p>235</text:p>
          </table:table-cell>
          <table:table-cell table:style-name="ACE-11" office:value-type="float" office:value="6818">
            <text:p>6818</text:p>
          </table:table-cell>
          <table:table-cell table:style-name="ACE-11" office:value-type="float" office:value="7810">
            <text:p>7810</text:p>
          </table:table-cell>
          <table:table-cell table:style-name="ACE-16" table:formula="of:=(([.L129]-[.K129])/2)+[.K129]" office:value-type="float" office:value="7314">
            <text:p>7314</text:p>
          </table:table-cell>
          <table:table-cell table:style-name="ACE-14" table:formula="of:=([.L129]-[.K129])/2" office:value-type="float" office:value="496">
            <text:p>496</text:p>
          </table:table-cell>
          <table:table-cell table:style-name="ACE-11" office:value-type="float" office:value="2.2000000000000002">
            <text:p>2.2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9228</text:p>
          </table:table-cell>
          <table:table-cell table:style-name="ACE-3" office:value-type="float" office:value="7">
            <text:p>7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Donacilla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610">
            <text:p>3610</text:p>
          </table:table-cell>
          <table:table-cell table:style-name="ACE-11" office:value-type="float" office:value="190">
            <text:p>190</text:p>
          </table:table-cell>
          <table:table-cell table:style-name="ACE-11" office:value-type="float" office:value="2924">
            <text:p>2924</text:p>
          </table:table-cell>
          <table:table-cell table:style-name="ACE-11" office:value-type="float" office:value="3925">
            <text:p>3925</text:p>
          </table:table-cell>
          <table:table-cell table:style-name="ACE-16" table:formula="of:=(([.L130]-[.K130])/2)+[.K130]" office:value-type="float" office:value="3424.5">
            <text:p>3425</text:p>
          </table:table-cell>
          <table:table-cell table:style-name="ACE-14" table:formula="of:=([.L130]-[.K130])/2" office:value-type="float" office:value="500.5">
            <text:p>501</text:p>
          </table:table-cell>
          <table:table-cell table:style-name="ACE-11" office:value-type="float" office:value="3.5">
            <text:p>3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50999999999998">
            <text:p>−33.251</text:p>
          </table:table-cell>
          <table:table-cell table:style-name="ACE-8" office:value-type="float" office:value="115.682">
            <text:p>115.68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7218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mixed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845">
            <text:p>3845</text:p>
          </table:table-cell>
          <table:table-cell table:style-name="ACE-11" office:value-type="float" office:value="150">
            <text:p>150</text:p>
          </table:table-cell>
          <table:table-cell table:style-name="ACE-11" office:value-type="float" office:value="3348">
            <text:p>3348</text:p>
          </table:table-cell>
          <table:table-cell table:style-name="ACE-11" office:value-type="float" office:value="4139">
            <text:p>4139</text:p>
          </table:table-cell>
          <table:table-cell table:style-name="ACE-16" table:formula="of:=(([.L131]-[.K131])/2)+[.K131]" office:value-type="float" office:value="3743.5">
            <text:p>3744</text:p>
          </table:table-cell>
          <table:table-cell table:style-name="ACE-14" table:formula="of:=([.L131]-[.K131])/2" office:value-type="float" office:value="395.5">
            <text:p>396</text:p>
          </table:table-cell>
          <table:table-cell table:style-name="ACE-11" office:value-type="float" office:value="3.5">
            <text:p>3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47">
            <text:p>−33.247</text:p>
          </table:table-cell>
          <table:table-cell table:style-name="ACE-8" office:value-type="float" office:value="115.682">
            <text:p>115.68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9227</text:p>
          </table:table-cell>
          <table:table-cell table:style-name="ACE-3" office:value-type="float" office:value="6">
            <text:p>6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025">
            <text:p>4025</text:p>
          </table:table-cell>
          <table:table-cell table:style-name="ACE-11" office:value-type="float" office:value="195">
            <text:p>195</text:p>
          </table:table-cell>
          <table:table-cell table:style-name="ACE-11" office:value-type="float" office:value="3449">
            <text:p>3449</text:p>
          </table:table-cell>
          <table:table-cell table:style-name="ACE-11" office:value-type="float" office:value="4491">
            <text:p>4491</text:p>
          </table:table-cell>
          <table:table-cell table:style-name="ACE-16" table:formula="of:=(([.L132]-[.K132])/2)+[.K132]" office:value-type="float" office:value="3970">
            <text:p>3970</text:p>
          </table:table-cell>
          <table:table-cell table:style-name="ACE-14" table:formula="of:=([.L132]-[.K132])/2" office:value-type="float" office:value="521">
            <text:p>521</text:p>
          </table:table-cell>
          <table:table-cell table:style-name="ACE-11" office:value-type="float" office:value="3.5">
            <text:p>3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52000000000002">
            <text:p>−33.252</text:p>
          </table:table-cell>
          <table:table-cell table:style-name="ACE-8" office:value-type="float" office:value="115.682">
            <text:p>115.68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9229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770">
            <text:p>4770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4401">
            <text:p>4401</text:p>
          </table:table-cell>
          <table:table-cell table:style-name="ACE-11" office:value-type="float" office:value="5501">
            <text:p>5501</text:p>
          </table:table-cell>
          <table:table-cell table:style-name="ACE-16" table:formula="of:=(([.L133]-[.K133])/2)+[.K133]" office:value-type="float" office:value="4951">
            <text:p>4951</text:p>
          </table:table-cell>
          <table:table-cell table:style-name="ACE-14" table:formula="of:=([.L133]-[.K133])/2" office:value-type="float" office:value="550">
            <text:p>550</text:p>
          </table:table-cell>
          <table:table-cell table:style-name="ACE-11" office:value-type="float" office:value="3.5">
            <text:p>3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300000000001">
            <text:p>115.68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4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555">
            <text:p>5555</text:p>
          </table:table-cell>
          <table:table-cell table:style-name="ACE-11" office:value-type="float" office:value="200">
            <text:p>200</text:p>
          </table:table-cell>
          <table:table-cell table:style-name="ACE-11" office:value-type="float" office:value="5437">
            <text:p>5437</text:p>
          </table:table-cell>
          <table:table-cell table:style-name="ACE-11" office:value-type="float" office:value="6310">
            <text:p>6310</text:p>
          </table:table-cell>
          <table:table-cell table:style-name="ACE-16" table:formula="of:=(([.L134]-[.K134])/2)+[.K134]" office:value-type="float" office:value="5873.5">
            <text:p>5874</text:p>
          </table:table-cell>
          <table:table-cell table:style-name="ACE-14" table:formula="of:=([.L134]-[.K134])/2" office:value-type="float" office:value="436.5">
            <text:p>437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799999999999">
            <text:p>115.69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38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740">
            <text:p>5740</text:p>
          </table:table-cell>
          <table:table-cell table:style-name="ACE-11" office:value-type="float" office:value="190">
            <text:p>190</text:p>
          </table:table-cell>
          <table:table-cell table:style-name="ACE-11" office:value-type="float" office:value="5633">
            <text:p>5633</text:p>
          </table:table-cell>
          <table:table-cell table:style-name="ACE-11" office:value-type="float" office:value="6478">
            <text:p>6478</text:p>
          </table:table-cell>
          <table:table-cell table:style-name="ACE-16" table:formula="of:=(([.L135]-[.K135])/2)+[.K135]" office:value-type="float" office:value="6055.5">
            <text:p>6056</text:p>
          </table:table-cell>
          <table:table-cell table:style-name="ACE-14" table:formula="of:=([.L135]-[.K135])/2" office:value-type="float" office:value="422.5">
            <text:p>423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59">
            <text:p>−33.259</text:p>
          </table:table-cell>
          <table:table-cell table:style-name="ACE-8" office:value-type="float" office:value="115.69199999999999">
            <text:p>115.692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39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495">
            <text:p>6495</text:p>
          </table:table-cell>
          <table:table-cell table:style-name="ACE-11" office:value-type="float" office:value="255">
            <text:p>255</text:p>
          </table:table-cell>
          <table:table-cell table:style-name="ACE-11" office:value-type="float" office:value="6340">
            <text:p>6340</text:p>
          </table:table-cell>
          <table:table-cell table:style-name="ACE-11" office:value-type="float" office:value="7424">
            <text:p>7424</text:p>
          </table:table-cell>
          <table:table-cell table:style-name="ACE-16" table:formula="of:=(([.L136]-[.K136])/2)+[.K136]" office:value-type="float" office:value="6882">
            <text:p>6882</text:p>
          </table:table-cell>
          <table:table-cell table:style-name="ACE-14" table:formula="of:=([.L136]-[.K136])/2" office:value-type="float" office:value="542">
            <text:p>542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1">
            <text:p>115.691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41</text:p>
          </table:table-cell>
          <table:table-cell table:style-name="ACE-3" office:value-type="float" office:value="11">
            <text:p>11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755">
            <text:p>6755</text:p>
          </table:table-cell>
          <table:table-cell table:style-name="ACE-11" office:value-type="float" office:value="305">
            <text:p>305</text:p>
          </table:table-cell>
          <table:table-cell table:style-name="ACE-11" office:value-type="float" office:value="6448">
            <text:p>6448</text:p>
          </table:table-cell>
          <table:table-cell table:style-name="ACE-11" office:value-type="float" office:value="7769">
            <text:p>7769</text:p>
          </table:table-cell>
          <table:table-cell table:style-name="ACE-16" table:formula="of:=(([.L137]-[.K137])/2)+[.K137]" office:value-type="float" office:value="7108.5">
            <text:p>7109</text:p>
          </table:table-cell>
          <table:table-cell table:style-name="ACE-14" table:formula="of:=([.L137]-[.K137])/2" office:value-type="float" office:value="660.5">
            <text:p>661</text:p>
          </table:table-cell>
          <table:table-cell table:style-name="ACE-19" office:value-type="float" office:value="-2.5">
            <text:p>−2.5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37000000000002">
            <text:p>−33.237</text:p>
          </table:table-cell>
          <table:table-cell table:style-name="ACE-8" office:value-type="float" office:value="115.684">
            <text:p>115.68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43</text:p>
          </table:table-cell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835">
            <text:p>6835</text:p>
          </table:table-cell>
          <table:table-cell table:style-name="ACE-11" office:value-type="float" office:value="280">
            <text:p>280</text:p>
          </table:table-cell>
          <table:table-cell table:style-name="ACE-11" office:value-type="float" office:value="6639">
            <text:p>6639</text:p>
          </table:table-cell>
          <table:table-cell table:style-name="ACE-11" office:value-type="float" office:value="7815">
            <text:p>7815</text:p>
          </table:table-cell>
          <table:table-cell table:style-name="ACE-16" table:formula="of:=(([.L138]-[.K138])/2)+[.K138]" office:value-type="float" office:value="7227">
            <text:p>7227</text:p>
          </table:table-cell>
          <table:table-cell table:style-name="ACE-14" table:formula="of:=([.L138]-[.K138])/2" office:value-type="float" office:value="588">
            <text:p>588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899999999999">
            <text:p>115.68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0550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string">
            <text:p>Clam</text:p>
          </table:table-cell>
          <table:table-cell table:style-name="ACE-9" office:value-type="string">
            <text:p>Sanguinolaria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2820">
            <text:p>2820</text:p>
          </table:table-cell>
          <table:table-cell table:style-name="ACE-11" office:value-type="float" office:value="175">
            <text:p>175</text:p>
          </table:table-cell>
          <table:table-cell table:style-name="ACE-11" office:value-type="float" office:value="2005">
            <text:p>2005</text:p>
          </table:table-cell>
          <table:table-cell table:style-name="ACE-11" office:value-type="float" office:value="2887">
            <text:p>2887</text:p>
          </table:table-cell>
          <table:table-cell table:style-name="ACE-16" table:formula="of:=(([.L139]-[.K139])/2)+[.K139]" office:value-type="float" office:value="2446">
            <text:p>2446</text:p>
          </table:table-cell>
          <table:table-cell table:style-name="ACE-14" table:formula="of:=([.L139]-[.K139])/2" office:value-type="float" office:value="441">
            <text:p>441</text:p>
          </table:table-cell>
          <table:table-cell table:style-name="ACE-11" office:value-type="float" office:value="0">
            <text:p>0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number-columns-repeated="3" table:style-name="ACE-8"/>
          <table:table-cell table:style-name="ACE-8" office:value-type="float" office:value="-33.273000000000003">
            <text:p>−33.273</text:p>
          </table:table-cell>
          <table:table-cell table:style-name="ACE-8" office:value-type="float" office:value="115.69">
            <text:p>115.69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920</text:p>
          </table:table-cell>
          <table:table-cell table:style-name="ACE-3" office:value-type="float" office:value="24">
            <text:p>24</text:p>
          </table:table-cell>
          <table:table-cell table:style-name="ACE-3" office:value-type="string">
            <text:p>M3:0-1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865">
            <text:p>3865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3485">
            <text:p>3485</text:p>
          </table:table-cell>
          <table:table-cell table:style-name="ACE-11" office:value-type="float" office:value="3982">
            <text:p>3982</text:p>
          </table:table-cell>
          <table:table-cell table:style-name="ACE-16" table:formula="of:=(([.L140]-[.K140])/2)+[.K140]" office:value-type="float" office:value="3733.5">
            <text:p>3734</text:p>
          </table:table-cell>
          <table:table-cell table:style-name="ACE-14" table:formula="of:=([.L140]-[.K140])/2" office:value-type="float" office:value="248.5">
            <text:p>249</text:p>
          </table:table-cell>
          <table:table-cell table:style-name="ACE-11" office:value-type="float" office:value="1.5">
            <text:p>1.5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18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LP11:5-6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850">
            <text:p>4850</text:p>
          </table:table-cell>
          <table:table-cell table:style-name="ACE-11" office:value-type="float" office:value="260">
            <text:p>260</text:p>
          </table:table-cell>
          <table:table-cell table:style-name="ACE-11" office:value-type="float" office:value="4375">
            <text:p>4375</text:p>
          </table:table-cell>
          <table:table-cell table:style-name="ACE-11" office:value-type="float" office:value="5672">
            <text:p>5672</text:p>
          </table:table-cell>
          <table:table-cell table:style-name="ACE-16" table:formula="of:=(([.L141]-[.K141])/2)+[.K141]" office:value-type="float" office:value="5023.5">
            <text:p>5024</text:p>
          </table:table-cell>
          <table:table-cell table:style-name="ACE-14" table:formula="of:=([.L141]-[.K141])/2" office:value-type="float" office:value="648.5">
            <text:p>649</text:p>
          </table:table-cell>
          <table:table-cell table:style-name="ACE-11" office:value-type="float" office:value="2">
            <text:p>2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15</text:p>
          </table:table-cell>
          <table:table-cell table:style-name="ACE-3" office:value-type="float" office:value="7">
            <text:p>7</text:p>
          </table:table-cell>
          <table:table-cell table:style-name="ACE-3" office:value-type="string">
            <text:p>LP10:2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455">
            <text:p>5455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5486">
            <text:p>5486</text:p>
          </table:table-cell>
          <table:table-cell table:style-name="ACE-11" office:value-type="float" office:value="6021">
            <text:p>6021</text:p>
          </table:table-cell>
          <table:table-cell table:style-name="ACE-16" table:formula="of:=(([.L142]-[.K142])/2)+[.K142]" office:value-type="float" office:value="5753.5">
            <text:p>5754</text:p>
          </table:table-cell>
          <table:table-cell table:style-name="ACE-14" table:formula="of:=([.L142]-[.K142])/2" office:value-type="float" office:value="267.5">
            <text:p>268</text:p>
          </table:table-cell>
          <table:table-cell table:style-name="ACE-11" office:value-type="float" office:value="3">
            <text:p>3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917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M1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655">
            <text:p>5655</text:p>
          </table:table-cell>
          <table:table-cell table:style-name="ACE-11" office:value-type="float" office:value="85">
            <text:p>85</text:p>
          </table:table-cell>
          <table:table-cell table:style-name="ACE-11" office:value-type="float" office:value="5745">
            <text:p>5745</text:p>
          </table:table-cell>
          <table:table-cell table:style-name="ACE-11" office:value-type="float" office:value="6206">
            <text:p>6206</text:p>
          </table:table-cell>
          <table:table-cell table:style-name="ACE-16" table:formula="of:=(([.L143]-[.K143])/2)+[.K143]" office:value-type="float" office:value="5975.5">
            <text:p>5976</text:p>
          </table:table-cell>
          <table:table-cell table:style-name="ACE-14" table:formula="of:=([.L143]-[.K143])/2" office:value-type="float" office:value="230.5">
            <text:p>231</text:p>
          </table:table-cell>
          <table:table-cell table:style-name="ACE-11" office:value-type="float" office:value="-1">
            <text:p>−1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656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P1/2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890">
            <text:p>5890</text:p>
          </table:table-cell>
          <table:table-cell table:style-name="ACE-11" office:value-type="float" office:value="85">
            <text:p>85</text:p>
          </table:table-cell>
          <table:table-cell table:style-name="ACE-11" office:value-type="float" office:value="5992">
            <text:p>5992</text:p>
          </table:table-cell>
          <table:table-cell table:style-name="ACE-11" office:value-type="float" office:value="6435">
            <text:p>6435</text:p>
          </table:table-cell>
          <table:table-cell table:style-name="ACE-16" table:formula="of:=(([.L144]-[.K144])/2)+[.K144]" office:value-type="float" office:value="6213.5">
            <text:p>6214</text:p>
          </table:table-cell>
          <table:table-cell table:style-name="ACE-14" table:formula="of:=([.L144]-[.K144])/2" office:value-type="float" office:value="221.5">
            <text:p>222</text:p>
          </table:table-cell>
          <table:table-cell table:style-name="ACE-11" office:value-type="float" office:value="1">
            <text:p>1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2.881">
            <text:p>−32.881</text:p>
          </table:table-cell>
          <table:table-cell table:style-name="ACE-8" office:value-type="float" office:value="115.664">
            <text:p>115.664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12918</text:p>
          </table:table-cell>
          <table:table-cell table:style-name="ACE-3" office:value-type="float" office:value="23">
            <text:p>23</text:p>
          </table:table-cell>
          <table:table-cell table:style-name="ACE-3" office:value-type="string">
            <text:p>M2: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135">
            <text:p>6135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6002">
            <text:p>6002</text:p>
          </table:table-cell>
          <table:table-cell table:style-name="ACE-11" office:value-type="float" office:value="6998">
            <text:p>6998</text:p>
          </table:table-cell>
          <table:table-cell table:style-name="ACE-16" table:formula="of:=(([.L145]-[.K145])/2)+[.K145]" office:value-type="float" office:value="6500">
            <text:p>6500</text:p>
          </table:table-cell>
          <table:table-cell table:style-name="ACE-14" table:formula="of:=([.L145]-[.K145])/2" office:value-type="float" office:value="498">
            <text:p>498</text:p>
          </table:table-cell>
          <table:table-cell table:style-name="ACE-11" office:value-type="float" office:value="-1">
            <text:p>−1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Tx-33</text:p>
          </table:table-cell>
          <table:table-cell table:number-columns-repeated="2" table:style-name="ACE-3"/>
          <table:table-cell table:style-name="ACE-3" office:value-type="string">
            <text:p>Charcoal</text:p>
          </table:table-cell>
          <table:table-cell table:style-name="ACE-3"/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3100">
            <text:p>3100</text:p>
          </table:table-cell>
          <table:table-cell table:style-name="ACE-11" office:value-type="float" office:value="260">
            <text:p>260</text:p>
          </table:table-cell>
          <table:table-cell table:style-name="ACE-11" office:value-type="float" office:value="2513">
            <text:p>2513</text:p>
          </table:table-cell>
          <table:table-cell table:style-name="ACE-11" office:value-type="float" office:value="3896">
            <text:p>3896</text:p>
          </table:table-cell>
          <table:table-cell table:style-name="ACE-16" table:formula="of:=(([.L146]-[.K146])/2)+[.K146]" office:value-type="float" office:value="3204.5">
            <text:p>3205</text:p>
          </table:table-cell>
          <table:table-cell table:style-name="ACE-14" table:formula="of:=([.L146]-[.K146])/2" office:value-type="float" office:value="691.5">
            <text:p>692</text:p>
          </table:table-cell>
          <table:table-cell table:style-name="ACE-11" office:value-type="float" office:value="3">
            <text:p>3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number-columns-repeated="3" table:style-name="ACE-8"/>
          <table:table-cell table:style-name="ACE-8" table:formula="of:=ROUND(-(32+2/60);3)" office:value-type="float" office:value="-32.033000000000001">
            <text:p>−32.033</text:p>
          </table:table-cell>
          <table:table-cell table:style-name="ACE-8" table:formula="of:=ROUND(115+2/60;3)" office:value-type="float" office:value="115.033">
            <text:p>115.03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Tx-3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Ostrea angasi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950">
            <text:p>4950</text:p>
          </table:table-cell>
          <table:table-cell table:style-name="ACE-11" office:value-type="float" office:value="160">
            <text:p>160</text:p>
          </table:table-cell>
          <table:table-cell table:style-name="ACE-11" office:value-type="float" office:value="4801">
            <text:p>4801</text:p>
          </table:table-cell>
          <table:table-cell table:style-name="ACE-11" office:value-type="float" office:value="5576">
            <text:p>5576</text:p>
          </table:table-cell>
          <table:table-cell table:style-name="ACE-16" table:formula="of:=(([.L147]-[.K147])/2)+[.K147]" office:value-type="float" office:value="5188.5">
            <text:p>5189</text:p>
          </table:table-cell>
          <table:table-cell table:style-name="ACE-14" table:formula="of:=([.L147]-[.K147])/2" office:value-type="float" office:value="387.5">
            <text:p>388</text:p>
          </table:table-cell>
          <table:table-cell table:style-name="ACE-11" office:value-type="float" office:value="0.76500000000000001">
            <text:p>0.765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Tx-3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5660">
            <text:p>5660</text:p>
          </table:table-cell>
          <table:table-cell table:style-name="ACE-11" office:value-type="float" office:value="220">
            <text:p>220</text:p>
          </table:table-cell>
          <table:table-cell table:style-name="ACE-11" office:value-type="float" office:value="5507">
            <text:p>5507</text:p>
          </table:table-cell>
          <table:table-cell table:style-name="ACE-11" office:value-type="float" office:value="6467">
            <text:p>6467</text:p>
          </table:table-cell>
          <table:table-cell table:style-name="ACE-16" table:formula="of:=(([.L148]-[.K148])/2)+[.K148]" office:value-type="float" office:value="5987">
            <text:p>5987</text:p>
          </table:table-cell>
          <table:table-cell table:style-name="ACE-14" table:formula="of:=([.L148]-[.K148])/2" office:value-type="float" office:value="480">
            <text:p>480</text:p>
          </table:table-cell>
          <table:table-cell table:style-name="ACE-11" office:value-type="float" office:value="0.83999999999999997">
            <text:p>0.84</text:p>
          </table:table-cell>
          <table:table-cell table:style-name="ACE-19" office:value-type="float" office:value="2">
            <text:p>2.00</text:p>
          </table:table-cell>
          <table:table-cell table:style-name="ACE-19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30B</text:p>
          </table:table-cell>
          <table:table-cell table:number-columns-repeated="2" table:style-name="ACE-3"/>
          <table:table-cell table:style-name="ACE-3" office:value-type="string">
            <text:p>Mangrove</text:p>
          </table:table-cell>
          <table:table-cell table:style-name="ACE-3"/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720">
            <text:p>672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7324">
            <text:p>7324</text:p>
          </table:table-cell>
          <table:table-cell table:style-name="ACE-11" office:value-type="float" office:value="7718">
            <text:p>7718</text:p>
          </table:table-cell>
          <table:table-cell table:style-name="ACE-16" table:formula="of:=(([.L149]-[.K149])/2)+[.K149]" office:value-type="float" office:value="7521">
            <text:p>7521</text:p>
          </table:table-cell>
          <table:table-cell table:style-name="ACE-14" table:formula="of:=([.L149]-[.K149])/2" office:value-type="float" office:value="197">
            <text:p>197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GX-272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4830">
            <text:p>4830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4879">
            <text:p>4879</text:p>
          </table:table-cell>
          <table:table-cell table:style-name="ACE-11" office:value-type="float" office:value="5922">
            <text:p>5922</text:p>
          </table:table-cell>
          <table:table-cell table:style-name="ACE-16" table:formula="of:=(([.L150]-[.K150])/2)+[.K150]" office:value-type="float" office:value="5400.5">
            <text:p>5401</text:p>
          </table:table-cell>
          <table:table-cell table:style-name="ACE-14" table:formula="of:=([.L150]-[.K150])/2" office:value-type="float" office:value="521.5">
            <text:p>522</text:p>
          </table:table-cell>
          <table:table-cell table:style-name="ACE-11" office:value-type="float" office:value="2.5">
            <text:p>2.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number-columns-repeated="3" table:style-name="ACE-8"/>
          <table:table-cell table:style-name="ACE-8" office:value-type="float" office:value="-15.407">
            <text:p>−15.407</text:p>
          </table:table-cell>
          <table:table-cell table:style-name="ACE-8" office:value-type="float" office:value="128.173">
            <text:p>128.17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ANU-109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200">
            <text:p>6200</text:p>
          </table:table-cell>
          <table:table-cell table:style-name="ACE-11" office:value-type="float" office:value="260">
            <text:p>260</text:p>
          </table:table-cell>
          <table:table-cell table:style-name="ACE-11" office:value-type="float" office:value="6439">
            <text:p>6439</text:p>
          </table:table-cell>
          <table:table-cell table:style-name="ACE-11" office:value-type="float" office:value="7557">
            <text:p>7557</text:p>
          </table:table-cell>
          <table:table-cell table:style-name="ACE-16" table:formula="of:=(([.L151]-[.K151])/2)+[.K151]" office:value-type="float" office:value="6998">
            <text:p>6998</text:p>
          </table:table-cell>
          <table:table-cell table:style-name="ACE-14" table:formula="of:=([.L151]-[.K151])/2" office:value-type="float" office:value="559">
            <text:p>559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SUA-30A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810">
            <text:p>6810</text:p>
          </table:table-cell>
          <table:table-cell table:style-name="ACE-11" office:value-type="float" office:value="110">
            <text:p>110</text:p>
          </table:table-cell>
          <table:table-cell table:style-name="ACE-11" office:value-type="float" office:value="7431">
            <text:p>7431</text:p>
          </table:table-cell>
          <table:table-cell table:style-name="ACE-11" office:value-type="float" office:value="7827">
            <text:p>7827</text:p>
          </table:table-cell>
          <table:table-cell table:style-name="ACE-16" table:formula="of:=(([.L152]-[.K152])/2)+[.K152]" office:value-type="float" office:value="7629">
            <text:p>7629</text:p>
          </table:table-cell>
          <table:table-cell table:style-name="ACE-14" table:formula="of:=([.L152]-[.K152])/2" office:value-type="float" office:value="198">
            <text:p>198</text:p>
          </table:table-cell>
          <table:table-cell table:style-name="ACE-11" office:value-type="float" office:value="-2.5">
            <text:p>−2.5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6-01</text:p>
          </table:table-cell>
          <table:table-cell table:style-name="ACE-3"/>
          <table:table-cell table:style-name="ACE-3" office:value-type="string">
            <text:p>MBH6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lesiastrea?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3]" office:value-type="float" office:value="5800">
            <text:p>5800</text:p>
          </table:table-cell>
          <table:table-cell table:style-name="ACE-14" table:formula="of:=[.N153]/2" office:value-type="float" office:value="38">
            <text:p>38</text:p>
          </table:table-cell>
          <table:table-cell table:number-columns-repeated="2" table:style-name="ACE-11"/>
          <table:table-cell table:style-name="ACE-16" office:value-type="float" office:value="5800">
            <text:p>5800</text:p>
          </table:table-cell>
          <table:table-cell table:style-name="ACE-14" office:value-type="float" office:value="76">
            <text:p>76</text:p>
          </table:table-cell>
          <table:table-cell table:style-name="ACE-11" office:value-type="float" office:value="-4.0599999999999996">
            <text:p>−4.0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3-01</text:p>
          </table:table-cell>
          <table:table-cell table:style-name="ACE-3"/>
          <table:table-cell table:style-name="ACE-3" office:value-type="string">
            <text:p>MBH3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Lobophylli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4]" office:value-type="float" office:value="6336">
            <text:p>6336</text:p>
          </table:table-cell>
          <table:table-cell table:style-name="ACE-14" table:formula="of:=[.N154]/2" office:value-type="float" office:value="80.5">
            <text:p>81</text:p>
          </table:table-cell>
          <table:table-cell table:number-columns-repeated="2" table:style-name="ACE-11"/>
          <table:table-cell table:style-name="ACE-16" office:value-type="float" office:value="6336">
            <text:p>6336</text:p>
          </table:table-cell>
          <table:table-cell table:style-name="ACE-14" office:value-type="float" office:value="161">
            <text:p>161</text:p>
          </table:table-cell>
          <table:table-cell table:style-name="ACE-11" office:value-type="float" office:value="-3.9900000000000002">
            <text:p>−3.99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2-01</text:p>
          </table:table-cell>
          <table:table-cell table:style-name="ACE-3"/>
          <table:table-cell table:style-name="ACE-3" office:value-type="string">
            <text:p>MBH2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Goniopor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5]" office:value-type="float" office:value="6427">
            <text:p>6427</text:p>
          </table:table-cell>
          <table:table-cell table:style-name="ACE-14" table:formula="of:=[.N155]/2" office:value-type="float" office:value="31">
            <text:p>31</text:p>
          </table:table-cell>
          <table:table-cell table:number-columns-repeated="2" table:style-name="ACE-11"/>
          <table:table-cell table:style-name="ACE-16" office:value-type="float" office:value="6427">
            <text:p>6427</text:p>
          </table:table-cell>
          <table:table-cell table:style-name="ACE-14" office:value-type="float" office:value="62">
            <text:p>62</text:p>
          </table:table-cell>
          <table:table-cell table:style-name="ACE-11" office:value-type="float" office:value="-3.6600000000000001">
            <text:p>−3.6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11-01</text:p>
          </table:table-cell>
          <table:table-cell table:style-name="ACE-3"/>
          <table:table-cell table:style-name="ACE-3" office:value-type="string">
            <text:p>MBH11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Astreopora?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6]" office:value-type="float" office:value="6519">
            <text:p>6519</text:p>
          </table:table-cell>
          <table:table-cell table:style-name="ACE-14" table:formula="of:=[.N156]/2" office:value-type="float" office:value="12">
            <text:p>12</text:p>
          </table:table-cell>
          <table:table-cell table:style-name="ACE-11"/>
          <table:table-cell table:style-name="ACE-14"/>
          <table:table-cell table:style-name="ACE-16" office:value-type="float" office:value="6519">
            <text:p>6519</text:p>
          </table:table-cell>
          <table:table-cell table:style-name="ACE-14" office:value-type="float" office:value="24">
            <text:p>24</text:p>
          </table:table-cell>
          <table:table-cell table:style-name="ACE-11" office:value-type="float" office:value="-3.23">
            <text:p>−3.23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1-01</text:p>
          </table:table-cell>
          <table:table-cell table:style-name="ACE-3"/>
          <table:table-cell table:style-name="ACE-3" office:value-type="string">
            <text:p>MBH1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ocillopor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7]" office:value-type="float" office:value="6681">
            <text:p>6681</text:p>
          </table:table-cell>
          <table:table-cell table:style-name="ACE-14" table:formula="of:=[.N157]/2" office:value-type="float" office:value="11.5">
            <text:p>12</text:p>
          </table:table-cell>
          <table:table-cell table:number-columns-repeated="2" table:style-name="ACE-11"/>
          <table:table-cell table:style-name="ACE-16" office:value-type="float" office:value="6681">
            <text:p>6681</text:p>
          </table:table-cell>
          <table:table-cell table:style-name="ACE-14" office:value-type="float" office:value="23">
            <text:p>23</text:p>
          </table:table-cell>
          <table:table-cell table:style-name="ACE-11" office:value-type="float" office:value="-4.3600000000000003">
            <text:p>−4.36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6-02</text:p>
          </table:table-cell>
          <table:table-cell table:style-name="ACE-3"/>
          <table:table-cell table:style-name="ACE-3" office:value-type="string">
            <text:p>MBH6/02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Cyphastrea?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58]" office:value-type="float" office:value="6779">
            <text:p>6779</text:p>
          </table:table-cell>
          <table:table-cell table:style-name="ACE-14" table:formula="of:=[.N158]/2" office:value-type="float" office:value="22">
            <text:p>22</text:p>
          </table:table-cell>
          <table:table-cell table:number-columns-repeated="2" table:style-name="ACE-11"/>
          <table:table-cell table:style-name="ACE-16" office:value-type="float" office:value="6779">
            <text:p>6779</text:p>
          </table:table-cell>
          <table:table-cell table:style-name="ACE-14" office:value-type="float" office:value="44">
            <text:p>44</text:p>
          </table:table-cell>
          <table:table-cell table:style-name="ACE-11" office:value-type="float" office:value="-5.4900000000000002">
            <text:p>−5.49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3-03</text:p>
          </table:table-cell>
          <table:table-cell table:style-name="ACE-3"/>
          <table:table-cell table:style-name="ACE-3" office:value-type="string">
            <text:p>MBH3/03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Favities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2"/>
          <table:table-cell table:style-name="ACE-14" table:formula="of:=[.M159]" office:value-type="float" office:value="6998">
            <text:p>6998</text:p>
          </table:table-cell>
          <table:table-cell table:style-name="ACE-14" table:formula="of:=[.N159]/2" office:value-type="float" office:value="15">
            <text:p>15</text:p>
          </table:table-cell>
          <table:table-cell table:number-columns-repeated="2" table:style-name="ACE-11"/>
          <table:table-cell table:style-name="ACE-16" office:value-type="float" office:value="6998">
            <text:p>6998</text:p>
          </table:table-cell>
          <table:table-cell table:style-name="ACE-14" office:value-type="float" office:value="30">
            <text:p>30</text:p>
          </table:table-cell>
          <table:table-cell table:style-name="ACE-11" office:value-type="float" office:value="-7.3399999999999999">
            <text:p>−7.34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5-01</text:p>
          </table:table-cell>
          <table:table-cell table:style-name="ACE-3"/>
          <table:table-cell table:style-name="ACE-3" office:value-type="string">
            <text:p>MBH5/01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orites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0]" office:value-type="float" office:value="7000">
            <text:p>7000</text:p>
          </table:table-cell>
          <table:table-cell table:style-name="ACE-14" table:formula="of:=[.N160]/2" office:value-type="float" office:value="12">
            <text:p>12</text:p>
          </table:table-cell>
          <table:table-cell table:number-columns-repeated="2" table:style-name="ACE-11"/>
          <table:table-cell table:style-name="ACE-16" office:value-type="float" office:value="7000">
            <text:p>7000</text:p>
          </table:table-cell>
          <table:table-cell table:style-name="ACE-14" office:value-type="float" office:value="24">
            <text:p>24</text:p>
          </table:table-cell>
          <table:table-cell table:style-name="ACE-11" office:value-type="float" office:value="-5.5499999999999998">
            <text:p>−5.55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11-02</text:p>
          </table:table-cell>
          <table:table-cell table:style-name="ACE-3"/>
          <table:table-cell table:style-name="ACE-3" office:value-type="string">
            <text:p>MBH11/02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Cyphastrea?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1]" office:value-type="float" office:value="7045">
            <text:p>7045</text:p>
          </table:table-cell>
          <table:table-cell table:style-name="ACE-14" table:formula="of:=[.N161]/2" office:value-type="float" office:value="21">
            <text:p>21</text:p>
          </table:table-cell>
          <table:table-cell table:number-columns-repeated="2" table:style-name="ACE-11"/>
          <table:table-cell table:style-name="ACE-16" office:value-type="float" office:value="7045">
            <text:p>7045</text:p>
          </table:table-cell>
          <table:table-cell table:style-name="ACE-14" office:value-type="float" office:value="42">
            <text:p>42</text:p>
          </table:table-cell>
          <table:table-cell table:style-name="ACE-11" office:value-type="float" office:value="-4.5300000000000002">
            <text:p>−4.53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4-02</text:p>
          </table:table-cell>
          <table:table-cell table:style-name="ACE-3"/>
          <table:table-cell table:style-name="ACE-3" office:value-type="string">
            <text:p>MBH4/02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Montipora?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2]" office:value-type="float" office:value="7143">
            <text:p>7143</text:p>
          </table:table-cell>
          <table:table-cell table:style-name="ACE-14" table:formula="of:=[.N162]/2" office:value-type="float" office:value="23">
            <text:p>23</text:p>
          </table:table-cell>
          <table:table-cell table:number-columns-repeated="2" table:style-name="ACE-11"/>
          <table:table-cell table:style-name="ACE-16" office:value-type="float" office:value="7143">
            <text:p>7143</text:p>
          </table:table-cell>
          <table:table-cell table:style-name="ACE-14" office:value-type="float" office:value="46">
            <text:p>46</text:p>
          </table:table-cell>
          <table:table-cell table:style-name="ACE-11" office:value-type="float" office:value="-6.1100000000000003">
            <text:p>−6.11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6-05</text:p>
          </table:table-cell>
          <table:table-cell table:style-name="ACE-3"/>
          <table:table-cell table:style-name="ACE-3" office:value-type="string">
            <text:p>MBH6/05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orites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3]" office:value-type="float" office:value="7165">
            <text:p>7165</text:p>
          </table:table-cell>
          <table:table-cell table:style-name="ACE-14" table:formula="of:=[.N163]/2" office:value-type="float" office:value="25.5">
            <text:p>26</text:p>
          </table:table-cell>
          <table:table-cell table:number-columns-repeated="2" table:style-name="ACE-11"/>
          <table:table-cell table:style-name="ACE-16" office:value-type="float" office:value="7165">
            <text:p>7165</text:p>
          </table:table-cell>
          <table:table-cell table:style-name="ACE-14" office:value-type="float" office:value="51">
            <text:p>51</text:p>
          </table:table-cell>
          <table:table-cell table:style-name="ACE-19" office:value-type="float" office:value="-7.6100000000000003">
            <text:p>−7.61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1-03</text:p>
          </table:table-cell>
          <table:table-cell table:style-name="ACE-3"/>
          <table:table-cell table:style-name="ACE-3" office:value-type="string">
            <text:p>MBH1/03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latygyr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4]" office:value-type="float" office:value="7253">
            <text:p>7253</text:p>
          </table:table-cell>
          <table:table-cell table:style-name="ACE-14" table:formula="of:=[.N164]/2" office:value-type="float" office:value="14">
            <text:p>14</text:p>
          </table:table-cell>
          <table:table-cell table:number-columns-repeated="2" table:style-name="ACE-11"/>
          <table:table-cell table:style-name="ACE-16" office:value-type="float" office:value="7253">
            <text:p>7253</text:p>
          </table:table-cell>
          <table:table-cell table:style-name="ACE-14" office:value-type="float" office:value="28">
            <text:p>28</text:p>
          </table:table-cell>
          <table:table-cell table:style-name="ACE-11" office:value-type="float" office:value="-6.3899999999999997">
            <text:p>−6.39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2-03</text:p>
          </table:table-cell>
          <table:table-cell table:style-name="ACE-3"/>
          <table:table-cell table:style-name="ACE-3" office:value-type="string">
            <text:p>MBH2/03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orites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5]" office:value-type="float" office:value="7498">
            <text:p>7498</text:p>
          </table:table-cell>
          <table:table-cell table:style-name="ACE-14" table:formula="of:=[.N165]/2" office:value-type="float" office:value="40">
            <text:p>40</text:p>
          </table:table-cell>
          <table:table-cell table:number-columns-repeated="2" table:style-name="ACE-11"/>
          <table:table-cell table:style-name="ACE-16" office:value-type="float" office:value="7498">
            <text:p>7498</text:p>
          </table:table-cell>
          <table:table-cell table:style-name="ACE-14" office:value-type="float" office:value="80">
            <text:p>80</text:p>
          </table:table-cell>
          <table:table-cell table:style-name="ACE-11" office:value-type="float" office:value="-7.0099999999999998">
            <text:p>−7.01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1-06</text:p>
          </table:table-cell>
          <table:table-cell table:style-name="ACE-3"/>
          <table:table-cell table:style-name="ACE-3" office:value-type="string">
            <text:p>MBH1/06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Montipor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6]" office:value-type="float" office:value="7500">
            <text:p>7500</text:p>
          </table:table-cell>
          <table:table-cell table:style-name="ACE-14" table:formula="of:=[.N166]/2" office:value-type="float" office:value="43">
            <text:p>43</text:p>
          </table:table-cell>
          <table:table-cell table:number-columns-repeated="2" table:style-name="ACE-11"/>
          <table:table-cell table:style-name="ACE-16" office:value-type="float" office:value="7500">
            <text:p>7500</text:p>
          </table:table-cell>
          <table:table-cell table:style-name="ACE-14" office:value-type="float" office:value="86">
            <text:p>86</text:p>
          </table:table-cell>
          <table:table-cell table:style-name="ACE-11" office:value-type="float" office:value="-8.8300000000000001">
            <text:p>−8.83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5-02</text:p>
          </table:table-cell>
          <table:table-cell table:style-name="ACE-3"/>
          <table:table-cell table:style-name="ACE-3" office:value-type="string">
            <text:p>MBH5/02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Porites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7]" office:value-type="float" office:value="7562">
            <text:p>7562</text:p>
          </table:table-cell>
          <table:table-cell table:style-name="ACE-14" table:formula="of:=[.N167]/2" office:value-type="float" office:value="17.5">
            <text:p>18</text:p>
          </table:table-cell>
          <table:table-cell table:number-columns-repeated="2" table:style-name="ACE-11"/>
          <table:table-cell table:style-name="ACE-16" office:value-type="float" office:value="7562">
            <text:p>7562</text:p>
          </table:table-cell>
          <table:table-cell table:style-name="ACE-14" office:value-type="float" office:value="35">
            <text:p>35</text:p>
          </table:table-cell>
          <table:table-cell table:style-name="ACE-11" office:value-type="float" office:value="-7.7000000000000002">
            <text:p>−7.7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MBH4-03</text:p>
          </table:table-cell>
          <table:table-cell table:style-name="ACE-3"/>
          <table:table-cell table:style-name="ACE-3" office:value-type="string">
            <text:p>MBH4/03</text:p>
          </table:table-cell>
          <table:table-cell table:style-name="ACE-3" office:value-type="string">
            <text:p>Coral</text:p>
          </table:table-cell>
          <table:table-cell table:style-name="ACE-3" office:value-type="string">
            <text:p>Symphyllia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8]" office:value-type="float" office:value="7929">
            <text:p>7929</text:p>
          </table:table-cell>
          <table:table-cell table:style-name="ACE-14" table:formula="of:=[.N168]/2" office:value-type="float" office:value="159">
            <text:p>159</text:p>
          </table:table-cell>
          <table:table-cell table:number-columns-repeated="2" table:style-name="ACE-11"/>
          <table:table-cell table:style-name="ACE-16" office:value-type="float" office:value="7929">
            <text:p>7929</text:p>
          </table:table-cell>
          <table:table-cell table:style-name="ACE-14" office:value-type="float" office:value="318">
            <text:p>318</text:p>
          </table:table-cell>
          <table:table-cell table:style-name="ACE-11" office:value-type="float" office:value="-7.8099999999999996">
            <text:p>−7.81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4A</text:p>
          </table:table-cell>
          <table:table-cell table:style-name="ACE-3"/>
          <table:table-cell table:style-name="ACE-3" office:value-type="string">
            <text:p>4A</text:p>
          </table:table-cell>
          <table:table-cell table:style-name="ACE-3" office:value-type="string">
            <text:p>Coral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69]" office:value-type="float" office:value="1800">
            <text:p>1800</text:p>
          </table:table-cell>
          <table:table-cell table:style-name="ACE-14" table:formula="of:=[.N169]/2" office:value-type="float" office:value="100">
            <text:p>100</text:p>
          </table:table-cell>
          <table:table-cell table:number-columns-repeated="2" table:style-name="ACE-11"/>
          <table:table-cell table:style-name="ACE-16" office:value-type="float" office:value="1800">
            <text:p>1800</text:p>
          </table:table-cell>
          <table:table-cell table:style-name="ACE-14" office:value-type="float" office:value="200">
            <text:p>200</text:p>
          </table:table-cell>
          <table:table-cell table:style-name="ACE-11" office:value-type="float" office:value="3.2000000000000002">
            <text:p>3.2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3A</text:p>
          </table:table-cell>
          <table:table-cell table:style-name="ACE-3"/>
          <table:table-cell table:style-name="ACE-3" office:value-type="string">
            <text:p>3A</text:p>
          </table:table-cell>
          <table:table-cell table:style-name="ACE-3" office:value-type="string">
            <text:p>Coral</text:p>
          </table:table-cell>
          <table:table-cell table:style-name="ACE-3"/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11"/>
          <table:table-cell table:style-name="ACE-14" table:formula="of:=[.M170]" office:value-type="float" office:value="4700">
            <text:p>4700</text:p>
          </table:table-cell>
          <table:table-cell table:style-name="ACE-14" table:formula="of:=[.N170]/2" office:value-type="float" office:value="250">
            <text:p>250</text:p>
          </table:table-cell>
          <table:table-cell table:number-columns-repeated="2" table:style-name="ACE-11"/>
          <table:table-cell table:style-name="ACE-16" office:value-type="float" office:value="4700">
            <text:p>4700</text:p>
          </table:table-cell>
          <table:table-cell table:style-name="ACE-14" office:value-type="float" office:value="500">
            <text:p>500</text:p>
          </table:table-cell>
          <table:table-cell table:style-name="ACE-11" office:value-type="float" office:value="0.29999999999999999">
            <text:p>0.3</text:p>
          </table:table-cell>
          <table:table-cell table:style-name="ACE-19" office:value-type="float" office:value="3">
            <text:p>3.00</text:p>
          </table:table-cell>
          <table:table-cell table:style-name="ACE-19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Western_Australia-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3" office:value-type="string">
            <text:p>Geraldton</text:p>
          </table:table-cell>
          <table:table-cell table:style-name="ACE-3" office:value-type="string">
            <text:p>Standard 14-C</text:p>
          </table:table-cell>
          <table:table-cell table:style-name="ACE-11"/>
          <table:table-cell table:style-name="ACE-11" office:value-type="float" office:value="6025">
            <text:p>6025</text:p>
          </table:table-cell>
          <table:table-cell table:style-name="ACE-11" office:value-type="float" office:value="170">
            <text:p>170</text:p>
          </table:table-cell>
          <table:table-cell table:style-name="ACE-11" office:value-type="float" office:value="5978">
            <text:p>5978</text:p>
          </table:table-cell>
          <table:table-cell table:style-name="ACE-11" office:value-type="float" office:value="6776">
            <text:p>6776</text:p>
          </table:table-cell>
          <table:table-cell table:style-name="ACE-16" table:formula="of:=(([.L171]-[.K171])/2)+[.K171]" office:value-type="float" office:value="6377">
            <text:p>6377</text:p>
          </table:table-cell>
          <table:table-cell table:style-name="ACE-14" table:formula="of:=([.L171]-[.K171])/2" office:value-type="float" office:value="399">
            <text:p>399</text:p>
          </table:table-cell>
          <table:table-cell table:style-name="ACE-11" office:value-type="float" office:value="3">
            <text:p>3</text:p>
          </table:table-cell>
          <table:table-cell table:style-name="ACE-19" office:value-type="float" office:value="5">
            <text:p>5.00</text:p>
          </table:table-cell>
          <table:table-cell table:style-name="ACE-19" office:value-type="float" office:value="5">
            <text:p>5.00</text:p>
          </table:table-cell>
          <table:table-cell table:style-name="ACE-4" office:value-type="string">
            <text:p>Wyrwoll 1977</text:p>
          </table:table-cell>
          <table:table-cell table:style-name="ACE-4" office:value-type="string">
            <text:p>Wyrwoll1977</text:p>
          </table:table-cell>
          <table:table-cell table:number-columns-repeated="3" table:style-name="ACE-8"/>
          <table:table-cell table:style-name="ACE-8" office:value-type="float" office:value="-28.800000000000001">
            <text:p>−28.8</text:p>
          </table:table-cell>
          <table:table-cell table:style-name="ACE-8" office:value-type="float" office:value="114.59999999999999">
            <text:p>114.6</text:p>
          </table:table-cell>
          <table:table-cell table:number-columns-repeated="232" table:style-name="ACE-8"/>
        </table:table-row>
        <table:table-row table:style-name="AROW-4">
          <table:table-cell table:style-name="ACE-3" office:value-type="string">
            <text:p>ANUA-9404</text:p>
          </table:table-cell>
          <table:table-cell table:style-name="ACE-3"/>
          <table:table-cell table:style-name="ACE-3" office:value-type="string">
            <text:p>GC 8</text:p>
          </table:table-cell>
          <table:table-cell table:style-name="ACE-3" office:value-type="string">
            <text:p>Bivalves</text:p>
          </table:table-cell>
          <table:table-cell table:style-name="ACE-3"/>
          <table:table-cell table:style-name="ACE-3" office:value-type="string">
            <text:p>Bonaparte Gulf</text:p>
          </table:table-cell>
          <table:table-cell table:style-name="ACE-3" office:value-type="string">
            <text:p>AMS 14-C</text:p>
          </table:table-cell>
          <table:table-cell table:style-name="ACE-11"/>
          <table:table-cell table:style-name="ACE-11" office:value-type="float" office:value="4180">
            <text:p>4180</text:p>
          </table:table-cell>
          <table:table-cell table:style-name="ACE-11" office:value-type="float" office:value="70">
            <text:p>70</text:p>
          </table:table-cell>
          <table:table-cell table:style-name="ACE-11" office:value-type="float" office:value="3964">
            <text:p>3964</text:p>
          </table:table-cell>
          <table:table-cell table:style-name="ACE-11" office:value-type="float" office:value="4392">
            <text:p>4392</text:p>
          </table:table-cell>
          <table:table-cell table:style-name="ACE-16" table:formula="of:=(([.L172]-[.K172])/2)+[.K172]" office:value-type="float" office:value="4178">
            <text:p>4178</text:p>
          </table:table-cell>
          <table:table-cell table:style-name="ACE-14" table:formula="of:=([.L172]-[.K172])/2" office:value-type="float" office:value="214">
            <text:p>214</text:p>
          </table:table-cell>
          <table:table-cell table:style-name="ACE-11" office:value-type="float" office:value="-95.400000000000006">
            <text:p>−95.4</text:p>
          </table:table-cell>
          <table:table-cell table:style-name="ACE-19" office:value-type="float" office:value="10">
            <text:p>10.00</text:p>
          </table:table-cell>
          <table:table-cell table:style-name="ACE-19" office:value-type="float" office:value="10">
            <text:p>10.00</text:p>
          </table:table-cell>
          <table:table-cell table:style-name="ACE-4" office:value-type="string">
            <text:p>Yokoyama et al. 2001</text:p>
          </table:table-cell>
          <table:table-cell table:style-name="ACE-4"/>
          <table:table-cell table:number-columns-repeated="2" table:style-name="ACE-8"/>
          <table:table-cell table:style-name="ACE-8" office:value-type="float" office:value="40">
            <text:p>40</text:p>
          </table:table-cell>
          <table:table-cell table:style-name="ACE-8" table:formula="of:=[.V172]/100" office:value-type="float" office:value="0.40000000000000002">
            <text:p>0.4</text:p>
          </table:table-cell>
          <table:table-cell table:number-columns-repeated="233" table:style-name="ACE-8"/>
        </table:table-row>
        <table:table-row table:style-name="AROW-4">
          <table:table-cell table:number-columns-repeated="7" table:style-name="ACE-3"/>
          <table:table-cell table:number-columns-repeated="5" table:style-name="ACE-11"/>
          <table:table-cell table:style-name="ACE-16"/>
          <table:table-cell table:style-name="ACE-14"/>
          <table:table-cell table:style-name="ACE-11"/>
          <table:table-cell table:number-columns-repeated="2" table:style-name="ACE-19"/>
          <table:table-cell table:number-columns-repeated="2" table:style-name="ACE-4"/>
          <table:table-cell table:number-columns-repeated="237" table:style-name="ACE-8"/>
        </table:table-row>
        <table:table-row table:style-name="AROW-4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number-columns-repeated="3" table:style-name="ACE-20"/>
          <table:table-cell table:number-columns-repeated="2" table:style-name="ACE-4"/>
          <table:table-cell table:number-columns-repeated="237" table:style-name="ACE-8"/>
        </table:table-row>
        <table:table-row table:style-name="AROW-4" table:number-rows-repeated="15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40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2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4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5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2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 table:number-rows-repeated="7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8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2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4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5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7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2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4">
          <table:table-cell table:number-columns-repeated="4" table:style-name="ACE-4"/>
          <table:table-cell table:style-name="ACE-10"/>
          <table:table-cell table:number-columns-repeated="2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51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style-name="ACE-20"/>
          <table:table-cell table:style-name="ACE-22"/>
          <table:table-cell table:number-columns-repeated="2" table:style-name="ACE-4"/>
          <table:table-cell table:number-columns-repeated="237" table:style-name="ACE-8"/>
        </table:table-row>
        <table:table-row table:style-name="AROW-4" table:number-rows-repeated="2">
          <table:table-cell table:number-columns-repeated="7" table:style-name="ACE-4"/>
          <table:table-cell table:number-columns-repeated="5" table:style-name="ACE-12"/>
          <table:table-cell table:style-name="ACE-17"/>
          <table:table-cell table:style-name="ACE-18"/>
          <table:table-cell table:style-name="ACE-12"/>
          <table:table-cell table:number-columns-repeated="2" table:style-name="ACE-20"/>
          <table:table-cell table:number-columns-repeated="2" table:style-name="ACE-4"/>
          <table:table-cell table:number-columns-repeated="237" table:style-name="ACE-8"/>
        </table:table-row>
        <table:table-row table:style-name="AROW-9" table:number-rows-repeated="34">
          <table:table-cell table:number-columns-repeated="256"/>
        </table:table-row>
        <table:table-row table:style-name="AROW-7" table:number-rows-repeated="65166">
          <table:table-cell table:number-columns-repeated="256"/>
        </table:table-row>
        <table:table-row table:style-name="AROW-7">
          <table:table-cell table:number-columns-repeated="15" table:style-name="ACE-6"/>
          <table:table-cell table:number-columns-repeated="2" table:style-name="ACE-23"/>
          <table:table-cell table:number-columns-repeated="239" table:style-name="ACE-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9" gnm:cursor-row="171">
          <gnm:selection gnm:start-col="19" gnm:start-row="171" gnm:end-col="19" gnm:end-row="17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Eisenhauer199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2-12-23T23:08:06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0-12-09T11:17:2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